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64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6.255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6.0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379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5.629cm"/>
    </style:style>
    <style:style style:name="co20" style:family="table-column">
      <style:table-column-properties fo:break-before="auto" style:column-width="2.768cm"/>
    </style:style>
    <style:style style:name="co21" style:family="table-column">
      <style:table-column-properties fo:break-before="auto" style:column-width="3.087cm"/>
    </style:style>
    <style:style style:name="ro1" style:family="table-row">
      <style:table-row-properties style:row-height="1.279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49cm" fo:break-before="auto" style:use-optimal-row-height="false"/>
    </style:style>
    <style:style style:name="ro6" style:family="table-row">
      <style:table-row-properties style:row-height="1.302cm" fo:break-before="auto" style:use-optimal-row-height="true"/>
    </style:style>
    <style:style style:name="ro7" style:family="table-row">
      <style:table-row-properties style:row-height="0.885cm" fo:break-before="auto" style:use-optimal-row-height="tru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71cm" fo:break-before="auto" style:use-optimal-row-height="false"/>
    </style:style>
    <style:style style:name="ro11" style:family="table-row">
      <style:table-row-properties style:row-height="1.524cm" fo:break-before="auto" style:use-optimal-row-height="false"/>
    </style:style>
    <style:style style:name="ta1" style:family="table" style:master-page-name="Default">
      <style:table-properties table:display="true" style:writing-mode="lr-tb" table:tab-color="#000000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000000" fo:font-size="30pt" fo:font-weight="bold" style:font-size-asian="30pt" style:font-weight-asian="bold" style:font-size-complex="30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end" fo:margin-left="0cm"/>
      <style:text-properties fo:color="#000000" fo:font-size="30pt" fo:font-weight="bold" style:font-size-asian="30pt" style:font-weight-asian="bold" style:font-size-complex="30pt" style:font-weight-complex="bold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11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 style:data-style-name="N11">
      <style:table-cell-properties fo:background-color="#333333"/>
    </style:style>
    <style:style style:name="ce1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 fo:border="0.74pt solid #000000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ackground-color="#dddddd"/>
    </style:style>
    <style:style style:name="ce115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24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6" style:family="table-cell" style:parent-style-name="Default">
      <style:table-cell-properties style:cell-protect="none" style:print-content="true"/>
      <style:text-properties fo:font-size="15pt" style:font-size-asian="15pt" style:font-size-complex="15pt"/>
    </style:style>
    <style:style style:name="ce4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47" style:family="table-cell" style:parent-style-name="Default" style:data-style-name="N11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ackground-color="#dddddd"/>
      <style:text-properties fo:font-size="15pt" style:font-size-asian="15pt" style:font-size-complex="15pt"/>
    </style:style>
    <style:style style:name="ce5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6" style:family="table-cell" style:parent-style-name="Default" style:data-style-name="N10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7" style:family="table-cell" style:parent-style-name="Default" style:data-style-name="N100">
      <style:table-cell-properties style:cell-protect="none" style:print-content="true"/>
      <style:text-properties fo:font-size="15pt" style:font-size-asian="15pt" style:font-size-complex="15pt"/>
    </style:style>
    <style:style style:name="ce58" style:family="table-cell" style:parent-style-name="Default" style:data-style-name="N100">
      <style:table-cell-properties style:cell-protect="none" style:print-content="true"/>
    </style:style>
    <style:style style:name="ce44" style:family="table-cell" style:parent-style-name="Default">
      <style:table-cell-properties style:cell-protect="none" style:print-content="true"/>
    </style:style>
    <style:style style:name="ce6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dddddd"/>
    </style:style>
    <style:style style:name="ce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 table:structure-protected="true" table:protection-key="E59pyTwEJJao6VjsWTBmLGzMr78=" table:protection-key-digest-algorithm="http://www.w3.org/2000/09/xmldsig#sha1">
      <table:calculation-settings table:automatic-find-labels="false" table:use-regular-expressions="false" table:use-wildcards="true"/>
      <table:content-validations>
        <table:content-validation table:name="val1" table:condition="of:cell-content-is-in-list(&quot; &quot;;&quot;A&quot;;&quot;B&quot;;&quot;C&quot;;&quot;D&quot;;&quot;E&quot;;&quot;F&quot;)" table:allow-empty-cell="false" table:display-list="unsorted" table:base-cell-address="Matemática.B3">
          <table:help-message table:display="false">
            <text:p/>
            <text:p>A</text:p>
            <text:p>B</text:p>
            <text:p>C</text:p>
            <text:p>D</text:p>
            <text:p>E</text:p>
            <text:p>F</text:p>
          </table:help-message>
          <table:error-message table:message-type="stop" table:display="true"/>
        </table:content-validation>
        <table:content-validation table:name="val2" table:condition="of:cell-content-is-in-list(&quot; &quot;;&quot;A&quot;;&quot;B&quot;;&quot;C&quot;;&quot;D&quot;;&quot;E&quot;;&quot;F&quot;)" table:allow-empty-cell="true" table:display-list="unsorted" table:base-cell-address="Matemática.B23">
          <table:error-message table:message-type="stop" table:display="true"/>
        </table:content-validation>
        <table:content-validation table:name="val3" table:condition="of:cell-content-is-in-list(&quot; &quot;;&quot;A&quot;;&quot;B&quot;;&quot;C&quot;;&quot;D&quot;;&quot;E&quot;;&quot;F&quot;)" table:allow-empty-cell="true" table:display-list="unsorted" table:base-cell-address="Matemática.B26">
          <table:error-message table:message-type="stop" table:display="true"/>
        </table:content-validation>
        <table:content-validation table:name="val4" table:condition="of:cell-content-is-in-list(&quot; &quot;;&quot;A&quot;;&quot;B&quot;;&quot;C&quot;;&quot;D&quot;;&quot;E&quot;;&quot;F&quot;)" table:allow-empty-cell="true" table:display-list="unsorted" table:base-cell-address="Matemática.B75">
          <table:error-message table:message-type="stop" table:display="true"/>
        </table:content-validation>
        <table:content-validation table:name="val5" table:condition="of:cell-content-is-in-list(&quot; &quot;;&quot;A&quot;;&quot;B&quot;;&quot;C&quot;;&quot;D&quot;;&quot;E&quot;;&quot;F&quot;)" table:allow-empty-cell="true" table:display-list="unsorted" table:base-cell-address="Matemática.B77">
          <table:error-message table:message-type="stop" table:display="true"/>
        </table:content-validation>
        <table:content-validation table:name="val6" table:condition="of:cell-content-is-in-list(&quot; &quot;;&quot;A&quot;;&quot;B&quot;;&quot;C&quot;;&quot;D&quot;;&quot;E&quot;;&quot;F&quot;)" table:allow-empty-cell="true" table:display-list="unsorted" table:base-cell-address="Matemática.B82">
          <table:error-message table:message-type="stop" table:display="true"/>
        </table:content-validation>
        <table:content-validation table:name="val7" table:condition="of:cell-content-is-in-list(&quot; &quot;;&quot;A&quot;;&quot;B&quot;;&quot;C&quot;;&quot;D&quot;;&quot;E&quot;;&quot;F&quot;)" table:allow-empty-cell="true" table:display-list="unsorted" table:base-cell-address="Matemática.B86">
          <table:error-message table:message-type="stop" table:display="true"/>
        </table:content-validation>
        <table:content-validation table:name="val8" table:condition="of:cell-content-is-in-list(&quot; &quot;;&quot;A&quot;;&quot;B&quot;;&quot;C&quot;;&quot;D&quot;;&quot;E&quot;;&quot;F&quot;)" table:allow-empty-cell="true" table:display-list="unsorted" table:base-cell-address="Matemática.B111">
          <table:error-message table:message-type="stop" table:display="true"/>
        </table:content-validation>
        <table:content-validation table:name="val9" table:condition="of:cell-content-is-in-list(&quot; &quot;;&quot;A&quot;;&quot;B&quot;;&quot;C&quot;;&quot;D&quot;;&quot;E&quot;;&quot;F&quot;)" table:allow-empty-cell="true" table:display-list="unsorted" table:base-cell-address="Matemática.B120">
          <table:error-message table:message-type="stop" table:display="true"/>
        </table:content-validation>
        <table:content-validation table:name="val10" table:condition="of:cell-content-is-in-list(&quot; &quot;;&quot;A&quot;;&quot;B&quot;;&quot;C&quot;;&quot;D&quot;;&quot;E&quot;;&quot;F&quot;)" table:allow-empty-cell="true" table:display-list="unsorted" table:base-cell-address="Matemática.B124">
          <table:error-message table:message-type="stop" table:display="true"/>
        </table:content-validation>
        <table:content-validation table:name="val11" table:condition="of:cell-content-is-in-list(&quot; &quot;;&quot;A&quot;;&quot;B&quot;;&quot;C&quot;;&quot;D&quot;;&quot;E&quot;;&quot;F&quot;)" table:allow-empty-cell="true" table:display-list="unsorted" table:base-cell-address="Matemática.B136">
          <table:error-message table:message-type="stop" table:display="true"/>
        </table:content-validation>
        <table:content-validation table:name="val12" table:condition="of:cell-content-is-in-list(&quot; &quot;;&quot;A&quot;;&quot;B&quot;;&quot;C&quot;;&quot;D&quot;;&quot;E&quot;;&quot;F&quot;)" table:allow-empty-cell="true" table:display-list="unsorted" table:base-cell-address="Matemática.B172">
          <table:error-message table:message-type="stop" table:display="true"/>
        </table:content-validation>
        <table:content-validation table:name="val13" table:condition="of:cell-content-is-in-list(&quot; &quot;;&quot;A&quot;;&quot;B&quot;;&quot;C&quot;;&quot;D&quot;;&quot;E&quot;;&quot;F&quot;)" table:allow-empty-cell="true" table:display-list="unsorted" table:base-cell-address="Matemática.B181">
          <table:error-message table:message-type="stop" table:display="true"/>
        </table:content-validation>
        <table:content-validation table:name="val14" table:condition="of:cell-content-is-in-list(&quot; &quot;;&quot;A&quot;;&quot;B&quot;;&quot;C&quot;;&quot;D&quot;;&quot;E&quot;;&quot;F&quot;)" table:allow-empty-cell="true" table:display-list="unsorted" table:base-cell-address="Matemática.B192">
          <table:error-message table:message-type="stop" table:display="true"/>
        </table:content-validation>
        <table:content-validation table:name="val15" table:condition="of:cell-content-is-in-list(&quot; &quot;;&quot;A&quot;;&quot;B&quot;;&quot;C&quot;;&quot;D&quot;;&quot;E&quot;;&quot;F&quot;)" table:allow-empty-cell="true" table:display-list="unsorted" table:base-cell-address="Matemática.B207">
          <table:error-message table:message-type="stop" table:display="true"/>
        </table:content-validation>
        <table:content-validation table:name="val16" table:condition="of:cell-content-is-in-list(&quot; &quot;;&quot;A&quot;;&quot;B&quot;;&quot;C&quot;;&quot;D&quot;;&quot;E&quot;;&quot;F&quot;)" table:allow-empty-cell="true" table:display-list="unsorted" table:base-cell-address="Matemática.B249">
          <table:error-message table:message-type="stop" table:display="true"/>
        </table:content-validation>
        <table:content-validation table:name="val17" table:condition="of:cell-content-is-in-list(&quot; &quot;;&quot;A&quot;;&quot;B&quot;;&quot;C&quot;;&quot;D&quot;;&quot;E&quot;;&quot;F&quot;)" table:allow-empty-cell="true" table:display-list="unsorted" table:base-cell-address="Matemática.B262">
          <table:error-message table:message-type="stop" table:display="true"/>
        </table:content-validation>
        <table:content-validation table:name="val18" table:condition="of:cell-content-is-in-list(&quot; &quot;;&quot;A&quot;;&quot;B&quot;;&quot;C&quot;;&quot;D&quot;;&quot;E&quot;;&quot;F&quot;)" table:allow-empty-cell="true" table:display-list="unsorted" table:base-cell-address="Matemática.B264">
          <table:error-message table:message-type="stop" table:display="true"/>
        </table:content-validation>
        <table:content-validation table:name="val19" table:condition="of:cell-content-is-in-list(&quot; &quot;;&quot;A&quot;;&quot;B&quot;;&quot;C&quot;;&quot;D&quot;;&quot;E&quot;;&quot;F&quot;)" table:allow-empty-cell="true" table:display-list="unsorted" table:base-cell-address="Matemática.B280">
          <table:error-message table:message-type="stop" table:display="true"/>
        </table:content-validation>
        <table:content-validation table:name="val20" table:condition="of:cell-content-is-in-list(&quot; &quot;;&quot;A&quot;;&quot;B&quot;;&quot;C&quot;;&quot;D&quot;;&quot;E&quot;;&quot;F&quot;)" table:allow-empty-cell="true" table:display-list="unsorted" table:base-cell-address="Matemática.B300">
          <table:error-message table:message-type="stop" table:display="true"/>
        </table:content-validation>
        <table:content-validation table:name="val21" table:condition="of:cell-content-is-in-list(&quot; &quot;;&quot;A&quot;;&quot;B&quot;;&quot;C&quot;;&quot;D&quot;;&quot;E&quot;;&quot;F&quot;)" table:allow-empty-cell="true" table:display-list="unsorted" table:base-cell-address="Matemática.B313">
          <table:error-message table:message-type="stop" table:display="true"/>
        </table:content-validation>
        <table:content-validation table:name="val22" table:condition="of:cell-content-is-in-list(&quot; &quot;;&quot;A&quot;;&quot;B&quot;;&quot;C&quot;;&quot;D&quot;;&quot;E&quot;;&quot;F&quot;)" table:allow-empty-cell="false" table:display-list="unsorted" table:base-cell-address="Português.B3">
          <table:error-message table:message-type="stop" table:display="true"/>
        </table:content-validation>
        <table:content-validation table:name="val23" table:condition="of:cell-content-is-in-list(&quot; &quot;;&quot;A&quot;;&quot;B&quot;;&quot;C&quot;;&quot;D&quot;;&quot;E&quot;;&quot;F&quot;)" table:allow-empty-cell="false" table:display-list="sort-ascending" table:base-cell-address="Português.B13">
          <table:error-message table:message-type="stop" table:display="true"/>
        </table:content-validation>
        <table:content-validation table:name="val24" table:condition="of:cell-content-is-in-list(&quot; &quot;;&quot;A&quot;;&quot;B&quot;;&quot;C&quot;;&quot;D&quot;;&quot;E&quot;;&quot;F&quot;)" table:allow-empty-cell="false" table:display-list="unsorted" table:base-cell-address="Português.B25">
          <table:error-message table:message-type="stop" table:display="true"/>
        </table:content-validation>
        <table:content-validation table:name="val25" table:condition="of:cell-content-is-in-list(&quot; &quot;;&quot;A&quot;;&quot;B&quot;;&quot;C&quot;;&quot;D&quot;;&quot;E&quot;;&quot;F&quot;)" table:allow-empty-cell="false" table:display-list="sort-ascending" table:base-cell-address="Português.B36">
          <table:error-message table:message-type="stop" table:display="true"/>
        </table:content-validation>
        <table:content-validation table:name="val26" table:condition="of:cell-content-is-in-list(&quot; &quot;;&quot;A&quot;;&quot;B&quot;;&quot;C&quot;;&quot;D&quot;;&quot;E&quot;;&quot;F&quot;)" table:allow-empty-cell="true" table:display-list="unsorted" table:base-cell-address="Português.B50">
          <table:error-message table:message-type="stop" table:display="true"/>
        </table:content-validation>
        <table:content-validation table:name="val27" table:condition="of:cell-content-is-in-list(&quot; &quot;;&quot;A&quot;;&quot;B&quot;;&quot;C&quot;;&quot;D&quot;;&quot;E&quot;;&quot;F&quot;)" table:allow-empty-cell="false" table:display-list="unsorted" table:base-cell-address="Português.B75">
          <table:error-message table:message-type="stop" table:display="true"/>
        </table:content-validation>
        <table:content-validation table:name="val28" table:condition="of:cell-content-is-in-list(&quot; &quot;;&quot;A&quot;;&quot;B&quot;;&quot;C&quot;;&quot;D&quot;;&quot;E&quot;;&quot;F&quot;)" table:allow-empty-cell="true" table:display-list="unsorted" table:base-cell-address="Português.B98">
          <table:error-message table:message-type="stop" table:display="true"/>
        </table:content-validation>
        <table:content-validation table:name="val29" table:condition="of:cell-content-is-in-list(&quot; &quot;;&quot;A&quot;;&quot;B&quot;;&quot;C&quot;;&quot;D&quot;;&quot;E&quot;;&quot;F&quot;)" table:allow-empty-cell="true" table:display-list="unsorted" table:base-cell-address="Português.B112">
          <table:error-message table:message-type="stop" table:display="true"/>
        </table:content-validation>
        <table:content-validation table:name="val30" table:condition="of:cell-content-is-in-list(&quot; &quot;;&quot;A&quot;;&quot;B&quot;;&quot;C&quot;;&quot;D&quot;;&quot;E&quot;;&quot;F&quot;)" table:allow-empty-cell="true" table:display-list="unsorted" table:base-cell-address="Português.B122">
          <table:error-message table:message-type="stop" table:display="true"/>
        </table:content-validation>
        <table:content-validation table:name="val31" table:condition="of:cell-content-is-in-list(&quot; &quot;;&quot;A&quot;;&quot;B&quot;;&quot;C&quot;;&quot;D&quot;;&quot;E&quot;;&quot;F&quot;)" table:allow-empty-cell="false" table:display-list="unsorted" table:base-cell-address="Português.B126">
          <table:help-message table:display="false">
            <text:p/>
            <text:p>A</text:p>
            <text:p>B</text:p>
            <text:p>C</text:p>
            <text:p>D</text:p>
            <text:p>E</text:p>
            <text:p>F</text:p>
          </table:help-message>
          <table:error-message table:message-type="stop" table:display="true"/>
        </table:content-validation>
        <table:content-validation table:name="val32" table:condition="of:cell-content-is-in-list(&quot;&quot;;&quot;A&quot;;&quot;B&quot;;&quot;C&quot;;&quot;D&quot;;&quot;E&quot;;&quot;F&quot;)" table:allow-empty-cell="false" table:display-list="unsorted" table:base-cell-address="Português.B175">
          <table:error-message table:message-type="stop" table:display="true"/>
        </table:content-validation>
        <table:content-validation table:name="val33" table:condition="of:cell-content-is-in-list(&quot;&quot;;&quot;A&quot;;&quot;B&quot;;&quot;C&quot;;&quot;D&quot;;&quot;E&quot;;&quot;F&quot;)" table:allow-empty-cell="false" table:display-list="unsorted" table:base-cell-address="Português.B188">
          <table:error-message table:message-type="stop" table:display="true"/>
        </table:content-validation>
        <table:content-validation table:name="val34" table:condition="of:cell-content-is-in-list(&quot;&quot;;&quot;A&quot;;&quot;B&quot;;&quot;C&quot;;&quot;D&quot;;&quot;E&quot;;&quot;F&quot;)" table:allow-empty-cell="false" table:display-list="unsorted" table:base-cell-address="Português.B201">
          <table:error-message table:message-type="stop" table:display="true"/>
        </table:content-validation>
        <table:content-validation table:name="val35" table:condition="of:cell-content-is-in-list(&quot;&quot;;&quot;A&quot;;&quot;B&quot;;&quot;C&quot;;&quot;D&quot;;&quot;E&quot;;&quot;F&quot;)" table:allow-empty-cell="true" table:display-list="unsorted" table:base-cell-address="Português.B226">
          <table:error-message table:message-type="stop" table:display="true"/>
        </table:content-validation>
        <table:content-validation table:name="val36" table:condition="of:cell-content-is-in-list(&quot; &quot;;&quot;A&quot;;&quot;B&quot;;&quot;C&quot;;&quot;D&quot;;&quot;E&quot;;&quot;F&quot;)" table:allow-empty-cell="true" table:display-list="unsorted" table:base-cell-address="Português.B416">
          <table:error-message table:message-type="stop" table:display="true"/>
        </table:content-validation>
      </table:content-validations>
      <table:table table:name="Estatísticas" table:style-name="ta1">
        <office:forms form:automatic-focus="tru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number-columns-repeated="16378" table:default-cell-style-name="ce9"/>
        <table:table-row table:style-name="ro1">
          <table:table-cell table:style-name="ce5" office:value-type="string" calcext:value-type="string">
            <text:p>Matemática</text:p>
          </table:table-cell>
          <table:table-cell table:style-name="ce6" office:value-type="string" calcext:value-type="string">
            <text:p>n<text:span text:style-name="T1">a</text:span><text:span text:style-name="T2"> questões</text:span></text:p>
          </table:table-cell>
          <table:table-cell table:style-name="ce6" office:value-type="string" calcext:value-type="string">
            <text:p><text:span text:style-name="T1">na </text:span><text:span text:style-name="T2">questões em branco</text:span></text:p>
          </table:table-cell>
          <table:table-cell table:style-name="ce6" office:value-type="string" calcext:value-type="string">
            <text:p>n<text:span text:style-name="T1">a</text:span><text:span text:style-name="T2"> questões certas</text:span></text:p>
          </table:table-cell>
          <table:table-cell table:style-name="ce6" office:value-type="string" calcext:value-type="string">
            <text:p>n<text:span text:style-name="T1">a </text:span><text:span text:style-name="T2">questões erradas</text:span></text:p>
          </table:table-cell>
          <table:table-cell table:style-name="ce12" office:value-type="string" calcext:value-type="string">
            <text:p>porcentagem de acerto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Número de elementos da união, da intersecção, do complemento e da diferença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$Matemática.$I$22]" office:value-type="float" office:value="19" calcext:value-type="float">
            <text:p>19</text:p>
          </table:table-cell>
          <table:table-cell table:style-name="ce6" table:formula="of:=[$Matemática.$J$22]" office:value-type="float" office:value="0" calcext:value-type="float">
            <text:p>0</text:p>
          </table:table-cell>
          <table:table-cell table:style-name="ce6" table:formula="of:=[$Matemática.$K$22]" office:value-type="float" office:value="0" calcext:value-type="float">
            <text:p>0</text:p>
          </table:table-cell>
          <table:table-cell table:style-name="ce12" table:formula="of:=[.D2]/[.B2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Números naturais: introdução, representação, propriedades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$Matemática.$I$25]" office:value-type="float" office:value="2" calcext:value-type="float">
            <text:p>2</text:p>
          </table:table-cell>
          <table:table-cell table:style-name="ce6" table:formula="of:=[$Matemática.$J$25]" office:value-type="float" office:value="0" calcext:value-type="float">
            <text:p>0</text:p>
          </table:table-cell>
          <table:table-cell table:style-name="ce6" table:formula="of:=[$Matemática.$K$25]" office:value-type="float" office:value="0" calcext:value-type="float">
            <text:p>0</text:p>
          </table:table-cell>
          <table:table-cell table:style-name="ce12" table:formula="of:=[.D3]/[.B3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Adição, subtração, multiplicação e divisão de números naturais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$Matemática.$I$50]" office:value-type="float" office:value="24" calcext:value-type="float">
            <text:p>24</text:p>
          </table:table-cell>
          <table:table-cell table:style-name="ce6" table:formula="of:=[$Matemática.$J$50]" office:value-type="float" office:value="0" calcext:value-type="float">
            <text:p>0</text:p>
          </table:table-cell>
          <table:table-cell table:style-name="ce6" table:formula="of:=[$Matemática.$K$50]" office:value-type="float" office:value="0" calcext:value-type="float">
            <text:p>0</text:p>
          </table:table-cell>
          <table:table-cell table:style-name="ce12" table:formula="of:=[.D4]/[.B4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Divisibilidade, números primos, fatores primos, divisor e múltiplo comum(MMC)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$Matemática.$I$76]" office:value-type="float" office:value="25" calcext:value-type="float">
            <text:p>25</text:p>
          </table:table-cell>
          <table:table-cell table:style-name="ce6" table:formula="of:=[$Matemática.$J$76]" office:value-type="float" office:value="0" calcext:value-type="float">
            <text:p>0</text:p>
          </table:table-cell>
          <table:table-cell table:style-name="ce6" table:formula="of:=[$Matemática.$K$76]" office:value-type="float" office:value="0" calcext:value-type="float">
            <text:p>0</text:p>
          </table:table-cell>
          <table:table-cell table:style-name="ce12" table:formula="of:=[.D5]/[.B5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Números inteiros(propriedades, operações, módulo etc)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$Matemática.$I$81]" office:value-type="float" office:value="4" calcext:value-type="float">
            <text:p>4</text:p>
          </table:table-cell>
          <table:table-cell table:style-name="ce6" table:formula="of:=[$Matemática.$J$81]" office:value-type="float" office:value="0" calcext:value-type="float">
            <text:p>0</text:p>
          </table:table-cell>
          <table:table-cell table:style-name="ce6" table:formula="of:=[$Matemática.$K$81]" office:value-type="float" office:value="0" calcext:value-type="float">
            <text:p>0</text:p>
          </table:table-cell>
          <table:table-cell table:style-name="ce12" table:formula="of:=[.D6]/[.B6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Números racionais – introdução, representação, propriedades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$Matemática.$I$85]" office:value-type="float" office:value="3" calcext:value-type="float">
            <text:p>3</text:p>
          </table:table-cell>
          <table:table-cell table:style-name="ce6" table:formula="of:=[$Matemática.$J$85]" office:value-type="float" office:value="0" calcext:value-type="float">
            <text:p>0</text:p>
          </table:table-cell>
          <table:table-cell table:style-name="ce6" table:formula="of:=[$Matemática.$K$85]" office:value-type="float" office:value="0" calcext:value-type="float">
            <text:p>0</text:p>
          </table:table-cell>
          <table:table-cell table:style-name="ce12" table:formula="of:=[.D7]/[.B7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rações e dízimas periódicas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$Matemática.$I$110]" office:value-type="float" office:value="24" calcext:value-type="float">
            <text:p>24</text:p>
          </table:table-cell>
          <table:table-cell table:style-name="ce6" table:formula="of:=[$Matemática.$J$110]" office:value-type="float" office:value="0" calcext:value-type="float">
            <text:p>0</text:p>
          </table:table-cell>
          <table:table-cell table:style-name="ce6" table:formula="of:=[$Matemática.$K$110]" office:value-type="float" office:value="0" calcext:value-type="float">
            <text:p>0</text:p>
          </table:table-cell>
          <table:table-cell table:style-name="ce12" table:formula="of:=[.D8]/[.B8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Operações com números decimai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$Matemática.$I$119]" office:value-type="float" office:value="8" calcext:value-type="float">
            <text:p>8</text:p>
          </table:table-cell>
          <table:table-cell table:style-name="ce6" table:formula="of:=[$Matemática.$J$119]" office:value-type="float" office:value="0" calcext:value-type="float">
            <text:p>0</text:p>
          </table:table-cell>
          <table:table-cell table:style-name="ce6" table:formula="of:=[$Matemática.$K$119]" office:value-type="float" office:value="0" calcext:value-type="float">
            <text:p>0</text:p>
          </table:table-cell>
          <table:table-cell table:style-name="ce12" table:formula="of:=[.D9]/[.B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Números reais(propriedades e operações; intervalos)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$Matemática.$I$123]" office:value-type="float" office:value="3" calcext:value-type="float">
            <text:p>3</text:p>
          </table:table-cell>
          <table:table-cell table:style-name="ce6" table:formula="of:=[$Matemática.$J$123]" office:value-type="float" office:value="0" calcext:value-type="float">
            <text:p>0</text:p>
          </table:table-cell>
          <table:table-cell table:style-name="ce6" table:formula="of:=[$Matemática.$K$123]" office:value-type="float" office:value="0" calcext:value-type="float">
            <text:p>0</text:p>
          </table:table-cell>
          <table:table-cell table:style-name="ce12" table:formula="of:=[.D10]/[.B1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Expressões aritméticas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$Matemática.$I$135]" office:value-type="float" office:value="11" calcext:value-type="float">
            <text:p>11</text:p>
          </table:table-cell>
          <table:table-cell table:style-name="ce6" table:formula="of:=[$Matemática.$J$135]" office:value-type="float" office:value="0" calcext:value-type="float">
            <text:p>0</text:p>
          </table:table-cell>
          <table:table-cell table:style-name="ce6" table:formula="of:=[$Matemática.$K$135]" office:value-type="float" office:value="0" calcext:value-type="float">
            <text:p>0</text:p>
          </table:table-cell>
          <table:table-cell table:style-name="ce12" table:formula="of:=[.D11]/[.B11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Porcentagem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$Matemática.$I$171]" office:value-type="float" office:value="35" calcext:value-type="float">
            <text:p>35</text:p>
          </table:table-cell>
          <table:table-cell table:style-name="ce6" table:formula="of:=[$Matemática.$J$171]" office:value-type="float" office:value="0" calcext:value-type="float">
            <text:p>0</text:p>
          </table:table-cell>
          <table:table-cell table:style-name="ce6" table:formula="of:=[$Matemática.$K$171]" office:value-type="float" office:value="0" calcext:value-type="float">
            <text:p>0</text:p>
          </table:table-cell>
          <table:table-cell table:style-name="ce12" table:formula="of:=[.D12]/[.B12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Regra de três Simple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$Matemática.$I$180]" office:value-type="float" office:value="8" calcext:value-type="float">
            <text:p>8</text:p>
          </table:table-cell>
          <table:table-cell table:style-name="ce6" table:formula="of:=[$Matemática.$J$180]" office:value-type="float" office:value="0" calcext:value-type="float">
            <text:p>0</text:p>
          </table:table-cell>
          <table:table-cell table:style-name="ce6" table:formula="of:=[$Matemática.$K$180]" office:value-type="float" office:value="0" calcext:value-type="float">
            <text:p>0</text:p>
          </table:table-cell>
          <table:table-cell table:style-name="ce12" table:formula="of:=[.D13]/[.B13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Regra de três composta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$Matemática.$I$191]" office:value-type="float" office:value="10" calcext:value-type="float">
            <text:p>10</text:p>
          </table:table-cell>
          <table:table-cell table:style-name="ce6" table:formula="of:=[$Matemática.$J$191]" office:value-type="float" office:value="0" calcext:value-type="float">
            <text:p>0</text:p>
          </table:table-cell>
          <table:table-cell table:style-name="ce6" table:formula="of:=[$Matemática.$K$191]" office:value-type="float" office:value="0" calcext:value-type="float">
            <text:p>0</text:p>
          </table:table-cell>
          <table:table-cell table:style-name="ce12" table:formula="of:=[.D14]/[.B14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Unidades de medida(distância, massa, volume, tempo etc)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[$Matemática.$I$206]" office:value-type="float" office:value="14" calcext:value-type="float">
            <text:p>14</text:p>
          </table:table-cell>
          <table:table-cell table:style-name="ce6" table:formula="of:=[$Matemática.$J$206]" office:value-type="float" office:value="0" calcext:value-type="float">
            <text:p>0</text:p>
          </table:table-cell>
          <table:table-cell table:style-name="ce6" table:formula="of:=[$Matemática.$K$206]" office:value-type="float" office:value="0" calcext:value-type="float">
            <text:p>0</text:p>
          </table:table-cell>
          <table:table-cell table:style-name="ce12" table:formula="of:=[.D15]/[.B15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Equações de primeiro grau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$Matemática.$I$248]" office:value-type="float" office:value="41" calcext:value-type="float">
            <text:p>41</text:p>
          </table:table-cell>
          <table:table-cell table:style-name="ce6" table:formula="of:=[$Matemática.$J$248]" office:value-type="float" office:value="0" calcext:value-type="float">
            <text:p>0</text:p>
          </table:table-cell>
          <table:table-cell table:style-name="ce6" table:formula="of:=[$Matemática.$K$248]" office:value-type="float" office:value="0" calcext:value-type="float">
            <text:p>0</text:p>
          </table:table-cell>
          <table:table-cell table:style-name="ce12" table:formula="of:=[.D16]/[.B16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Equações de segundo grau e equações biquadradas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$Matemática.$I$261]" office:value-type="float" office:value="12" calcext:value-type="float">
            <text:p>12</text:p>
          </table:table-cell>
          <table:table-cell table:style-name="ce6" table:formula="of:=[$Matemática.$J$261]" office:value-type="float" office:value="0" calcext:value-type="float">
            <text:p>0</text:p>
          </table:table-cell>
          <table:table-cell table:style-name="ce6" table:formula="of:=[$Matemática.$K$261]" office:value-type="float" office:value="0" calcext:value-type="float">
            <text:p>0</text:p>
          </table:table-cell>
          <table:table-cell table:style-name="ce12" table:formula="of:=[.D17]/[.B17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Definição, medida, congruência, classificação do ângulo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$Matemática.$I$263]" office:value-type="float" office:value="1" calcext:value-type="float">
            <text:p>1</text:p>
          </table:table-cell>
          <table:table-cell table:style-name="ce6" table:formula="of:=[$Matemática.$J$263]" office:value-type="float" office:value="0" calcext:value-type="float">
            <text:p>0</text:p>
          </table:table-cell>
          <table:table-cell table:style-name="ce6" table:formula="of:=[$Matemática.$K$263]" office:value-type="float" office:value="0" calcext:value-type="float">
            <text:p>0</text:p>
          </table:table-cell>
          <table:table-cell table:style-name="ce12" table:formula="of:=[.D18]/[.B18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Quadrilàteros(propriedades, área, perímetro, soma dos ângulos etc)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$Matemática.$I$279]" office:value-type="float" office:value="15" calcext:value-type="float">
            <text:p>15</text:p>
          </table:table-cell>
          <table:table-cell table:style-name="ce6" table:formula="of:=[$Matemática.$J$279]" office:value-type="float" office:value="0" calcext:value-type="float">
            <text:p>0</text:p>
          </table:table-cell>
          <table:table-cell table:style-name="ce6" table:formula="of:=[$Matemática.$K$279]" office:value-type="float" office:value="0" calcext:value-type="float">
            <text:p>0</text:p>
          </table:table-cell>
          <table:table-cell table:style-name="ce12" table:formula="of:=[.D19]/[.B1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Geometria espacial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$Matemática.$I$299]" office:value-type="float" office:value="19" calcext:value-type="float">
            <text:p>19</text:p>
          </table:table-cell>
          <table:table-cell table:style-name="ce6" table:formula="of:=[$Matemática.$J$299]" office:value-type="float" office:value="0" calcext:value-type="float">
            <text:p>0</text:p>
          </table:table-cell>
          <table:table-cell table:style-name="ce6" table:formula="of:=[$Matemática.$K$299]" office:value-type="float" office:value="0" calcext:value-type="float">
            <text:p>0</text:p>
          </table:table-cell>
          <table:table-cell table:style-name="ce12" table:formula="of:=[.D20]/[.B2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Juros simples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$Matemática.$I$312]" office:value-type="float" office:value="12" calcext:value-type="float">
            <text:p>12</text:p>
          </table:table-cell>
          <table:table-cell table:style-name="ce6" table:formula="of:=[$Matemática.$J$312]" office:value-type="float" office:value="0" calcext:value-type="float">
            <text:p>0</text:p>
          </table:table-cell>
          <table:table-cell table:style-name="ce6" table:formula="of:=[$Matemática.$K$312]" office:value-type="float" office:value="0" calcext:value-type="float">
            <text:p>0</text:p>
          </table:table-cell>
          <table:table-cell table:style-name="ce12" table:formula="of:=[.D21]/[.B21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Juros compostos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$Matemática.$I$333]" office:value-type="float" office:value="20" calcext:value-type="float">
            <text:p>20</text:p>
          </table:table-cell>
          <table:table-cell table:style-name="ce6" table:formula="of:=[$Matemática.$J$333]" office:value-type="float" office:value="0" calcext:value-type="float">
            <text:p>0</text:p>
          </table:table-cell>
          <table:table-cell table:style-name="ce6" table:formula="of:=[$Matemática.$K$333]" office:value-type="float" office:value="0" calcext:value-type="float">
            <text:p>0</text:p>
          </table:table-cell>
          <table:table-cell table:style-name="ce12" table:formula="of:=[.D22]/[.B22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otal:</text:p>
          </table:table-cell>
          <table:table-cell table:style-name="ce8" table:formula="of:=SUM([.B2:.B22])" office:value-type="float" office:value="311" calcext:value-type="float">
            <text:p>311</text:p>
          </table:table-cell>
          <table:table-cell table:style-name="ce8" table:formula="of:=SUM([.C2:.C22])" office:value-type="float" office:value="310" calcext:value-type="float">
            <text:p>310</text:p>
          </table:table-cell>
          <table:table-cell table:style-name="ce8" table:formula="of:=SUM([.D2:.D22])" office:value-type="float" office:value="0" calcext:value-type="float">
            <text:p>0</text:p>
          </table:table-cell>
          <table:table-cell table:style-name="ce8" table:formula="of:=SUM([.E2:.E22])" office:value-type="float" office:value="0" calcext:value-type="float">
            <text:p>0</text:p>
          </table:table-cell>
          <table:table-cell table:style-name="ce12" table:formula="of:=[.D23]/[.B23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table:style-name="ce5" office:value-type="string" calcext:value-type="string">
            <text:p>Português</text:p>
          </table:table-cell>
          <table:table-cell table:style-name="ce6" office:value-type="string" calcext:value-type="string">
            <text:p>n<text:span text:style-name="T1">a</text:span><text:span text:style-name="T2"> questões</text:span></text:p>
          </table:table-cell>
          <table:table-cell table:style-name="ce6" office:value-type="string" calcext:value-type="string">
            <text:p><text:span text:style-name="T1">na </text:span><text:span text:style-name="T2">questões em branco</text:span></text:p>
          </table:table-cell>
          <table:table-cell table:style-name="ce6" office:value-type="string" calcext:value-type="string">
            <text:p>n<text:span text:style-name="T1">a</text:span><text:span text:style-name="T2"> questões certas</text:span></text:p>
          </table:table-cell>
          <table:table-cell table:style-name="ce6" office:value-type="string" calcext:value-type="string">
            <text:p>n<text:span text:style-name="T1">a </text:span><text:span text:style-name="T2">questões erradas</text:span></text:p>
          </table:table-cell>
          <table:table-cell table:style-name="ce12" office:value-type="string" calcext:value-type="string">
            <text:p>porcentagem de acerto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Ortografia</text:p>
          </table:table-cell>
          <table:table-cell table:style-name="ce11" table:formula="of:=[$Português.$H$12]" office:value-type="float" office:value="9" calcext:value-type="float">
            <text:p>9</text:p>
          </table:table-cell>
          <table:table-cell table:style-name="ce11" table:formula="of:=[$Português.$I$12]" office:value-type="float" office:value="9" calcext:value-type="float">
            <text:p>9</text:p>
          </table:table-cell>
          <table:table-cell table:style-name="ce11" table:formula="of:=[$Português.$J$12]" office:value-type="float" office:value="0" calcext:value-type="float">
            <text:p>0</text:p>
          </table:table-cell>
          <table:table-cell table:style-name="ce11" table:formula="of:=[$Português.$K$12]" office:value-type="float" office:value="0" calcext:value-type="float">
            <text:p>0</text:p>
          </table:table-cell>
          <table:table-cell table:style-name="ce12" table:formula="of:=[.D26] /[.C26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centuação</text:p>
          </table:table-cell>
          <table:table-cell table:style-name="ce11" table:formula="of:=[$Português.$H$24]" office:value-type="float" office:value="11" calcext:value-type="float">
            <text:p>11</text:p>
          </table:table-cell>
          <table:table-cell table:style-name="ce11" table:formula="of:=[$Português.$I$24]" office:value-type="float" office:value="11" calcext:value-type="float">
            <text:p>11</text:p>
          </table:table-cell>
          <table:table-cell table:style-name="ce11" table:formula="of:=[$Português.$J$24]" office:value-type="float" office:value="0" calcext:value-type="float">
            <text:p>0</text:p>
          </table:table-cell>
          <table:table-cell table:style-name="ce11" table:formula="of:=[$Português.$K$24]" office:value-type="float" office:value="0" calcext:value-type="float">
            <text:p>0</text:p>
          </table:table-cell>
          <table:table-cell table:style-name="ce12" table:formula="of:=[.D27] /[.C27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ubstantivo</text:p>
          </table:table-cell>
          <table:table-cell table:style-name="ce11" table:formula="of:=[$Português.$H$35]" office:value-type="float" office:value="10" calcext:value-type="float">
            <text:p>10</text:p>
          </table:table-cell>
          <table:table-cell table:style-name="ce11" table:formula="of:=[$Português.$I$35]" office:value-type="float" office:value="10" calcext:value-type="float">
            <text:p>10</text:p>
          </table:table-cell>
          <table:table-cell table:style-name="ce11" table:formula="of:=[$Português.$J$35]" office:value-type="float" office:value="0" calcext:value-type="float">
            <text:p>0</text:p>
          </table:table-cell>
          <table:table-cell table:style-name="ce11" table:formula="of:=[$Português.$K$35]" office:value-type="float" office:value="0" calcext:value-type="float">
            <text:p>0</text:p>
          </table:table-cell>
          <table:table-cell table:style-name="ce12" table:formula="of:=[.D28] /[.C28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Adjetivo</text:p>
          </table:table-cell>
          <table:table-cell table:style-name="ce11" table:formula="of:=[$Português.$H$49]" office:value-type="float" office:value="13" calcext:value-type="float">
            <text:p>13</text:p>
          </table:table-cell>
          <table:table-cell table:style-name="ce11" table:formula="of:=[$Português.$I$49]" office:value-type="float" office:value="13" calcext:value-type="float">
            <text:p>13</text:p>
          </table:table-cell>
          <table:table-cell table:style-name="ce11" table:formula="of:=[$Português.$J$49]" office:value-type="float" office:value="0" calcext:value-type="float">
            <text:p>0</text:p>
          </table:table-cell>
          <table:table-cell table:style-name="ce11" table:formula="of:=[$Português.$K$49]" office:value-type="float" office:value="0" calcext:value-type="float">
            <text:p>0</text:p>
          </table:table-cell>
          <table:table-cell table:style-name="ce12" table:formula="of:=[.D29] /[.C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onjugação – Reconhecimento e emprego dos modos e tempos verbais</text:p>
          </table:table-cell>
          <table:table-cell table:style-name="ce11" table:formula="of:=[$Português.$H$74]" office:value-type="float" office:value="24" calcext:value-type="float">
            <text:p>24</text:p>
          </table:table-cell>
          <table:table-cell table:style-name="ce11" table:formula="of:=[$Português.$I$74]" office:value-type="float" office:value="24" calcext:value-type="float">
            <text:p>24</text:p>
          </table:table-cell>
          <table:table-cell table:style-name="ce11" table:formula="of:=[$Português.$J$74]" office:value-type="float" office:value="0" calcext:value-type="float">
            <text:p>0</text:p>
          </table:table-cell>
          <table:table-cell table:style-name="ce11" table:formula="of:=[$Português.$K$74]" office:value-type="float" office:value="0" calcext:value-type="float">
            <text:p>0</text:p>
          </table:table-cell>
          <table:table-cell table:style-name="ce12" table:formula="of:=[.D30] /[.C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ignificação de vocábulos e expressões</text:p>
          </table:table-cell>
          <table:table-cell table:style-name="ce11" table:formula="of:=[$Português.$H$97]" office:value-type="float" office:value="22" calcext:value-type="float">
            <text:p>22</text:p>
          </table:table-cell>
          <table:table-cell table:style-name="ce11" table:formula="of:=[$Português.$I$97]" office:value-type="float" office:value="22" calcext:value-type="float">
            <text:p>22</text:p>
          </table:table-cell>
          <table:table-cell table:style-name="ce11" table:formula="of:=[$Português.$J$97]" office:value-type="float" office:value="0" calcext:value-type="float">
            <text:p>0</text:p>
          </table:table-cell>
          <table:table-cell table:style-name="ce11" table:formula="of:=[$Português.$K$97]" office:value-type="float" office:value="0" calcext:value-type="float">
            <text:p>0</text:p>
          </table:table-cell>
          <table:table-cell table:style-name="ce12" table:formula="of:=[.D31] /[.C31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Frase, oração e período</text:p>
          </table:table-cell>
          <table:table-cell table:style-name="ce11" table:formula="of:=[$Português.$H$111]" office:value-type="float" office:value="13" calcext:value-type="float">
            <text:p>13</text:p>
          </table:table-cell>
          <table:table-cell table:style-name="ce11" table:formula="of:=[$Português.$I$111]" office:value-type="float" office:value="13" calcext:value-type="float">
            <text:p>13</text:p>
          </table:table-cell>
          <table:table-cell table:style-name="ce11" table:formula="of:=[$Português.$J$111]" office:value-type="float" office:value="0" calcext:value-type="float">
            <text:p>0</text:p>
          </table:table-cell>
          <table:table-cell table:style-name="ce11" table:formula="of:=[$Português.$K$111]" office:value-type="float" office:value="0" calcext:value-type="float">
            <text:p>0</text:p>
          </table:table-cell>
          <table:table-cell table:style-name="ce12" table:formula="of:=[.D32] /[.C32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Sujeito</text:p>
          </table:table-cell>
          <table:table-cell table:style-name="ce11" table:formula="of:=[$Português.$H$121]" office:value-type="float" office:value="9" calcext:value-type="float">
            <text:p>9</text:p>
          </table:table-cell>
          <table:table-cell table:style-name="ce11" table:formula="of:=[$Português.$I$121]" office:value-type="float" office:value="9" calcext:value-type="float">
            <text:p>9</text:p>
          </table:table-cell>
          <table:table-cell table:style-name="ce11" table:formula="of:=[$Português.$J$121]" office:value-type="float" office:value="0" calcext:value-type="float">
            <text:p>0</text:p>
          </table:table-cell>
          <table:table-cell table:style-name="ce11" table:formula="of:=[$Português.$K$121]" office:value-type="float" office:value="0" calcext:value-type="float">
            <text:p>0</text:p>
          </table:table-cell>
          <table:table-cell table:style-name="ce12" table:formula="of:=[.D33] /[.C33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redicado</text:p>
          </table:table-cell>
          <table:table-cell table:style-name="ce11" table:formula="of:=[$Português.$H$125]" office:value-type="float" office:value="3" calcext:value-type="float">
            <text:p>3</text:p>
          </table:table-cell>
          <table:table-cell table:style-name="ce11" table:formula="of:=[$Português.$I$125]" office:value-type="float" office:value="3" calcext:value-type="float">
            <text:p>3</text:p>
          </table:table-cell>
          <table:table-cell table:style-name="ce11" table:formula="of:=[$Português.$J$125]" office:value-type="float" office:value="0" calcext:value-type="float">
            <text:p>0</text:p>
          </table:table-cell>
          <table:table-cell table:style-name="ce11" table:formula="of:=[$Português.$K$125]" office:value-type="float" office:value="0" calcext:value-type="float">
            <text:p>0</text:p>
          </table:table-cell>
          <table:table-cell table:style-name="ce12" table:formula="of:=[.D34] /[.C34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Pontuação(ponto, vírgula, travessão, aspas, parênteses etc)</text:p>
          </table:table-cell>
          <table:table-cell table:style-name="ce11" table:formula="of:=[$Português.$H$174]" office:value-type="float" office:value="48" calcext:value-type="float">
            <text:p>48</text:p>
          </table:table-cell>
          <table:table-cell table:style-name="ce11" table:formula="of:=[$Português.$I$174]" office:value-type="float" office:value="48" calcext:value-type="float">
            <text:p>48</text:p>
          </table:table-cell>
          <table:table-cell table:style-name="ce11" table:formula="of:=[$Português.$J$174]" office:value-type="float" office:value="0" calcext:value-type="float">
            <text:p>0</text:p>
          </table:table-cell>
          <table:table-cell table:style-name="ce11" table:formula="of:=[$Português.$K$174]" office:value-type="float" office:value="0" calcext:value-type="float">
            <text:p>0</text:p>
          </table:table-cell>
          <table:table-cell table:style-name="ce12" table:formula="of:=[.D35] /[.C35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Regência nominal e verbal ( casos gerais)</text:p>
          </table:table-cell>
          <table:table-cell table:style-name="ce11" table:formula="of:=[$Português.$H$187]" office:value-type="float" office:value="12" calcext:value-type="float">
            <text:p>12</text:p>
          </table:table-cell>
          <table:table-cell table:style-name="ce11" table:formula="of:=[$Português.$I$187]" office:value-type="float" office:value="12" calcext:value-type="float">
            <text:p>12</text:p>
          </table:table-cell>
          <table:table-cell table:style-name="ce11" table:formula="of:=[$Português.$J$187]" office:value-type="float" office:value="0" calcext:value-type="float">
            <text:p>0</text:p>
          </table:table-cell>
          <table:table-cell table:style-name="ce11" table:formula="of:=[$Português.$K$187]" office:value-type="float" office:value="0" calcext:value-type="float">
            <text:p>0</text:p>
          </table:table-cell>
          <table:table-cell table:style-name="ce12" table:formula="of:=[.D36] /[.C36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rase</text:p>
          </table:table-cell>
          <table:table-cell table:style-name="ce11" table:formula="of:=[$Português.$H$200]" office:value-type="float" office:value="12" calcext:value-type="float">
            <text:p>12</text:p>
          </table:table-cell>
          <table:table-cell table:style-name="ce11" table:formula="of:=[$Português.$I$200]" office:value-type="float" office:value="12" calcext:value-type="float">
            <text:p>12</text:p>
          </table:table-cell>
          <table:table-cell table:style-name="ce11" table:formula="of:=[$Português.$J$200]" office:value-type="float" office:value="0" calcext:value-type="float">
            <text:p>0</text:p>
          </table:table-cell>
          <table:table-cell table:style-name="ce11" table:formula="of:=[$Português.$K$200]" office:value-type="float" office:value="0" calcext:value-type="float">
            <text:p>0</text:p>
          </table:table-cell>
          <table:table-cell table:style-name="ce12" table:formula="of:=[.D37] /[.C37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oncordância(verbal e nominal)</text:p>
          </table:table-cell>
          <table:table-cell table:style-name="ce11" table:formula="of:=[$Português.$H$225]" office:value-type="float" office:value="24" calcext:value-type="float">
            <text:p>24</text:p>
          </table:table-cell>
          <table:table-cell table:style-name="ce11" table:formula="of:=[$Português.$I$225]" office:value-type="float" office:value="24" calcext:value-type="float">
            <text:p>24</text:p>
          </table:table-cell>
          <table:table-cell table:style-name="ce11" table:formula="of:=[$Português.$J$225]" office:value-type="float" office:value="0" calcext:value-type="float">
            <text:p>0</text:p>
          </table:table-cell>
          <table:table-cell table:style-name="ce11" table:formula="of:=[$Português.$K$225]" office:value-type="float" office:value="0" calcext:value-type="float">
            <text:p>0</text:p>
          </table:table-cell>
          <table:table-cell table:style-name="ce12" table:formula="of:=[.D38] /[.C38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Coerência – Coesão(anáfora, catáfora, uso dos conectores – pronomes relativos)</text:p>
          </table:table-cell>
          <table:table-cell table:style-name="ce11" table:formula="of:=[$Português.$H$280]" office:value-type="float" office:value="54" calcext:value-type="float">
            <text:p>54</text:p>
          </table:table-cell>
          <table:table-cell table:style-name="ce11" table:formula="of:=[$Português.$I$280]" office:value-type="float" office:value="54" calcext:value-type="float">
            <text:p>54</text:p>
          </table:table-cell>
          <table:table-cell table:style-name="ce11" table:formula="of:=[$Português.$J$280]" office:value-type="float" office:value="0" calcext:value-type="float">
            <text:p>0</text:p>
          </table:table-cell>
          <table:table-cell table:style-name="ce11" table:formula="of:=[$Português.$K$280]" office:value-type="float" office:value="0" calcext:value-type="float">
            <text:p>0</text:p>
          </table:table-cell>
          <table:table-cell table:style-name="ce12" table:formula="of:=[.D39] /[.C3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Interpretação de textos(Compreensão)</text:p>
          </table:table-cell>
          <table:table-cell table:style-name="ce11" table:formula="of:=[$Português.$H$417]" office:value-type="float" office:value="136" calcext:value-type="float">
            <text:p>136</text:p>
          </table:table-cell>
          <table:table-cell table:style-name="ce11" table:formula="of:=[$Português.$I$417]" office:value-type="float" office:value="136" calcext:value-type="float">
            <text:p>136</text:p>
          </table:table-cell>
          <table:table-cell table:style-name="ce11" table:formula="of:=[$Português.$J$417]" office:value-type="float" office:value="0" calcext:value-type="float">
            <text:p>0</text:p>
          </table:table-cell>
          <table:table-cell table:style-name="ce11" table:formula="of:=[$Português.$K$417]" office:value-type="float" office:value="0" calcext:value-type="float">
            <text:p>0</text:p>
          </table:table-cell>
          <table:table-cell table:style-name="ce12" table:formula="of:=[.D40] /[.C4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otal:</text:p>
          </table:table-cell>
          <table:table-cell table:style-name="ce8" table:formula="of:=SUM([.B26:.B40])" office:value-type="float" office:value="400" calcext:value-type="float">
            <text:p>400</text:p>
          </table:table-cell>
          <table:table-cell table:style-name="ce8" table:formula="of:=SUM([.C26:.C40])" office:value-type="float" office:value="400" calcext:value-type="float">
            <text:p>400</text:p>
          </table:table-cell>
          <table:table-cell table:style-name="ce8" table:formula="of:=SUM([.D26:.D40])" office:value-type="float" office:value="0" calcext:value-type="float">
            <text:p>0</text:p>
          </table:table-cell>
          <table:table-cell table:style-name="ce8" table:formula="of:=SUM([.E26:.E40])" office:value-type="float" office:value="0" calcext:value-type="float">
            <text:p>0</text:p>
          </table:table-cell>
          <table:table-cell table:style-name="ce12" table:formula="of:=[.D41] /[.C41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4" table:number-rows-repeated="4">
          <table:table-cell table:number-columns-repeated="5"/>
          <table:table-cell table:style-name="ce9"/>
          <table:table-cell table:number-columns-repeated="16378"/>
        </table:table-row>
        <table:table-row table:style-name="ro4" table:number-rows-repeated="104853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atemática" table:style-name="ta2" table:protected="true" table:protection-key="E59pyTwEJJao6VjsWTBmLGzMr78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7" table:default-cell-style-name="ce115"/>
        <table:table-column table:style-name="co7" table:default-cell-style-name="ce101"/>
        <table:table-column table:style-name="co8" table:default-cell-style-name="ce101"/>
        <table:table-column table:style-name="co9" table:default-cell-style-name="ce101"/>
        <table:table-column table:style-name="co10" table:default-cell-style-name="ce101"/>
        <table:table-column table:style-name="co11" table:visibility="collapse" table:default-cell-style-name="ce101"/>
        <table:table-column table:style-name="co12" table:default-cell-style-name="ce101"/>
        <table:table-column-group table:display="false">
          <table:table-column table:style-name="co13" table:visibility="collapse" table:default-cell-style-name="ce43"/>
          <table:table-column table:style-name="co7" table:visibility="collapse" table:number-columns-repeated="3" table:default-cell-style-name="ce101"/>
        </table:table-column-group>
        <table:table-column table:style-name="co7" table:number-columns-repeated="16373" table:default-cell-style-name="ce101"/>
        <table:table-row table:style-name="ro5">
          <table:table-cell table:style-name="ce6" office:value-type="string" calcext:value-type="string" table:number-columns-spanned="7" table:number-rows-spanned="1">
            <text:p>Matemática</text:p>
          </table:table-cell>
          <table:covered-table-cell table:number-columns-repeated="6" table:style-name="ce23"/>
          <table:table-cell table:style-name="ce42" office:value-type="string" calcext:value-type="string">
            <text:p>Total de questões = 310</text:p>
          </table:table-cell>
          <table:table-cell table:style-name="ce42" office:value-type="string" calcext:value-type="string">
            <text:p><text:span text:style-name="T1">na</text:span> questões em branco</text:p>
          </table:table-cell>
          <table:table-cell table:style-name="ce42" office:value-type="string" calcext:value-type="string">
            <text:p>n<text:span text:style-name="T1">a</text:span><text:span text:style-name="T2"> questões certas</text:span></text:p>
          </table:table-cell>
          <table:table-cell table:style-name="ce42" office:value-type="string" calcext:value-type="string">
            <text:p>n<text:span text:style-name="T1">a</text:span><text:span text:style-name="T2"> questões erradas</text:span></text:p>
          </table:table-cell>
          <table:table-cell table:number-columns-repeated="16373"/>
        </table:table-row>
        <table:table-row table:style-name="ro2">
          <table:table-cell table:style-name="ce6" office:value-type="string" calcext:value-type="string" table:number-columns-spanned="7" table:number-rows-spanned="1">
            <text:p>Número de elementos da união, da intersecção, do complemento e da diferença</text:p>
          </table:table-cell>
          <table:covered-table-cell table:number-columns-repeated="5" table:style-name="ce23"/>
          <table:covered-table-cell table:style-name="ce23" office:value-type="string" calcext:value-type="string">
            <text:p>F</text:p>
          </table:covered-table-cell>
          <table:table-cell table:number-columns-repeated="16377"/>
        </table:table-row>
        <table:table-row-group table:display="false">
          <table:table-row table:style-name="ro2" table:visibility="collapse">
            <table:table-cell table:style-name="ce6" office:value-type="float" office:value="1" calcext:value-type="float">
              <text:p>1</text:p>
            </table:table-cell>
            <table:table-cell table:style-name="ce24" table:content-validation-name="val1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3]&amp;&quot;&quot;) = ([.H3]&amp;&quot;&quot;);&quot;Verdadeiro&quot;;IF([.B3]&amp;&quot;&quot;= &quot; &quot;OR([.B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" calcext:value-type="float">
              <text:p>2</text:p>
            </table:table-cell>
            <table:table-cell table:style-name="ce24" table:content-validation-name="val1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1"/>
            <table:table-cell table:style-name="ce112" office:value-type="string" calcext:value-type="string">
              <text:p>D</text:p>
            </table:table-cell>
            <table:table-cell table:style-name="ce40" table:formula="of:=IF(([.B4]&amp;&quot;&quot;) = ([.H4]&amp;&quot;&quot;);&quot;Verdadeiro&quot;;IF([.B4]&amp;&quot;&quot;= &quot; &quot;OR([.B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" calcext:value-type="float">
              <text:p>3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D</text:p>
            </table:table-cell>
            <table:table-cell table:style-name="ce40" table:formula="of:=IF(([.B5]&amp;&quot;&quot;) = ([.H5]&amp;&quot;&quot;);&quot;Verdadeiro&quot;;IF([.B5]&amp;&quot;&quot;= &quot; &quot;OR([.B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" calcext:value-type="float">
              <text:p>4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E</text:p>
            </table:table-cell>
            <table:table-cell table:style-name="ce40" table:formula="of:=IF(([.B6]&amp;&quot;&quot;) = ([.H6]&amp;&quot;&quot;);&quot;Verdadeiro&quot;;IF([.B6]&amp;&quot;&quot;= &quot; &quot;OR([.B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" calcext:value-type="float">
              <text:p>5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C</text:p>
            </table:table-cell>
            <table:table-cell table:style-name="ce40" table:formula="of:=IF(([.B7]&amp;&quot;&quot;) = ([.H7]&amp;&quot;&quot;);&quot;Verdadeiro&quot;;IF([.B7]&amp;&quot;&quot;= &quot; &quot;OR([.B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" calcext:value-type="float">
              <text:p>6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8]&amp;&quot;&quot;) = ([.H8]&amp;&quot;&quot;);&quot;Verdadeiro&quot;;IF([.B8]&amp;&quot;&quot;= &quot; &quot;OR([.B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7" calcext:value-type="float">
              <text:p>7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9]&amp;&quot;&quot;) = ([.H9]&amp;&quot;&quot;);&quot;Verdadeiro&quot;;IF([.B9]&amp;&quot;&quot;= &quot; &quot;OR([.B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8" calcext:value-type="float">
              <text:p>8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10]&amp;&quot;&quot;) = ([.H10]&amp;&quot;&quot;);&quot;Verdadeiro&quot;;IF([.B10]&amp;&quot;&quot;= &quot; &quot;OR([.B1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9" calcext:value-type="float">
              <text:p>9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B</text:p>
            </table:table-cell>
            <table:table-cell table:style-name="ce40" table:formula="of:=IF(([.B11]&amp;&quot;&quot;) = ([.H11]&amp;&quot;&quot;);&quot;Verdadeiro&quot;;IF([.B11]&amp;&quot;&quot;= &quot; &quot;OR([.B1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0" calcext:value-type="float">
              <text:p>10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C</text:p>
            </table:table-cell>
            <table:table-cell table:style-name="ce40" table:formula="of:=IF(([.B12]&amp;&quot;&quot;) = ([.H12]&amp;&quot;&quot;);&quot;Verdadeiro&quot;;IF([.B12]&amp;&quot;&quot;= &quot; &quot;OR([.B1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1" calcext:value-type="float">
              <text:p>11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E</text:p>
            </table:table-cell>
            <table:table-cell table:style-name="ce40" table:formula="of:=IF(([.B13]&amp;&quot;&quot;) = ([.H13]&amp;&quot;&quot;);&quot;Verdadeiro&quot;;IF([.B13]&amp;&quot;&quot;= &quot; &quot;OR([.B1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2" calcext:value-type="float">
              <text:p>12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B</text:p>
            </table:table-cell>
            <table:table-cell table:style-name="ce40" table:formula="of:=IF(([.B14]&amp;&quot;&quot;) = ([.H14]&amp;&quot;&quot;);&quot;Verdadeiro&quot;;IF([.B14]&amp;&quot;&quot;= &quot; &quot;OR([.B1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3" calcext:value-type="float">
              <text:p>13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15]&amp;&quot;&quot;) = ([.H15]&amp;&quot;&quot;);&quot;Verdadeiro&quot;;IF([.B15]&amp;&quot;&quot;= &quot; &quot;OR([.B1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4" calcext:value-type="float">
              <text:p>14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16]&amp;&quot;&quot;) = ([.H16]&amp;&quot;&quot;);&quot;Verdadeiro&quot;;IF([.B16]&amp;&quot;&quot;= &quot; &quot;OR([.B1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5" calcext:value-type="float">
              <text:p>15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17]&amp;&quot;&quot;) = ([.H17]&amp;&quot;&quot;);&quot;Verdadeiro&quot;;IF([.B17]&amp;&quot;&quot;= &quot; &quot;OR([.B1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6" calcext:value-type="float">
              <text:p>16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A</text:p>
            </table:table-cell>
            <table:table-cell table:style-name="ce40" table:formula="of:=IF(([.B18]&amp;&quot;&quot;) = ([.H18]&amp;&quot;&quot;);&quot;Verdadeiro&quot;;IF([.B18]&amp;&quot;&quot;= &quot; &quot;OR([.B1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7" calcext:value-type="float">
              <text:p>17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E</text:p>
            </table:table-cell>
            <table:table-cell table:style-name="ce40" table:formula="of:=IF(([.B19]&amp;&quot;&quot;) = ([.H19]&amp;&quot;&quot;);&quot;Verdadeiro&quot;;IF([.B19]&amp;&quot;&quot;= &quot; &quot;OR([.B1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8" calcext:value-type="float">
              <text:p>18</text:p>
            </table:table-cell>
            <table:table-cell table:style-name="ce24" table:content-validation-name="val1" table:number-columns-spanned="6" table:number-rows-spanned="1"/>
            <table:covered-table-cell table:number-columns-repeated="5" table:style-name="ce26" table:content-validation-name="val1"/>
            <table:table-cell table:style-name="ce112" office:value-type="string" calcext:value-type="string">
              <text:p>E</text:p>
            </table:table-cell>
            <table:table-cell table:style-name="ce40" table:formula="of:=IF(([.B20]&amp;&quot;&quot;) = ([.H20]&amp;&quot;&quot;);&quot;Verdadeiro&quot;;IF([.B20]&amp;&quot;&quot;= &quot; &quot;OR([.B2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19" calcext:value-type="float">
              <text:p>19</text:p>
            </table:table-cell>
            <table:table-cell table:style-name="ce24" table:content-validation-name="val1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1"/>
            <table:table-cell table:style-name="ce112" office:value-type="string" calcext:value-type="string">
              <text:p>B</text:p>
            </table:table-cell>
            <table:table-cell table:style-name="ce40" table:formula="of:=IF(([.B21]&amp;&quot;&quot;) = ([.H21]&amp;&quot;&quot;);&quot;Verdadeiro&quot;;IF([.B21]&amp;&quot;&quot;= &quot; &quot;OR([.B2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Números naturais: introdução, representação, propriedades</text:p>
          </table:table-cell>
          <table:covered-table-cell table:number-columns-repeated="6" table:style-name="ce23"/>
          <table:table-cell table:style-name="ce45" table:formula="of:=COUNTA([.H3:.H21])" office:value-type="float" office:value="19" calcext:value-type="float">
            <text:p>19</text:p>
          </table:table-cell>
          <table:table-cell table:style-name="ce45" table:formula="of:=COUNTIF([.I3:.I21];&quot;Em branco&quot;)" office:value-type="float" office:value="19" calcext:value-type="float">
            <text:p>19</text:p>
          </table:table-cell>
          <table:table-cell table:style-name="ce45" table:formula="of:=COUNTIF([.I3:.I21];&quot;Verdadeiro&quot;)" office:value-type="float" office:value="0" calcext:value-type="float">
            <text:p>0</text:p>
          </table:table-cell>
          <table:table-cell table:style-name="ce45" table:formula="of:=COUNTIF([.I3:.I21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6" office:value-type="float" office:value="20" calcext:value-type="float">
              <text:p>20</text:p>
            </table:table-cell>
            <table:table-cell table:style-name="ce24" table:content-validation-name="val2" table:number-columns-spanned="6" table:number-rows-spanned="1"/>
            <table:covered-table-cell table:number-columns-repeated="5" table:style-name="ce26" table:content-validation-name="val2"/>
            <table:table-cell table:style-name="ce112" office:value-type="string" calcext:value-type="string">
              <text:p>D</text:p>
            </table:table-cell>
            <table:table-cell table:style-name="ce40" table:formula="of:=IF(([.B23]&amp;&quot;&quot;) = ([.H23]&amp;&quot;&quot;);&quot;Verdadeiro&quot;;IF([.B23]&amp;&quot;&quot;= &quot; &quot;OR([.B2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1" calcext:value-type="float">
              <text:p>21</text:p>
            </table:table-cell>
            <table:table-cell table:style-name="ce24" table:content-validation-name="val2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2"/>
            <table:table-cell table:style-name="ce112" office:value-type="string" calcext:value-type="string">
              <text:p>E</text:p>
            </table:table-cell>
            <table:table-cell table:style-name="ce40" table:formula="of:=IF(([.B24]&amp;&quot;&quot;) = ([.H24]&amp;&quot;&quot;);&quot;Verdadeiro&quot;;IF([.B24]&amp;&quot;&quot;= &quot; &quot;OR([.B2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Adição, subtração, multiplicação e divisão de números naturais</text:p>
          </table:table-cell>
          <table:covered-table-cell table:number-columns-repeated="6" table:style-name="ce23"/>
          <table:table-cell table:style-name="ce45" table:formula="of:=COUNTA([.H23:.H24])" office:value-type="float" office:value="2" calcext:value-type="float">
            <text:p>2</text:p>
          </table:table-cell>
          <table:table-cell table:style-name="ce45" table:formula="of:=COUNTIF([.I23:.I24];&quot;Em branco&quot;)" office:value-type="float" office:value="2" calcext:value-type="float">
            <text:p>2</text:p>
          </table:table-cell>
          <table:table-cell table:style-name="ce45" table:formula="of:=COUNTIF([.I23:.I24];&quot;Verdadeiro&quot;)" office:value-type="float" office:value="0" calcext:value-type="float">
            <text:p>0</text:p>
          </table:table-cell>
          <table:table-cell table:style-name="ce45" table:formula="of:=COUNTIF([.I23:.I24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6" office:value-type="float" office:value="22" calcext:value-type="float">
              <text:p>22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3" table:content-validation-name="val3"/>
            <table:table-cell table:style-name="ce112" office:value-type="string" calcext:value-type="string">
              <text:p>A</text:p>
            </table:table-cell>
            <table:table-cell table:style-name="ce40" table:formula="of:=IF(([.B26]&amp;&quot;&quot;) = ([.H26]&amp;&quot;&quot;);&quot;Verdadeiro&quot;;IF([.B26]&amp;&quot;&quot;= &quot; &quot;OR([.B2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3" calcext:value-type="float">
              <text:p>23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C</text:p>
            </table:table-cell>
            <table:table-cell table:style-name="ce40" table:formula="of:=IF(([.B27]&amp;&quot;&quot;) = ([.H27]&amp;&quot;&quot;);&quot;Verdadeiro&quot;;IF([.B27]&amp;&quot;&quot;= &quot; &quot;OR([.B2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4" calcext:value-type="float">
              <text:p>24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A</text:p>
            </table:table-cell>
            <table:table-cell table:style-name="ce40" table:formula="of:=IF(([.B28]&amp;&quot;&quot;) = ([.H28]&amp;&quot;&quot;);&quot;Verdadeiro&quot;;IF([.B28]&amp;&quot;&quot;= &quot; &quot;OR([.B2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5" calcext:value-type="float">
              <text:p>25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C</text:p>
            </table:table-cell>
            <table:table-cell table:style-name="ce40" table:formula="of:=IF(([.B29]&amp;&quot;&quot;) = ([.H29]&amp;&quot;&quot;);&quot;Verdadeiro&quot;;IF([.B29]&amp;&quot;&quot;= &quot; &quot;OR([.B2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6" calcext:value-type="float">
              <text:p>26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A</text:p>
            </table:table-cell>
            <table:table-cell table:style-name="ce40" table:formula="of:=IF(([.B30]&amp;&quot;&quot;) = ([.H30]&amp;&quot;&quot;);&quot;Verdadeiro&quot;;IF([.B30]&amp;&quot;&quot;= &quot; &quot;OR([.B3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7" calcext:value-type="float">
              <text:p>27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E</text:p>
            </table:table-cell>
            <table:table-cell table:style-name="ce40" table:formula="of:=IF(([.B31]&amp;&quot;&quot;) = ([.H31]&amp;&quot;&quot;);&quot;Verdadeiro&quot;;IF([.B31]&amp;&quot;&quot;= &quot; &quot;OR([.B3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8" calcext:value-type="float">
              <text:p>28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D</text:p>
            </table:table-cell>
            <table:table-cell table:style-name="ce40" table:formula="of:=IF(([.B32]&amp;&quot;&quot;) = ([.H32]&amp;&quot;&quot;);&quot;Verdadeiro&quot;;IF([.B32]&amp;&quot;&quot;= &quot; &quot;OR([.B3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" calcext:value-type="float">
              <text:p>29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D</text:p>
            </table:table-cell>
            <table:table-cell table:style-name="ce40" table:formula="of:=IF(([.B33]&amp;&quot;&quot;) = ([.H33]&amp;&quot;&quot;);&quot;Verdadeiro&quot;;IF([.B33]&amp;&quot;&quot;= &quot; &quot;OR([.B3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" calcext:value-type="float">
              <text:p>30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B</text:p>
            </table:table-cell>
            <table:table-cell table:style-name="ce40" table:formula="of:=IF(([.B34]&amp;&quot;&quot;) = ([.H34]&amp;&quot;&quot;);&quot;Verdadeiro&quot;;IF([.B34]&amp;&quot;&quot;= &quot; &quot;OR([.B3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1" calcext:value-type="float">
              <text:p>31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B</text:p>
            </table:table-cell>
            <table:table-cell table:style-name="ce40" table:formula="of:=IF(([.B35]&amp;&quot;&quot;) = ([.H35]&amp;&quot;&quot;);&quot;Verdadeiro&quot;;IF([.B35]&amp;&quot;&quot;= &quot; &quot;OR([.B3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2" calcext:value-type="float">
              <text:p>32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C</text:p>
            </table:table-cell>
            <table:table-cell table:style-name="ce40" table:formula="of:=IF(([.B36]&amp;&quot;&quot;) = ([.H36]&amp;&quot;&quot;);&quot;Verdadeiro&quot;;IF([.B36]&amp;&quot;&quot;= &quot; &quot;OR([.B3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3" calcext:value-type="float">
              <text:p>33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D</text:p>
            </table:table-cell>
            <table:table-cell table:style-name="ce40" table:formula="of:=IF(([.B37]&amp;&quot;&quot;) = ([.H37]&amp;&quot;&quot;);&quot;Verdadeiro&quot;;IF([.B37]&amp;&quot;&quot;= &quot; &quot;OR([.B3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4" calcext:value-type="float">
              <text:p>34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B</text:p>
            </table:table-cell>
            <table:table-cell table:style-name="ce40" table:formula="of:=IF(([.B38]&amp;&quot;&quot;) = ([.H38]&amp;&quot;&quot;);&quot;Verdadeiro&quot;;IF([.B38]&amp;&quot;&quot;= &quot; &quot;OR([.B3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5" calcext:value-type="float">
              <text:p>35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A</text:p>
            </table:table-cell>
            <table:table-cell table:style-name="ce40" table:formula="of:=IF(([.B39]&amp;&quot;&quot;) = ([.H39]&amp;&quot;&quot;);&quot;Verdadeiro&quot;;IF([.B39]&amp;&quot;&quot;= &quot; &quot;OR([.B3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6" calcext:value-type="float">
              <text:p>36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E</text:p>
            </table:table-cell>
            <table:table-cell table:style-name="ce40" table:formula="of:=IF(([.B40]&amp;&quot;&quot;) = ([.H40]&amp;&quot;&quot;);&quot;Verdadeiro&quot;;IF([.B40]&amp;&quot;&quot;= &quot; &quot;OR([.B4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7" calcext:value-type="float">
              <text:p>37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D</text:p>
            </table:table-cell>
            <table:table-cell table:style-name="ce40" table:formula="of:=IF(([.B41]&amp;&quot;&quot;) = ([.H41]&amp;&quot;&quot;);&quot;Verdadeiro&quot;;IF([.B41]&amp;&quot;&quot;= &quot; &quot;OR([.B4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8" calcext:value-type="float">
              <text:p>38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A</text:p>
            </table:table-cell>
            <table:table-cell table:style-name="ce40" table:formula="of:=IF(([.B42]&amp;&quot;&quot;) = ([.H42]&amp;&quot;&quot;);&quot;Verdadeiro&quot;;IF([.B42]&amp;&quot;&quot;= &quot; &quot;OR([.B4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9" calcext:value-type="float">
              <text:p>39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D</text:p>
            </table:table-cell>
            <table:table-cell table:style-name="ce40" table:formula="of:=IF(([.B43]&amp;&quot;&quot;) = ([.H43]&amp;&quot;&quot;);&quot;Verdadeiro&quot;;IF([.B43]&amp;&quot;&quot;= &quot; &quot;OR([.B4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0" calcext:value-type="float">
              <text:p>40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C</text:p>
            </table:table-cell>
            <table:table-cell table:style-name="ce40" table:formula="of:=IF(([.B44]&amp;&quot;&quot;) = ([.H44]&amp;&quot;&quot;);&quot;Verdadeiro&quot;;IF([.B44]&amp;&quot;&quot;= &quot; &quot;OR([.B4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1" calcext:value-type="float">
              <text:p>41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A</text:p>
            </table:table-cell>
            <table:table-cell table:style-name="ce40" table:formula="of:=IF(([.B45]&amp;&quot;&quot;) = ([.H45]&amp;&quot;&quot;);&quot;Verdadeiro&quot;;IF([.B45]&amp;&quot;&quot;= &quot; &quot;OR([.B4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2" calcext:value-type="float">
              <text:p>42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A</text:p>
            </table:table-cell>
            <table:table-cell table:style-name="ce40" table:formula="of:=IF(([.B46]&amp;&quot;&quot;) = ([.H46]&amp;&quot;&quot;);&quot;Verdadeiro&quot;;IF([.B46]&amp;&quot;&quot;= &quot; &quot;OR([.B4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3" calcext:value-type="float">
              <text:p>43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D</text:p>
            </table:table-cell>
            <table:table-cell table:style-name="ce40" table:formula="of:=IF(([.B47]&amp;&quot;&quot;) = ([.H47]&amp;&quot;&quot;);&quot;Verdadeiro&quot;;IF([.B47]&amp;&quot;&quot;= &quot; &quot;OR([.B4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4" calcext:value-type="float">
              <text:p>44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E</text:p>
            </table:table-cell>
            <table:table-cell table:style-name="ce40" table:formula="of:=IF(([.B48]&amp;&quot;&quot;) = ([.H48]&amp;&quot;&quot;);&quot;Verdadeiro&quot;;IF([.B48]&amp;&quot;&quot;= &quot; &quot;OR([.B4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5" calcext:value-type="float">
              <text:p>45</text:p>
            </table:table-cell>
            <table:table-cell table:style-name="ce24" table:content-validation-name="val3" table:number-columns-spanned="6" table:number-rows-spanned="1"/>
            <table:covered-table-cell table:number-columns-repeated="5" table:style-name="ce26" table:content-validation-name="val3"/>
            <table:table-cell table:style-name="ce112" office:value-type="string" calcext:value-type="string">
              <text:p>B</text:p>
            </table:table-cell>
            <table:table-cell table:style-name="ce40" table:formula="of:=IF(([.B49]&amp;&quot;&quot;) = ([.H49]&amp;&quot;&quot;);&quot;Verdadeiro&quot;;IF([.B49]&amp;&quot;&quot;= &quot; &quot;OR([.B4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Divisibilidade, números primos, fatores primos, divisor e múltiplo comum(MMC)</text:p>
          </table:table-cell>
          <table:covered-table-cell table:number-columns-repeated="6" table:style-name="ce23"/>
          <table:table-cell table:style-name="ce45" table:formula="of:=COUNTA([.H26:.H49])" office:value-type="float" office:value="24" calcext:value-type="float">
            <text:p>24</text:p>
          </table:table-cell>
          <table:table-cell table:style-name="ce45" table:formula="of:=COUNTIF([.I26:.I49];&quot;Em branco&quot;)" office:value-type="float" office:value="24" calcext:value-type="float">
            <text:p>24</text:p>
          </table:table-cell>
          <table:table-cell table:style-name="ce45" table:formula="of:=COUNTIF([.I26:.I49];&quot;Verdadeiro&quot;)" office:value-type="float" office:value="0" calcext:value-type="float">
            <text:p>0</text:p>
          </table:table-cell>
          <table:table-cell table:style-name="ce45" table:formula="of:=COUNTIF([.I26:.I49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6" office:value-type="float" office:value="46" calcext:value-type="float">
              <text:p>46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B</text:p>
            </table:table-cell>
            <table:table-cell table:style-name="ce40" table:formula="of:=IF(([.B51]&amp;&quot;&quot;) = ([.H51]&amp;&quot;&quot;);&quot;Verdadeiro&quot;;IF([.B51]&amp;&quot;&quot;= &quot; &quot;OR([.B5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7" calcext:value-type="float">
              <text:p>47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A</text:p>
            </table:table-cell>
            <table:table-cell table:style-name="ce40" table:formula="of:=IF(([.B52]&amp;&quot;&quot;) = ([.H52]&amp;&quot;&quot;);&quot;Verdadeiro&quot;;IF([.B52]&amp;&quot;&quot;= &quot; &quot;OR([.B5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8" calcext:value-type="float">
              <text:p>48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D</text:p>
            </table:table-cell>
            <table:table-cell table:style-name="ce40" table:formula="of:=IF(([.B53]&amp;&quot;&quot;) = ([.H53]&amp;&quot;&quot;);&quot;Verdadeiro&quot;;IF([.B53]&amp;&quot;&quot;= &quot; &quot;OR([.B5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49" calcext:value-type="float">
              <text:p>49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D</text:p>
            </table:table-cell>
            <table:table-cell table:style-name="ce40" table:formula="of:=IF(([.B54]&amp;&quot;&quot;) = ([.H54]&amp;&quot;&quot;);&quot;Verdadeiro&quot;;IF([.B54]&amp;&quot;&quot;= &quot; &quot;OR([.B5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0" calcext:value-type="float">
              <text:p>50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D</text:p>
            </table:table-cell>
            <table:table-cell table:style-name="ce40" table:formula="of:=IF(([.B55]&amp;&quot;&quot;) = ([.H55]&amp;&quot;&quot;);&quot;Verdadeiro&quot;;IF([.B55]&amp;&quot;&quot;= &quot; &quot;OR([.B5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1" calcext:value-type="float">
              <text:p>51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E</text:p>
            </table:table-cell>
            <table:table-cell table:style-name="ce40" table:formula="of:=IF(([.B56]&amp;&quot;&quot;) = ([.H56]&amp;&quot;&quot;);&quot;Verdadeiro&quot;;IF([.B56]&amp;&quot;&quot;= &quot; &quot;OR([.B5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2" calcext:value-type="float">
              <text:p>52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57]&amp;&quot;&quot;) = ([.H57]&amp;&quot;&quot;);&quot;Verdadeiro&quot;;IF([.B57]&amp;&quot;&quot;= &quot; &quot;OR([.B5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3" calcext:value-type="float">
              <text:p>53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58]&amp;&quot;&quot;) = ([.H58]&amp;&quot;&quot;);&quot;Verdadeiro&quot;;IF([.B58]&amp;&quot;&quot;= &quot; &quot;OR([.B5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4" calcext:value-type="float">
              <text:p>54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E</text:p>
            </table:table-cell>
            <table:table-cell table:style-name="ce40" table:formula="of:=IF(([.B59]&amp;&quot;&quot;) = ([.H59]&amp;&quot;&quot;);&quot;Verdadeiro&quot;;IF([.B59]&amp;&quot;&quot;= &quot; &quot;OR([.B5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5" calcext:value-type="float">
              <text:p>55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B</text:p>
            </table:table-cell>
            <table:table-cell table:style-name="ce40" table:formula="of:=IF(([.B60]&amp;&quot;&quot;) = ([.H60]&amp;&quot;&quot;);&quot;Verdadeiro&quot;;IF([.B60]&amp;&quot;&quot;= &quot; &quot;OR([.B6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6" calcext:value-type="float">
              <text:p>56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D</text:p>
            </table:table-cell>
            <table:table-cell table:style-name="ce40" table:formula="of:=IF(([.B61]&amp;&quot;&quot;) = ([.H61]&amp;&quot;&quot;);&quot;Verdadeiro&quot;;IF([.B61]&amp;&quot;&quot;= &quot; &quot;OR([.B6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7" calcext:value-type="float">
              <text:p>57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62]&amp;&quot;&quot;) = ([.H62]&amp;&quot;&quot;);&quot;Verdadeiro&quot;;IF([.B62]&amp;&quot;&quot;= &quot; &quot;OR([.B6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8" calcext:value-type="float">
              <text:p>58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63]&amp;&quot;&quot;) = ([.H63]&amp;&quot;&quot;);&quot;Verdadeiro&quot;;IF([.B63]&amp;&quot;&quot;= &quot; &quot;OR([.B6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59" calcext:value-type="float">
              <text:p>59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64]&amp;&quot;&quot;) = ([.H64]&amp;&quot;&quot;);&quot;Verdadeiro&quot;;IF([.B64]&amp;&quot;&quot;= &quot; &quot;OR([.B6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0" calcext:value-type="float">
              <text:p>60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65]&amp;&quot;&quot;) = ([.H65]&amp;&quot;&quot;);&quot;Verdadeiro&quot;;IF([.B65]&amp;&quot;&quot;= &quot; &quot;OR([.B6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1" calcext:value-type="float">
              <text:p>61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D</text:p>
            </table:table-cell>
            <table:table-cell table:style-name="ce40" table:formula="of:=IF(([.B66]&amp;&quot;&quot;) = ([.H66]&amp;&quot;&quot;);&quot;Verdadeiro&quot;;IF([.B66]&amp;&quot;&quot;= &quot; &quot;OR([.B6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2" calcext:value-type="float">
              <text:p>62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B</text:p>
            </table:table-cell>
            <table:table-cell table:style-name="ce40" table:formula="of:=IF(([.B67]&amp;&quot;&quot;) = ([.H67]&amp;&quot;&quot;);&quot;Verdadeiro&quot;;IF([.B67]&amp;&quot;&quot;= &quot; &quot;OR([.B6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3" calcext:value-type="float">
              <text:p>63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E</text:p>
            </table:table-cell>
            <table:table-cell table:style-name="ce40" table:formula="of:=IF(([.B68]&amp;&quot;&quot;) = ([.H68]&amp;&quot;&quot;);&quot;Verdadeiro&quot;;IF([.B68]&amp;&quot;&quot;= &quot; &quot;OR([.B6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4" calcext:value-type="float">
              <text:p>64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E</text:p>
            </table:table-cell>
            <table:table-cell table:style-name="ce40" table:formula="of:=IF(([.B69]&amp;&quot;&quot;) = ([.H69]&amp;&quot;&quot;);&quot;Verdadeiro&quot;;IF([.B69]&amp;&quot;&quot;= &quot; &quot;OR([.B6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5" calcext:value-type="float">
              <text:p>65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E</text:p>
            </table:table-cell>
            <table:table-cell table:style-name="ce40" table:formula="of:=IF(([.B70]&amp;&quot;&quot;) = ([.H70]&amp;&quot;&quot;);&quot;Verdadeiro&quot;;IF([.B70]&amp;&quot;&quot;= &quot; &quot;OR([.B7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6" calcext:value-type="float">
              <text:p>66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71]&amp;&quot;&quot;) = ([.H71]&amp;&quot;&quot;);&quot;Verdadeiro&quot;;IF([.B71]&amp;&quot;&quot;= &quot; &quot;OR([.B7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7" calcext:value-type="float">
              <text:p>67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A</text:p>
            </table:table-cell>
            <table:table-cell table:style-name="ce40" table:formula="of:=IF(([.B72]&amp;&quot;&quot;) = ([.H72]&amp;&quot;&quot;);&quot;Verdadeiro&quot;;IF([.B72]&amp;&quot;&quot;= &quot; &quot;OR([.B7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8" calcext:value-type="float">
              <text:p>68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A</text:p>
            </table:table-cell>
            <table:table-cell table:style-name="ce40" table:formula="of:=IF(([.B73]&amp;&quot;&quot;) = ([.H73]&amp;&quot;&quot;);&quot;Verdadeiro&quot;;IF([.B73]&amp;&quot;&quot;= &quot; &quot;OR([.B7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69" calcext:value-type="float">
              <text:p>69</text:p>
            </table:table-cell>
            <table:table-cell table:style-name="ce24" table:content-validation-name="val4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4"/>
            <table:table-cell table:style-name="ce112" office:value-type="string" calcext:value-type="string">
              <text:p>C</text:p>
            </table:table-cell>
            <table:table-cell table:style-name="ce40" table:formula="of:=IF(([.B74]&amp;&quot;&quot;) = ([.H74]&amp;&quot;&quot;);&quot;Verdadeiro&quot;;IF([.B74]&amp;&quot;&quot;= &quot; &quot;OR([.B7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70" calcext:value-type="float">
              <text:p>70</text:p>
            </table:table-cell>
            <table:table-cell table:style-name="ce24" table:content-validation-name="val4" table:number-columns-spanned="6" table:number-rows-spanned="1"/>
            <table:covered-table-cell table:number-columns-repeated="5" table:style-name="ce26" table:content-validation-name="val4"/>
            <table:table-cell table:style-name="ce112" office:value-type="string" calcext:value-type="string">
              <text:p>B</text:p>
            </table:table-cell>
            <table:table-cell table:style-name="ce40" table:formula="of:=IF(([.B75]&amp;&quot;&quot;) = ([.H75]&amp;&quot;&quot;);&quot;Verdadeiro&quot;;IF([.B75]&amp;&quot;&quot;= &quot; &quot;OR([.B7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Números inteiros(propriedades, operações, módulo etc)</text:p>
          </table:table-cell>
          <table:covered-table-cell table:number-columns-repeated="6" table:style-name="ce23"/>
          <table:table-cell table:style-name="ce45" table:formula="of:=COUNTA([.H51:.H75])" office:value-type="float" office:value="25" calcext:value-type="float">
            <text:p>25</text:p>
          </table:table-cell>
          <table:table-cell table:style-name="ce45" table:formula="of:=COUNTIF([.I51:.I75];&quot;Em branco&quot;)" office:value-type="float" office:value="25" calcext:value-type="float">
            <text:p>25</text:p>
          </table:table-cell>
          <table:table-cell table:style-name="ce45" table:formula="of:=COUNTIF([.I51:.I75];&quot;Verdadeiro&quot;)" office:value-type="float" office:value="0" calcext:value-type="float">
            <text:p>0</text:p>
          </table:table-cell>
          <table:table-cell table:style-name="ce45" table:formula="of:=COUNTIF([.I51:.I75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71" calcext:value-type="float">
              <text:p>71</text:p>
            </table:table-cell>
            <table:table-cell table:style-name="ce24" table:content-validation-name="val5" table:number-columns-spanned="6" table:number-rows-spanned="1"/>
            <table:covered-table-cell table:number-columns-repeated="5" table:style-name="ce26" table:content-validation-name="val5"/>
            <table:table-cell table:style-name="ce112" office:value-type="string" calcext:value-type="string">
              <text:p>B</text:p>
            </table:table-cell>
            <table:table-cell table:style-name="ce40" table:formula="of:=IF(([.B77]&amp;&quot;&quot;) = ([.H77]&amp;&quot;&quot;);&quot;Verdadeiro&quot;;IF([.B77]&amp;&quot;&quot;= &quot; &quot;OR([.B7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72" calcext:value-type="float">
              <text:p>72</text:p>
            </table:table-cell>
            <table:table-cell table:style-name="ce24" table:content-validation-name="val5" table:number-columns-spanned="6" table:number-rows-spanned="1"/>
            <table:covered-table-cell table:number-columns-repeated="5" table:style-name="ce26" table:content-validation-name="val5"/>
            <table:table-cell table:style-name="ce112" office:value-type="string" calcext:value-type="string">
              <text:p>C</text:p>
            </table:table-cell>
            <table:table-cell table:style-name="ce40" table:formula="of:=IF(([.B78]&amp;&quot;&quot;) = ([.H78]&amp;&quot;&quot;);&quot;Verdadeiro&quot;;IF([.B78]&amp;&quot;&quot;= &quot; &quot;OR([.B7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73" calcext:value-type="float">
              <text:p>73</text:p>
            </table:table-cell>
            <table:table-cell table:style-name="ce24" table:content-validation-name="val5" table:number-columns-spanned="6" table:number-rows-spanned="1"/>
            <table:covered-table-cell table:number-columns-repeated="5" table:style-name="ce26" table:content-validation-name="val5"/>
            <table:table-cell table:style-name="ce112" office:value-type="string" calcext:value-type="string">
              <text:p>E</text:p>
            </table:table-cell>
            <table:table-cell table:style-name="ce40" table:formula="of:=IF(([.B79]&amp;&quot;&quot;) = ([.H79]&amp;&quot;&quot;);&quot;Verdadeiro&quot;;IF([.B79]&amp;&quot;&quot;= &quot; &quot;OR([.B7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74" calcext:value-type="float">
              <text:p>74</text:p>
            </table:table-cell>
            <table:table-cell table:style-name="ce24" table:content-validation-name="val5" table:number-columns-spanned="6" table:number-rows-spanned="1"/>
            <table:covered-table-cell table:number-columns-repeated="5" table:style-name="ce26" table:content-validation-name="val5"/>
            <table:table-cell table:style-name="ce112" office:value-type="string" calcext:value-type="string">
              <text:p>C</text:p>
            </table:table-cell>
            <table:table-cell table:style-name="ce40" table:formula="of:=IF(([.B80]&amp;&quot;&quot;) = ([.H80]&amp;&quot;&quot;);&quot;Verdadeiro&quot;;IF([.B80]&amp;&quot;&quot;= &quot; &quot;OR([.B8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Números racionais – introdução, representação, propriedades</text:p>
          </table:table-cell>
          <table:covered-table-cell table:number-columns-repeated="6" table:style-name="ce23"/>
          <table:table-cell table:style-name="ce45" table:formula="of:=COUNTA([.H77:.H80])" office:value-type="float" office:value="4" calcext:value-type="float">
            <text:p>4</text:p>
          </table:table-cell>
          <table:table-cell table:style-name="ce45" table:formula="of:=COUNTIF([.I77:.I80];&quot;Em branco&quot;)" office:value-type="float" office:value="4" calcext:value-type="float">
            <text:p>4</text:p>
          </table:table-cell>
          <table:table-cell table:style-name="ce45" table:formula="of:=COUNTIF([.I77:.I80];&quot;Verdadeiro&quot;)" office:value-type="float" office:value="0" calcext:value-type="float">
            <text:p>0</text:p>
          </table:table-cell>
          <table:table-cell table:style-name="ce45" table:formula="of:=COUNTIF([.I56:.I80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75" calcext:value-type="float">
              <text:p>75</text:p>
            </table:table-cell>
            <table:table-cell table:style-name="ce24" table:content-validation-name="val6" table:number-columns-spanned="6" table:number-rows-spanned="1"/>
            <table:covered-table-cell table:number-columns-repeated="5" table:style-name="ce26" table:content-validation-name="val6"/>
            <table:table-cell table:style-name="ce112" office:value-type="string" calcext:value-type="string">
              <text:p>A</text:p>
            </table:table-cell>
            <table:table-cell table:style-name="ce40" table:formula="of:=IF(([.B82]&amp;&quot;&quot;) = ([.H82]&amp;&quot;&quot;);&quot;Verdadeiro&quot;;IF([.B82]&amp;&quot;&quot;= &quot; &quot;OR([.B8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76" calcext:value-type="float">
              <text:p>76</text:p>
            </table:table-cell>
            <table:table-cell table:style-name="ce24" table:content-validation-name="val6" table:number-columns-spanned="6" table:number-rows-spanned="1"/>
            <table:covered-table-cell table:number-columns-repeated="5" table:style-name="ce26" table:content-validation-name="val6"/>
            <table:table-cell table:style-name="ce112" office:value-type="string" calcext:value-type="string">
              <text:p>C</text:p>
            </table:table-cell>
            <table:table-cell table:style-name="ce40" table:formula="of:=IF(([.B83]&amp;&quot;&quot;) = ([.H83]&amp;&quot;&quot;);&quot;Verdadeiro&quot;;IF([.B83]&amp;&quot;&quot;= &quot; &quot;OR([.B8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77" calcext:value-type="float">
              <text:p>77</text:p>
            </table:table-cell>
            <table:table-cell table:style-name="ce24" table:content-validation-name="val6" table:number-columns-spanned="6" table:number-rows-spanned="1"/>
            <table:covered-table-cell table:number-columns-repeated="5" table:style-name="ce26" table:content-validation-name="val6"/>
            <table:table-cell table:style-name="ce112" office:value-type="string" calcext:value-type="string">
              <text:p>B</text:p>
            </table:table-cell>
            <table:table-cell table:style-name="ce40" table:formula="of:=IF(([.B84]&amp;&quot;&quot;) = ([.H84]&amp;&quot;&quot;);&quot;Verdadeiro&quot;;IF([.B84]&amp;&quot;&quot;= &quot; &quot;OR([.B8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Frações e dízimas periódicas</text:p>
          </table:table-cell>
          <table:covered-table-cell table:number-columns-repeated="6" table:style-name="ce23"/>
          <table:table-cell table:style-name="ce45" table:formula="of:=COUNTA([.H81:.H84])" office:value-type="float" office:value="4" calcext:value-type="float">
            <text:p>4</text:p>
          </table:table-cell>
          <table:table-cell table:style-name="ce45" table:formula="of:=COUNTIF([.I81:.I84];&quot;Em branco&quot;)" office:value-type="float" office:value="3" calcext:value-type="float">
            <text:p>3</text:p>
          </table:table-cell>
          <table:table-cell table:style-name="ce45" table:formula="of:=COUNTIF([.I81:.I84];&quot;Verdadeiro&quot;)" office:value-type="float" office:value="0" calcext:value-type="float">
            <text:p>0</text:p>
          </table:table-cell>
          <table:table-cell table:style-name="ce45" table:formula="of:=COUNTIF([.I81:.I84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78" calcext:value-type="float">
              <text:p>78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D</text:p>
            </table:table-cell>
            <table:table-cell table:style-name="ce40" table:formula="of:=IF(([.B86]&amp;&quot;&quot;) = ([.H86]&amp;&quot;&quot;);&quot;Verdadeiro&quot;;IF([.B86]&amp;&quot;&quot;= &quot; &quot;OR([.B8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79" calcext:value-type="float">
              <text:p>79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E</text:p>
            </table:table-cell>
            <table:table-cell table:style-name="ce40" table:formula="of:=IF(([.B87]&amp;&quot;&quot;) = ([.H87]&amp;&quot;&quot;);&quot;Verdadeiro&quot;;IF([.B87]&amp;&quot;&quot;= &quot; &quot;OR([.B8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0" calcext:value-type="float">
              <text:p>80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E</text:p>
            </table:table-cell>
            <table:table-cell table:style-name="ce40" table:formula="of:=IF(([.B88]&amp;&quot;&quot;) = ([.H88]&amp;&quot;&quot;);&quot;Verdadeiro&quot;;IF([.B88]&amp;&quot;&quot;= &quot; &quot;OR([.B8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1" calcext:value-type="float">
              <text:p>81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D</text:p>
            </table:table-cell>
            <table:table-cell table:style-name="ce40" table:formula="of:=IF(([.B89]&amp;&quot;&quot;) = ([.H89]&amp;&quot;&quot;);&quot;Verdadeiro&quot;;IF([.B89]&amp;&quot;&quot;= &quot; &quot;OR([.B8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2" calcext:value-type="float">
              <text:p>82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C</text:p>
            </table:table-cell>
            <table:table-cell table:style-name="ce40" table:formula="of:=IF(([.B90]&amp;&quot;&quot;) = ([.H90]&amp;&quot;&quot;);&quot;Verdadeiro&quot;;IF([.B90]&amp;&quot;&quot;= &quot; &quot;OR([.B9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3" calcext:value-type="float">
              <text:p>83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A</text:p>
            </table:table-cell>
            <table:table-cell table:style-name="ce40" table:formula="of:=IF(([.B91]&amp;&quot;&quot;) = ([.H91]&amp;&quot;&quot;);&quot;Verdadeiro&quot;;IF([.B91]&amp;&quot;&quot;= &quot; &quot;OR([.B9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4" calcext:value-type="float">
              <text:p>84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B</text:p>
            </table:table-cell>
            <table:table-cell table:style-name="ce40" table:formula="of:=IF(([.B92]&amp;&quot;&quot;) = ([.H92]&amp;&quot;&quot;);&quot;Verdadeiro&quot;;IF([.B92]&amp;&quot;&quot;= &quot; &quot;OR([.B9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5" calcext:value-type="float">
              <text:p>85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C</text:p>
            </table:table-cell>
            <table:table-cell table:style-name="ce40" table:formula="of:=IF(([.B93]&amp;&quot;&quot;) = ([.H93]&amp;&quot;&quot;);&quot;Verdadeiro&quot;;IF([.B93]&amp;&quot;&quot;= &quot; &quot;OR([.B9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6" calcext:value-type="float">
              <text:p>86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B</text:p>
            </table:table-cell>
            <table:table-cell table:style-name="ce40" table:formula="of:=IF(([.B94]&amp;&quot;&quot;) = ([.H94]&amp;&quot;&quot;);&quot;Verdadeiro&quot;;IF([.B94]&amp;&quot;&quot;= &quot; &quot;OR([.B9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7" calcext:value-type="float">
              <text:p>87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C</text:p>
            </table:table-cell>
            <table:table-cell table:style-name="ce40" table:formula="of:=IF(([.B95]&amp;&quot;&quot;) = ([.H95]&amp;&quot;&quot;);&quot;Verdadeiro&quot;;IF([.B95]&amp;&quot;&quot;= &quot; &quot;OR([.B9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8" calcext:value-type="float">
              <text:p>88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D</text:p>
            </table:table-cell>
            <table:table-cell table:style-name="ce40" table:formula="of:=IF(([.B96]&amp;&quot;&quot;) = ([.H96]&amp;&quot;&quot;);&quot;Verdadeiro&quot;;IF([.B96]&amp;&quot;&quot;= &quot; &quot;OR([.B9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89" calcext:value-type="float">
              <text:p>89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C</text:p>
            </table:table-cell>
            <table:table-cell table:style-name="ce40" table:formula="of:=IF(([.B97]&amp;&quot;&quot;) = ([.H97]&amp;&quot;&quot;);&quot;Verdadeiro&quot;;IF([.B97]&amp;&quot;&quot;= &quot; &quot;OR([.B9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0" calcext:value-type="float">
              <text:p>90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D</text:p>
            </table:table-cell>
            <table:table-cell table:style-name="ce40" table:formula="of:=IF(([.B98]&amp;&quot;&quot;) = ([.H98]&amp;&quot;&quot;);&quot;Verdadeiro&quot;;IF([.B98]&amp;&quot;&quot;= &quot; &quot;OR([.B9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1" calcext:value-type="float">
              <text:p>91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C</text:p>
            </table:table-cell>
            <table:table-cell table:style-name="ce40" table:formula="of:=IF(([.B99]&amp;&quot;&quot;) = ([.H99]&amp;&quot;&quot;);&quot;Verdadeiro&quot;;IF([.B99]&amp;&quot;&quot;= &quot; &quot;OR([.B9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2" calcext:value-type="float">
              <text:p>92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E</text:p>
            </table:table-cell>
            <table:table-cell table:style-name="ce40" table:formula="of:=IF(([.B100]&amp;&quot;&quot;) = ([.H100]&amp;&quot;&quot;);&quot;Verdadeiro&quot;;IF([.B100]&amp;&quot;&quot;= &quot; &quot;OR([.B10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3" calcext:value-type="float">
              <text:p>93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E</text:p>
            </table:table-cell>
            <table:table-cell table:style-name="ce40" table:formula="of:=IF(([.B101]&amp;&quot;&quot;) = ([.H101]&amp;&quot;&quot;);&quot;Verdadeiro&quot;;IF([.B101]&amp;&quot;&quot;= &quot; &quot;OR([.B10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4" calcext:value-type="float">
              <text:p>94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E</text:p>
            </table:table-cell>
            <table:table-cell table:style-name="ce40" table:formula="of:=IF(([.B102]&amp;&quot;&quot;) = ([.H102]&amp;&quot;&quot;);&quot;Verdadeiro&quot;;IF([.B102]&amp;&quot;&quot;= &quot; &quot;OR([.B10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5" calcext:value-type="float">
              <text:p>95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B</text:p>
            </table:table-cell>
            <table:table-cell table:style-name="ce40" table:formula="of:=IF(([.B103]&amp;&quot;&quot;) = ([.H103]&amp;&quot;&quot;);&quot;Verdadeiro&quot;;IF([.B103]&amp;&quot;&quot;= &quot; &quot;OR([.B10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6" calcext:value-type="float">
              <text:p>96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A</text:p>
            </table:table-cell>
            <table:table-cell table:style-name="ce40" table:formula="of:=IF(([.B104]&amp;&quot;&quot;) = ([.H104]&amp;&quot;&quot;);&quot;Verdadeiro&quot;;IF([.B104]&amp;&quot;&quot;= &quot; &quot;OR([.B10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7" calcext:value-type="float">
              <text:p>97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D</text:p>
            </table:table-cell>
            <table:table-cell table:style-name="ce40" table:formula="of:=IF(([.B105]&amp;&quot;&quot;) = ([.H105]&amp;&quot;&quot;);&quot;Verdadeiro&quot;;IF([.B105]&amp;&quot;&quot;= &quot; &quot;OR([.B10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8" calcext:value-type="float">
              <text:p>98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B</text:p>
            </table:table-cell>
            <table:table-cell table:style-name="ce40" table:formula="of:=IF(([.B106]&amp;&quot;&quot;) = ([.H106]&amp;&quot;&quot;);&quot;Verdadeiro&quot;;IF([.B106]&amp;&quot;&quot;= &quot; &quot;OR([.B10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99" calcext:value-type="float">
              <text:p>99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C</text:p>
            </table:table-cell>
            <table:table-cell table:style-name="ce40" table:formula="of:=IF(([.B107]&amp;&quot;&quot;) = ([.H107]&amp;&quot;&quot;);&quot;Verdadeiro&quot;;IF([.B107]&amp;&quot;&quot;= &quot; &quot;OR([.B10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0" calcext:value-type="float">
              <text:p>100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A</text:p>
            </table:table-cell>
            <table:table-cell table:style-name="ce40" table:formula="of:=IF(([.B108]&amp;&quot;&quot;) = ([.H108]&amp;&quot;&quot;);&quot;Verdadeiro&quot;;IF([.B108]&amp;&quot;&quot;= &quot; &quot;OR([.B10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1" calcext:value-type="float">
              <text:p>101</text:p>
            </table:table-cell>
            <table:table-cell table:style-name="ce24" table:content-validation-name="val7" table:number-columns-spanned="6" table:number-rows-spanned="1"/>
            <table:covered-table-cell table:number-columns-repeated="5" table:style-name="ce26" table:content-validation-name="val7"/>
            <table:table-cell table:style-name="ce112" office:value-type="string" calcext:value-type="string">
              <text:p>E</text:p>
            </table:table-cell>
            <table:table-cell table:style-name="ce40" table:formula="of:=IF(([.B109]&amp;&quot;&quot;) = ([.H109]&amp;&quot;&quot;);&quot;Verdadeiro&quot;;IF([.B109]&amp;&quot;&quot;= &quot; &quot;OR([.B10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Operações com números decimais</text:p>
          </table:table-cell>
          <table:covered-table-cell table:number-columns-repeated="6" table:style-name="ce23"/>
          <table:table-cell table:style-name="ce45" table:formula="of:=COUNTA([.H86:.H109])" office:value-type="float" office:value="24" calcext:value-type="float">
            <text:p>24</text:p>
          </table:table-cell>
          <table:table-cell table:style-name="ce45" table:formula="of:=COUNTIF([.I86:.I109];&quot;Em branco&quot;)" office:value-type="float" office:value="24" calcext:value-type="float">
            <text:p>24</text:p>
          </table:table-cell>
          <table:table-cell table:style-name="ce45" table:formula="of:=COUNTIF([.I86:.I109];&quot;Verdadeiro&quot;)" office:value-type="float" office:value="0" calcext:value-type="float">
            <text:p>0</text:p>
          </table:table-cell>
          <table:table-cell table:style-name="ce45" table:formula="of:=COUNTIF([.I86:.I109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02" calcext:value-type="float">
              <text:p>102</text:p>
            </table:table-cell>
            <table:table-cell table:style-name="ce24" table:content-validation-name="val8" table:number-columns-spanned="6" table:number-rows-spanned="1"/>
            <table:covered-table-cell table:number-columns-repeated="5" table:style-name="ce26" table:content-validation-name="val8"/>
            <table:table-cell table:style-name="ce112" office:value-type="string" calcext:value-type="string">
              <text:p>E</text:p>
            </table:table-cell>
            <table:table-cell table:style-name="ce40" table:formula="of:=IF(([.B111]&amp;&quot;&quot;) = ([.H111]&amp;&quot;&quot;);&quot;Verdadeiro&quot;;IF([.B111]&amp;&quot;&quot;= &quot; &quot;OR([.B11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3" calcext:value-type="float">
              <text:p>103</text:p>
            </table:table-cell>
            <table:table-cell table:style-name="ce24" table:content-validation-name="val8" table:number-columns-spanned="6" table:number-rows-spanned="1"/>
            <table:covered-table-cell table:number-columns-repeated="5" table:style-name="ce26" table:content-validation-name="val8"/>
            <table:table-cell table:style-name="ce112" office:value-type="string" calcext:value-type="string">
              <text:p>A</text:p>
            </table:table-cell>
            <table:table-cell table:style-name="ce40" table:formula="of:=IF(([.B112]&amp;&quot;&quot;) = ([.H112]&amp;&quot;&quot;);&quot;Verdadeiro&quot;;IF([.B112]&amp;&quot;&quot;= &quot; &quot;OR([.B11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4" calcext:value-type="float">
              <text:p>104</text:p>
            </table:table-cell>
            <table:table-cell table:style-name="ce24" table:content-validation-name="val8" table:number-columns-spanned="6" table:number-rows-spanned="1"/>
            <table:covered-table-cell table:number-columns-repeated="5" table:style-name="ce26" table:content-validation-name="val8"/>
            <table:table-cell table:style-name="ce112" office:value-type="string" calcext:value-type="string">
              <text:p>C</text:p>
            </table:table-cell>
            <table:table-cell table:style-name="ce40" table:formula="of:=IF(([.B113]&amp;&quot;&quot;) = ([.H113]&amp;&quot;&quot;);&quot;Verdadeiro&quot;;IF([.B113]&amp;&quot;&quot;= &quot; &quot;OR([.B11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5" calcext:value-type="float">
              <text:p>105</text:p>
            </table:table-cell>
            <table:table-cell table:style-name="ce24" table:content-validation-name="val8" table:number-columns-spanned="6" table:number-rows-spanned="1"/>
            <table:covered-table-cell table:number-columns-repeated="5" table:style-name="ce26" table:content-validation-name="val8"/>
            <table:table-cell table:style-name="ce112" office:value-type="string" calcext:value-type="string">
              <text:p>D</text:p>
            </table:table-cell>
            <table:table-cell table:style-name="ce40" table:formula="of:=IF(([.B114]&amp;&quot;&quot;) = ([.H114]&amp;&quot;&quot;);&quot;Verdadeiro&quot;;IF([.B114]&amp;&quot;&quot;= &quot; &quot;OR([.B11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6" calcext:value-type="float">
              <text:p>106</text:p>
            </table:table-cell>
            <table:table-cell table:style-name="ce24" table:content-validation-name="val8" table:number-columns-spanned="6" table:number-rows-spanned="1"/>
            <table:covered-table-cell table:number-columns-repeated="5" table:style-name="ce26" table:content-validation-name="val8"/>
            <table:table-cell table:style-name="ce112" office:value-type="string" calcext:value-type="string">
              <text:p>A</text:p>
            </table:table-cell>
            <table:table-cell table:style-name="ce40" table:formula="of:=IF(([.B115]&amp;&quot;&quot;) = ([.H115]&amp;&quot;&quot;);&quot;Verdadeiro&quot;;IF([.B115]&amp;&quot;&quot;= &quot; &quot;OR([.B11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7" calcext:value-type="float">
              <text:p>107</text:p>
            </table:table-cell>
            <table:table-cell table:style-name="ce24" table:content-validation-name="val8" table:number-columns-spanned="6" table:number-rows-spanned="1"/>
            <table:covered-table-cell table:number-columns-repeated="5" table:style-name="ce26" table:content-validation-name="val8"/>
            <table:table-cell table:style-name="ce112" office:value-type="string" calcext:value-type="string">
              <text:p>D</text:p>
            </table:table-cell>
            <table:table-cell table:style-name="ce40" table:formula="of:=IF(([.B116]&amp;&quot;&quot;) = ([.H116]&amp;&quot;&quot;);&quot;Verdadeiro&quot;;IF([.B116]&amp;&quot;&quot;= &quot; &quot;OR([.B11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8" calcext:value-type="float">
              <text:p>108</text:p>
            </table:table-cell>
            <table:table-cell table:style-name="ce24" table:content-validation-name="val8" table:number-columns-spanned="6" table:number-rows-spanned="1"/>
            <table:covered-table-cell table:number-columns-repeated="5" table:style-name="ce26" table:content-validation-name="val8"/>
            <table:table-cell table:style-name="ce112" office:value-type="string" calcext:value-type="string">
              <text:p>C</text:p>
            </table:table-cell>
            <table:table-cell table:style-name="ce40" table:formula="of:=IF(([.B117]&amp;&quot;&quot;) = ([.H117]&amp;&quot;&quot;);&quot;Verdadeiro&quot;;IF([.B117]&amp;&quot;&quot;= &quot; &quot;OR([.B11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09" calcext:value-type="float">
              <text:p>109</text:p>
            </table:table-cell>
            <table:table-cell table:style-name="ce24" table:content-validation-name="val8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8"/>
            <table:table-cell table:style-name="ce112" office:value-type="string" calcext:value-type="string">
              <text:p>B</text:p>
            </table:table-cell>
            <table:table-cell table:style-name="ce40" table:formula="of:=IF(([.B118]&amp;&quot;&quot;) = ([.H118]&amp;&quot;&quot;);&quot;Verdadeiro&quot;;IF([.B118]&amp;&quot;&quot;= &quot; &quot;OR([.B11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Números reais(propriedades e operações; intervalos)</text:p>
          </table:table-cell>
          <table:covered-table-cell table:number-columns-repeated="6" table:style-name="ce23"/>
          <table:table-cell table:style-name="ce45" table:formula="of:=COUNTA([.H111:.H118])" office:value-type="float" office:value="8" calcext:value-type="float">
            <text:p>8</text:p>
          </table:table-cell>
          <table:table-cell table:style-name="ce45" table:formula="of:=COUNTIF([.I111:.I118];&quot;Em branco&quot;)" office:value-type="float" office:value="8" calcext:value-type="float">
            <text:p>8</text:p>
          </table:table-cell>
          <table:table-cell table:style-name="ce45" table:formula="of:=COUNTIF([.H111:.I118];&quot;Verdadeiro&quot;)" office:value-type="float" office:value="0" calcext:value-type="float">
            <text:p>0</text:p>
          </table:table-cell>
          <table:table-cell table:style-name="ce45" table:formula="of:=COUNTIF([.I111:.I118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10" calcext:value-type="float">
              <text:p>110</text:p>
            </table:table-cell>
            <table:table-cell table:style-name="ce24" table:content-validation-name="val9" table:number-columns-spanned="6" table:number-rows-spanned="1"/>
            <table:covered-table-cell table:number-columns-repeated="5" table:style-name="ce26" table:content-validation-name="val9"/>
            <table:table-cell table:style-name="ce112" office:value-type="string" calcext:value-type="string">
              <text:p>B</text:p>
            </table:table-cell>
            <table:table-cell table:style-name="ce40" table:formula="of:=IF(([.B120]&amp;&quot;&quot;) = ([.H120]&amp;&quot;&quot;);&quot;Verdadeiro&quot;;IF([.B120]&amp;&quot;&quot;= &quot; &quot;OR([.B12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1" calcext:value-type="float">
              <text:p>111</text:p>
            </table:table-cell>
            <table:table-cell table:style-name="ce24" table:content-validation-name="val9" table:number-columns-spanned="6" table:number-rows-spanned="1"/>
            <table:covered-table-cell table:number-columns-repeated="5" table:style-name="ce26" table:content-validation-name="val9"/>
            <table:table-cell table:style-name="ce112" office:value-type="string" calcext:value-type="string">
              <text:p>B</text:p>
            </table:table-cell>
            <table:table-cell table:style-name="ce40" table:formula="of:=IF(([.B121]&amp;&quot;&quot;) = ([.H121]&amp;&quot;&quot;);&quot;Verdadeiro&quot;;IF([.B121]&amp;&quot;&quot;= &quot; &quot;OR([.B12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2" calcext:value-type="float">
              <text:p>112</text:p>
            </table:table-cell>
            <table:table-cell table:style-name="ce24" table:content-validation-name="val9" table:number-columns-spanned="6" table:number-rows-spanned="1"/>
            <table:covered-table-cell table:number-columns-repeated="5" table:style-name="ce26" table:content-validation-name="val9"/>
            <table:table-cell table:style-name="ce112" office:value-type="string" calcext:value-type="string">
              <text:p>B</text:p>
            </table:table-cell>
            <table:table-cell table:style-name="ce40" table:formula="of:=IF(([.B122]&amp;&quot;&quot;) = ([.H122]&amp;&quot;&quot;);&quot;Verdadeiro&quot;;IF([.B122]&amp;&quot;&quot;= &quot; &quot;OR([.B12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Expressões aritméticas</text:p>
          </table:table-cell>
          <table:covered-table-cell table:number-columns-repeated="6" table:style-name="ce23"/>
          <table:table-cell table:style-name="ce45" table:formula="of:=COUNTA([.H120:.H122])" office:value-type="float" office:value="3" calcext:value-type="float">
            <text:p>3</text:p>
          </table:table-cell>
          <table:table-cell table:style-name="ce45" table:formula="of:=COUNTIF([.I120:.I122];&quot;Em branco&quot;)" office:value-type="float" office:value="3" calcext:value-type="float">
            <text:p>3</text:p>
          </table:table-cell>
          <table:table-cell table:style-name="ce45" table:formula="of:=COUNTIF([.H120:.I122];&quot;Verdadeiro&quot;)" office:value-type="float" office:value="0" calcext:value-type="float">
            <text:p>0</text:p>
          </table:table-cell>
          <table:table-cell table:style-name="ce45" table:formula="of:=COUNTIF([.I120:.I122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13" calcext:value-type="float">
              <text:p>113</text:p>
            </table:table-cell>
            <table:table-cell table:style-name="ce24" table:content-validation-name="val10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10"/>
            <table:table-cell table:style-name="ce112" office:value-type="string" calcext:value-type="string">
              <text:p>A</text:p>
            </table:table-cell>
            <table:table-cell table:style-name="ce40" table:formula="of:=IF(([.B124]&amp;&quot;&quot;) = ([.H124]&amp;&quot;&quot;);&quot;Verdadeiro&quot;;IF([.B124]&amp;&quot;&quot;= &quot; &quot;OR([.B12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4" calcext:value-type="float">
              <text:p>114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B</text:p>
            </table:table-cell>
            <table:table-cell table:style-name="ce40" table:formula="of:=IF(([.B125]&amp;&quot;&quot;) = ([.H125]&amp;&quot;&quot;);&quot;Verdadeiro&quot;;IF([.B125]&amp;&quot;&quot;= &quot; &quot;OR([.B12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5" calcext:value-type="float">
              <text:p>115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C</text:p>
            </table:table-cell>
            <table:table-cell table:style-name="ce40" table:formula="of:=IF(([.B126]&amp;&quot;&quot;) = ([.H126]&amp;&quot;&quot;);&quot;Verdadeiro&quot;;IF([.B126]&amp;&quot;&quot;= &quot; &quot;OR([.B12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6" calcext:value-type="float">
              <text:p>116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B</text:p>
            </table:table-cell>
            <table:table-cell table:style-name="ce40" table:formula="of:=IF(([.B127]&amp;&quot;&quot;) = ([.H127]&amp;&quot;&quot;);&quot;Verdadeiro&quot;;IF([.B127]&amp;&quot;&quot;= &quot; &quot;OR([.B12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7" calcext:value-type="float">
              <text:p>117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C</text:p>
            </table:table-cell>
            <table:table-cell table:style-name="ce40" table:formula="of:=IF(([.B128]&amp;&quot;&quot;) = ([.H128]&amp;&quot;&quot;);&quot;Verdadeiro&quot;;IF([.B128]&amp;&quot;&quot;= &quot; &quot;OR([.B12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8" calcext:value-type="float">
              <text:p>118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B</text:p>
            </table:table-cell>
            <table:table-cell table:style-name="ce40" table:formula="of:=IF(([.B129]&amp;&quot;&quot;) = ([.H129]&amp;&quot;&quot;);&quot;Verdadeiro&quot;;IF([.B129]&amp;&quot;&quot;= &quot; &quot;OR([.B12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19" calcext:value-type="float">
              <text:p>119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D</text:p>
            </table:table-cell>
            <table:table-cell table:style-name="ce40" table:formula="of:=IF(([.B130]&amp;&quot;&quot;) = ([.H130]&amp;&quot;&quot;);&quot;Verdadeiro&quot;;IF([.B130]&amp;&quot;&quot;= &quot; &quot;OR([.B13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0" calcext:value-type="float">
              <text:p>120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C</text:p>
            </table:table-cell>
            <table:table-cell table:style-name="ce40" table:formula="of:=IF(([.B131]&amp;&quot;&quot;) = ([.H131]&amp;&quot;&quot;);&quot;Verdadeiro&quot;;IF([.B131]&amp;&quot;&quot;= &quot; &quot;OR([.B13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1" calcext:value-type="float">
              <text:p>121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B</text:p>
            </table:table-cell>
            <table:table-cell table:style-name="ce40" table:formula="of:=IF(([.B132]&amp;&quot;&quot;) = ([.H132]&amp;&quot;&quot;);&quot;Verdadeiro&quot;;IF([.B132]&amp;&quot;&quot;= &quot; &quot;OR([.B13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2" calcext:value-type="float">
              <text:p>122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E</text:p>
            </table:table-cell>
            <table:table-cell table:style-name="ce40" table:formula="of:=IF(([.B133]&amp;&quot;&quot;) = ([.H133]&amp;&quot;&quot;);&quot;Verdadeiro&quot;;IF([.B133]&amp;&quot;&quot;= &quot; &quot;OR([.B13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3" calcext:value-type="float">
              <text:p>123</text:p>
            </table:table-cell>
            <table:table-cell table:style-name="ce24" table:content-validation-name="val10" table:number-columns-spanned="6" table:number-rows-spanned="1"/>
            <table:covered-table-cell table:number-columns-repeated="5" table:style-name="ce26" table:content-validation-name="val10"/>
            <table:table-cell table:style-name="ce112" office:value-type="string" calcext:value-type="string">
              <text:p>A</text:p>
            </table:table-cell>
            <table:table-cell table:style-name="ce40" table:formula="of:=IF(([.B134]&amp;&quot;&quot;) = ([.H134]&amp;&quot;&quot;);&quot;Verdadeiro&quot;;IF([.B134]&amp;&quot;&quot;= &quot; &quot;OR([.B13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Porcentagem</text:p>
          </table:table-cell>
          <table:covered-table-cell table:number-columns-repeated="6" table:style-name="ce23"/>
          <table:table-cell table:style-name="ce45" table:formula="of:=COUNTA([.H124:.H134])" office:value-type="float" office:value="11" calcext:value-type="float">
            <text:p>11</text:p>
          </table:table-cell>
          <table:table-cell table:style-name="ce45" table:formula="of:=COUNTIF([.I124:.I134];&quot;Em branco&quot;)" office:value-type="float" office:value="11" calcext:value-type="float">
            <text:p>11</text:p>
          </table:table-cell>
          <table:table-cell table:style-name="ce45" table:formula="of:=COUNTIF([.H124:.I134];&quot;Verdadeiro&quot;)" office:value-type="float" office:value="0" calcext:value-type="float">
            <text:p>0</text:p>
          </table:table-cell>
          <table:table-cell table:style-name="ce45" table:formula="of:=COUNTIF([.I124:.I134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24" calcext:value-type="float">
              <text:p>124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D</text:p>
            </table:table-cell>
            <table:table-cell table:style-name="ce40" table:formula="of:=IF(([.B136]&amp;&quot;&quot;) = ([.H136]&amp;&quot;&quot;);&quot;Verdadeiro&quot;;IF([.B136]&amp;&quot;&quot;= &quot; &quot;OR([.B13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5" calcext:value-type="float">
              <text:p>125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37]&amp;&quot;&quot;) = ([.H137]&amp;&quot;&quot;);&quot;Verdadeiro&quot;;IF([.B137]&amp;&quot;&quot;= &quot; &quot;OR([.B13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6" calcext:value-type="float">
              <text:p>126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B</text:p>
            </table:table-cell>
            <table:table-cell table:style-name="ce40" table:formula="of:=IF(([.B138]&amp;&quot;&quot;) = ([.H138]&amp;&quot;&quot;);&quot;Verdadeiro&quot;;IF([.B138]&amp;&quot;&quot;= &quot; &quot;OR([.B13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7" calcext:value-type="float">
              <text:p>127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A</text:p>
            </table:table-cell>
            <table:table-cell table:style-name="ce40" table:formula="of:=IF(([.B139]&amp;&quot;&quot;) = ([.H139]&amp;&quot;&quot;);&quot;Verdadeiro&quot;;IF([.B139]&amp;&quot;&quot;= &quot; &quot;OR([.B13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8" calcext:value-type="float">
              <text:p>128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B</text:p>
            </table:table-cell>
            <table:table-cell table:style-name="ce40" table:formula="of:=IF(([.B140]&amp;&quot;&quot;) = ([.H140]&amp;&quot;&quot;);&quot;Verdadeiro&quot;;IF([.B140]&amp;&quot;&quot;= &quot; &quot;OR([.B14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29" calcext:value-type="float">
              <text:p>129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D</text:p>
            </table:table-cell>
            <table:table-cell table:style-name="ce40" table:formula="of:=IF(([.B141]&amp;&quot;&quot;) = ([.H141]&amp;&quot;&quot;);&quot;Verdadeiro&quot;;IF([.B141]&amp;&quot;&quot;= &quot; &quot;OR([.B14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0" calcext:value-type="float">
              <text:p>130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42]&amp;&quot;&quot;) = ([.H142]&amp;&quot;&quot;);&quot;Verdadeiro&quot;;IF([.B142]&amp;&quot;&quot;= &quot; &quot;OR([.B14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1" calcext:value-type="float">
              <text:p>131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E</text:p>
            </table:table-cell>
            <table:table-cell table:style-name="ce40" table:formula="of:=IF(([.B143]&amp;&quot;&quot;) = ([.H143]&amp;&quot;&quot;);&quot;Verdadeiro&quot;;IF([.B143]&amp;&quot;&quot;= &quot; &quot;OR([.B14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2" calcext:value-type="float">
              <text:p>132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44]&amp;&quot;&quot;) = ([.H144]&amp;&quot;&quot;);&quot;Verdadeiro&quot;;IF([.B144]&amp;&quot;&quot;= &quot; &quot;OR([.B14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3" calcext:value-type="float">
              <text:p>133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E</text:p>
            </table:table-cell>
            <table:table-cell table:style-name="ce40" table:formula="of:=IF(([.B145]&amp;&quot;&quot;) = ([.H145]&amp;&quot;&quot;);&quot;Verdadeiro&quot;;IF([.B145]&amp;&quot;&quot;= &quot; &quot;OR([.B14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4" calcext:value-type="float">
              <text:p>134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46]&amp;&quot;&quot;) = ([.H146]&amp;&quot;&quot;);&quot;Verdadeiro&quot;;IF([.B146]&amp;&quot;&quot;= &quot; &quot;OR([.B14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5" calcext:value-type="float">
              <text:p>135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D</text:p>
            </table:table-cell>
            <table:table-cell table:style-name="ce40" table:formula="of:=IF(([.B147]&amp;&quot;&quot;) = ([.H147]&amp;&quot;&quot;);&quot;Verdadeiro&quot;;IF([.B147]&amp;&quot;&quot;= &quot; &quot;OR([.B14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6" calcext:value-type="float">
              <text:p>136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48]&amp;&quot;&quot;) = ([.H148]&amp;&quot;&quot;);&quot;Verdadeiro&quot;;IF([.B148]&amp;&quot;&quot;= &quot; &quot;OR([.B14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7" calcext:value-type="float">
              <text:p>137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49]&amp;&quot;&quot;) = ([.H149]&amp;&quot;&quot;);&quot;Verdadeiro&quot;;IF([.B149]&amp;&quot;&quot;= &quot; &quot;OR([.B14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8" calcext:value-type="float">
              <text:p>138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E</text:p>
            </table:table-cell>
            <table:table-cell table:style-name="ce40" table:formula="of:=IF(([.B150]&amp;&quot;&quot;) = ([.H150]&amp;&quot;&quot;);&quot;Verdadeiro&quot;;IF([.B150]&amp;&quot;&quot;= &quot; &quot;OR([.B15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39" calcext:value-type="float">
              <text:p>139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A</text:p>
            </table:table-cell>
            <table:table-cell table:style-name="ce40" table:formula="of:=IF(([.B151]&amp;&quot;&quot;) = ([.H151]&amp;&quot;&quot;);&quot;Verdadeiro&quot;;IF([.B151]&amp;&quot;&quot;= &quot; &quot;OR([.B15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0" calcext:value-type="float">
              <text:p>140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A</text:p>
            </table:table-cell>
            <table:table-cell table:style-name="ce40" table:formula="of:=IF(([.B152]&amp;&quot;&quot;) = ([.H152]&amp;&quot;&quot;);&quot;Verdadeiro&quot;;IF([.B152]&amp;&quot;&quot;= &quot; &quot;OR([.B15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1" calcext:value-type="float">
              <text:p>141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B</text:p>
            </table:table-cell>
            <table:table-cell table:style-name="ce40" table:formula="of:=IF(([.B153]&amp;&quot;&quot;) = ([.H153]&amp;&quot;&quot;);&quot;Verdadeiro&quot;;IF([.B153]&amp;&quot;&quot;= &quot; &quot;OR([.B15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2" calcext:value-type="float">
              <text:p>142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B</text:p>
            </table:table-cell>
            <table:table-cell table:style-name="ce40" table:formula="of:=IF(([.B154]&amp;&quot;&quot;) = ([.H154]&amp;&quot;&quot;);&quot;Verdadeiro&quot;;IF([.B154]&amp;&quot;&quot;= &quot; &quot;OR([.B15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3" calcext:value-type="float">
              <text:p>143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E</text:p>
            </table:table-cell>
            <table:table-cell table:style-name="ce40" table:formula="of:=IF(([.B155]&amp;&quot;&quot;) = ([.H155]&amp;&quot;&quot;);&quot;Verdadeiro&quot;;IF([.B155]&amp;&quot;&quot;= &quot; &quot;OR([.B15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4" calcext:value-type="float">
              <text:p>144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D</text:p>
            </table:table-cell>
            <table:table-cell table:style-name="ce40" table:formula="of:=IF(([.B156]&amp;&quot;&quot;) = ([.H156]&amp;&quot;&quot;);&quot;Verdadeiro&quot;;IF([.B156]&amp;&quot;&quot;= &quot; &quot;OR([.B15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5" calcext:value-type="float">
              <text:p>145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E</text:p>
            </table:table-cell>
            <table:table-cell table:style-name="ce40" table:formula="of:=IF(([.B157]&amp;&quot;&quot;) = ([.H157]&amp;&quot;&quot;);&quot;Verdadeiro&quot;;IF([.B157]&amp;&quot;&quot;= &quot; &quot;OR([.B15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6" calcext:value-type="float">
              <text:p>146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E</text:p>
            </table:table-cell>
            <table:table-cell table:style-name="ce40" table:formula="of:=IF(([.B158]&amp;&quot;&quot;) = ([.H158]&amp;&quot;&quot;);&quot;Verdadeiro&quot;;IF([.B158]&amp;&quot;&quot;= &quot; &quot;OR([.B15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7" calcext:value-type="float">
              <text:p>147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A</text:p>
            </table:table-cell>
            <table:table-cell table:style-name="ce40" table:formula="of:=IF(([.B159]&amp;&quot;&quot;) = ([.H159]&amp;&quot;&quot;);&quot;Verdadeiro&quot;;IF([.B159]&amp;&quot;&quot;= &quot; &quot;OR([.B15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8" calcext:value-type="float">
              <text:p>148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A</text:p>
            </table:table-cell>
            <table:table-cell table:style-name="ce40" table:formula="of:=IF(([.B160]&amp;&quot;&quot;) = ([.H160]&amp;&quot;&quot;);&quot;Verdadeiro&quot;;IF([.B160]&amp;&quot;&quot;= &quot; &quot;OR([.B16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49" calcext:value-type="float">
              <text:p>149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61]&amp;&quot;&quot;) = ([.H161]&amp;&quot;&quot;);&quot;Verdadeiro&quot;;IF([.B161]&amp;&quot;&quot;= &quot; &quot;OR([.B16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0" calcext:value-type="float">
              <text:p>150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D</text:p>
            </table:table-cell>
            <table:table-cell table:style-name="ce40" table:formula="of:=IF(([.B162]&amp;&quot;&quot;) = ([.H162]&amp;&quot;&quot;);&quot;Verdadeiro&quot;;IF([.B162]&amp;&quot;&quot;= &quot; &quot;OR([.B16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1" calcext:value-type="float">
              <text:p>151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63]&amp;&quot;&quot;) = ([.H163]&amp;&quot;&quot;);&quot;Verdadeiro&quot;;IF([.B163]&amp;&quot;&quot;= &quot; &quot;OR([.B16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2" calcext:value-type="float">
              <text:p>152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64]&amp;&quot;&quot;) = ([.H164]&amp;&quot;&quot;);&quot;Verdadeiro&quot;;IF([.B164]&amp;&quot;&quot;= &quot; &quot;OR([.B16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3" calcext:value-type="float">
              <text:p>153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65]&amp;&quot;&quot;) = ([.H165]&amp;&quot;&quot;);&quot;Verdadeiro&quot;;IF([.B165]&amp;&quot;&quot;= &quot; &quot;OR([.B16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4" calcext:value-type="float">
              <text:p>154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E</text:p>
            </table:table-cell>
            <table:table-cell table:style-name="ce40" table:formula="of:=IF(([.B166]&amp;&quot;&quot;) = ([.H166]&amp;&quot;&quot;);&quot;Verdadeiro&quot;;IF([.B166]&amp;&quot;&quot;= &quot; &quot;OR([.B16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5" calcext:value-type="float">
              <text:p>155</text:p>
            </table:table-cell>
            <table:table-cell table:style-name="ce24" table:content-validation-name="val11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11"/>
            <table:table-cell table:style-name="ce112" office:value-type="string" calcext:value-type="string">
              <text:p>A</text:p>
            </table:table-cell>
            <table:table-cell table:style-name="ce40" table:formula="of:=IF(([.B167]&amp;&quot;&quot;) = ([.H167]&amp;&quot;&quot;);&quot;Verdadeiro&quot;;IF([.B167]&amp;&quot;&quot;= &quot; &quot;OR([.B16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6" calcext:value-type="float">
              <text:p>156</text:p>
            </table:table-cell>
            <table:table-cell table:style-name="ce24" table:content-validation-name="val11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68]&amp;&quot;&quot;) = ([.H168]&amp;&quot;&quot;);&quot;Verdadeiro&quot;;IF([.B168]&amp;&quot;&quot;= &quot; &quot;OR([.B16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7" calcext:value-type="float">
              <text:p>157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D</text:p>
            </table:table-cell>
            <table:table-cell table:style-name="ce40" table:formula="of:=IF(([.B169]&amp;&quot;&quot;) = ([.H169]&amp;&quot;&quot;);&quot;Verdadeiro&quot;;IF([.B169]&amp;&quot;&quot;= &quot; &quot;OR([.B16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58" calcext:value-type="float">
              <text:p>158</text:p>
            </table:table-cell>
            <table:table-cell table:style-name="ce24" table:content-validation-name="val11" table:number-columns-spanned="6" table:number-rows-spanned="1"/>
            <table:covered-table-cell table:number-columns-repeated="5" table:style-name="ce26" table:content-validation-name="val11"/>
            <table:table-cell table:style-name="ce112" office:value-type="string" calcext:value-type="string">
              <text:p>C</text:p>
            </table:table-cell>
            <table:table-cell table:style-name="ce40" table:formula="of:=IF(([.B170]&amp;&quot;&quot;) = ([.H170]&amp;&quot;&quot;);&quot;Verdadeiro&quot;;IF([.B170]&amp;&quot;&quot;= &quot; &quot;OR([.B17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Regra de três Simples</text:p>
          </table:table-cell>
          <table:covered-table-cell table:number-columns-repeated="6" table:style-name="ce23"/>
          <table:table-cell table:style-name="ce45" table:formula="of:=COUNTA([.H136:.H170])" office:value-type="float" office:value="35" calcext:value-type="float">
            <text:p>35</text:p>
          </table:table-cell>
          <table:table-cell table:style-name="ce45" table:formula="of:=COUNTIF([.I136:.I170];&quot;Em branco&quot;)" office:value-type="float" office:value="35" calcext:value-type="float">
            <text:p>35</text:p>
          </table:table-cell>
          <table:table-cell table:style-name="ce45" table:formula="of:=COUNTIF([.H136:.I170];&quot;Verdadeiro&quot;)" office:value-type="float" office:value="0" calcext:value-type="float">
            <text:p>0</text:p>
          </table:table-cell>
          <table:table-cell table:style-name="ce45" table:formula="of:=COUNTIF([.I138:.I170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59" calcext:value-type="float">
              <text:p>159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D</text:p>
            </table:table-cell>
            <table:table-cell table:style-name="ce40" table:formula="of:=IF(([.B172]&amp;&quot;&quot;) = ([.H172]&amp;&quot;&quot;);&quot;Verdadeiro&quot;;IF([.B172]&amp;&quot;&quot;= &quot; &quot;OR([.B17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0" calcext:value-type="float">
              <text:p>160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E</text:p>
            </table:table-cell>
            <table:table-cell table:style-name="ce40" table:formula="of:=IF(([.B173]&amp;&quot;&quot;) = ([.H173]&amp;&quot;&quot;);&quot;Verdadeiro&quot;;IF([.B173]&amp;&quot;&quot;= &quot; &quot;OR([.B17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1" calcext:value-type="float">
              <text:p>161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B</text:p>
            </table:table-cell>
            <table:table-cell table:style-name="ce40" table:formula="of:=IF(([.B174]&amp;&quot;&quot;) = ([.H174]&amp;&quot;&quot;);&quot;Verdadeiro&quot;;IF([.B174]&amp;&quot;&quot;= &quot; &quot;OR([.B17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2" calcext:value-type="float">
              <text:p>162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C</text:p>
            </table:table-cell>
            <table:table-cell table:style-name="ce40" table:formula="of:=IF(([.B175]&amp;&quot;&quot;) = ([.H175]&amp;&quot;&quot;);&quot;Verdadeiro&quot;;IF([.B175]&amp;&quot;&quot;= &quot; &quot;OR([.B17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3" calcext:value-type="float">
              <text:p>163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C</text:p>
            </table:table-cell>
            <table:table-cell table:style-name="ce40" table:formula="of:=IF(([.B176]&amp;&quot;&quot;) = ([.H176]&amp;&quot;&quot;);&quot;Verdadeiro&quot;;IF([.B176]&amp;&quot;&quot;= &quot; &quot;OR([.B17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4" calcext:value-type="float">
              <text:p>164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A</text:p>
            </table:table-cell>
            <table:table-cell table:style-name="ce40" table:formula="of:=IF(([.B177]&amp;&quot;&quot;) = ([.H177]&amp;&quot;&quot;);&quot;Verdadeiro&quot;;IF([.B177]&amp;&quot;&quot;= &quot; &quot;OR([.B17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5" calcext:value-type="float">
              <text:p>165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D</text:p>
            </table:table-cell>
            <table:table-cell table:style-name="ce40" table:formula="of:=IF(([.B178]&amp;&quot;&quot;) = ([.H178]&amp;&quot;&quot;);&quot;Verdadeiro&quot;;IF([.B178]&amp;&quot;&quot;= &quot; &quot;OR([.B17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6" calcext:value-type="float">
              <text:p>166</text:p>
            </table:table-cell>
            <table:table-cell table:style-name="ce24" table:content-validation-name="val12" table:number-columns-spanned="6" table:number-rows-spanned="1"/>
            <table:covered-table-cell table:number-columns-repeated="5" table:style-name="ce26" table:content-validation-name="val12"/>
            <table:table-cell table:style-name="ce112" office:value-type="string" calcext:value-type="string">
              <text:p>D</text:p>
            </table:table-cell>
            <table:table-cell table:style-name="ce40" table:formula="of:=IF(([.B179]&amp;&quot;&quot;) = ([.H179]&amp;&quot;&quot;);&quot;Verdadeiro&quot;;IF([.B179]&amp;&quot;&quot;= &quot; &quot;OR([.B17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Regra de três composta</text:p>
          </table:table-cell>
          <table:covered-table-cell table:number-columns-repeated="6" table:style-name="ce23"/>
          <table:table-cell table:style-name="ce45" table:formula="of:=COUNTA([.H172:.H179])" office:value-type="float" office:value="8" calcext:value-type="float">
            <text:p>8</text:p>
          </table:table-cell>
          <table:table-cell table:style-name="ce45" table:formula="of:=COUNTIF([.I172:.I179];&quot;Em branco&quot;)" office:value-type="float" office:value="8" calcext:value-type="float">
            <text:p>8</text:p>
          </table:table-cell>
          <table:table-cell table:style-name="ce45" table:formula="of:=COUNTIF([.H172:.I179];&quot;Verdadeiro&quot;)" office:value-type="float" office:value="0" calcext:value-type="float">
            <text:p>0</text:p>
          </table:table-cell>
          <table:table-cell table:style-name="ce45" table:formula="of:=COUNTIF([.I172:.I179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67" calcext:value-type="float">
              <text:p>167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E</text:p>
            </table:table-cell>
            <table:table-cell table:style-name="ce40" table:formula="of:=IF(([.B181]&amp;&quot;&quot;) = ([.H181]&amp;&quot;&quot;);&quot;Verdadeiro&quot;;IF([.B181]&amp;&quot;&quot;= &quot; &quot;OR([.B18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8" calcext:value-type="float">
              <text:p>168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D</text:p>
            </table:table-cell>
            <table:table-cell table:style-name="ce40" table:formula="of:=IF(([.B182]&amp;&quot;&quot;) = ([.H182]&amp;&quot;&quot;);&quot;Verdadeiro&quot;;IF([.B182]&amp;&quot;&quot;= &quot; &quot;OR([.B18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69" calcext:value-type="float">
              <text:p>169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B</text:p>
            </table:table-cell>
            <table:table-cell table:style-name="ce40" table:formula="of:=IF(([.B183]&amp;&quot;&quot;) = ([.H183]&amp;&quot;&quot;);&quot;Verdadeiro&quot;;IF([.B183]&amp;&quot;&quot;= &quot; &quot;OR([.B18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0" calcext:value-type="float">
              <text:p>170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D</text:p>
            </table:table-cell>
            <table:table-cell table:style-name="ce40" table:formula="of:=IF(([.B184]&amp;&quot;&quot;) = ([.H184]&amp;&quot;&quot;);&quot;Verdadeiro&quot;;IF([.B184]&amp;&quot;&quot;= &quot; &quot;OR([.B18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1" calcext:value-type="float">
              <text:p>171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D</text:p>
            </table:table-cell>
            <table:table-cell table:style-name="ce40" table:formula="of:=IF(([.B185]&amp;&quot;&quot;) = ([.H185]&amp;&quot;&quot;);&quot;Verdadeiro&quot;;IF([.B185]&amp;&quot;&quot;= &quot; &quot;OR([.B18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2" calcext:value-type="float">
              <text:p>172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D</text:p>
            </table:table-cell>
            <table:table-cell table:style-name="ce40" table:formula="of:=IF(([.B186]&amp;&quot;&quot;) = ([.H186]&amp;&quot;&quot;);&quot;Verdadeiro&quot;;IF([.B186]&amp;&quot;&quot;= &quot; &quot;OR([.B18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3" calcext:value-type="float">
              <text:p>173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A</text:p>
            </table:table-cell>
            <table:table-cell table:style-name="ce40" table:formula="of:=IF(([.B187]&amp;&quot;&quot;) = ([.H187]&amp;&quot;&quot;);&quot;Verdadeiro&quot;;IF([.B187]&amp;&quot;&quot;= &quot; &quot;OR([.B18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4" calcext:value-type="float">
              <text:p>174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D</text:p>
            </table:table-cell>
            <table:table-cell table:style-name="ce40" table:formula="of:=IF(([.B188]&amp;&quot;&quot;) = ([.H188]&amp;&quot;&quot;);&quot;Verdadeiro&quot;;IF([.B188]&amp;&quot;&quot;= &quot; &quot;OR([.B18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5" calcext:value-type="float">
              <text:p>175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B</text:p>
            </table:table-cell>
            <table:table-cell table:style-name="ce40" table:formula="of:=IF(([.B189]&amp;&quot;&quot;) = ([.H189]&amp;&quot;&quot;);&quot;Verdadeiro&quot;;IF([.B189]&amp;&quot;&quot;= &quot; &quot;OR([.B18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6" calcext:value-type="float">
              <text:p>176</text:p>
            </table:table-cell>
            <table:table-cell table:style-name="ce24" table:content-validation-name="val13" table:number-columns-spanned="6" table:number-rows-spanned="1"/>
            <table:covered-table-cell table:number-columns-repeated="5" table:style-name="ce26" table:content-validation-name="val13"/>
            <table:table-cell table:style-name="ce112" office:value-type="string" calcext:value-type="string">
              <text:p>A</text:p>
            </table:table-cell>
            <table:table-cell table:style-name="ce40" table:formula="of:=IF(([.B190]&amp;&quot;&quot;) = ([.H190]&amp;&quot;&quot;);&quot;Verdadeiro&quot;;IF([.B190]&amp;&quot;&quot;= &quot; &quot;OR([.B19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Unidades de medida(distância, massa, volume, tempo etc)</text:p>
          </table:table-cell>
          <table:covered-table-cell table:style-name="ce32"/>
          <table:covered-table-cell table:number-columns-repeated="5" table:style-name="ce23"/>
          <table:table-cell table:style-name="ce45" table:formula="of:=COUNTA([.H181:.H190])" office:value-type="float" office:value="10" calcext:value-type="float">
            <text:p>10</text:p>
          </table:table-cell>
          <table:table-cell table:style-name="ce45" table:formula="of:=COUNTIF([.I180:.I190];&quot;Em branco&quot;)" office:value-type="float" office:value="10" calcext:value-type="float">
            <text:p>10</text:p>
          </table:table-cell>
          <table:table-cell table:style-name="ce45" table:formula="of:=COUNTIF([.H180:.I190];&quot;Verdadeiro&quot;)" office:value-type="float" office:value="0" calcext:value-type="float">
            <text:p>0</text:p>
          </table:table-cell>
          <table:table-cell table:style-name="ce45" table:formula="of:=COUNTIF([.I180:.I190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77" calcext:value-type="float">
              <text:p>177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C</text:p>
            </table:table-cell>
            <table:table-cell table:style-name="ce40" table:formula="of:=IF(([.B192]&amp;&quot;&quot;) = ([.H192]&amp;&quot;&quot;);&quot;Verdadeiro&quot;;IF([.B192]&amp;&quot;&quot;= &quot; &quot;OR([.B19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8" calcext:value-type="float">
              <text:p>178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A</text:p>
            </table:table-cell>
            <table:table-cell table:style-name="ce40" table:formula="of:=IF(([.B193]&amp;&quot;&quot;) = ([.H193]&amp;&quot;&quot;);&quot;Verdadeiro&quot;;IF([.B193]&amp;&quot;&quot;= &quot; &quot;OR([.B19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79" calcext:value-type="float">
              <text:p>179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A</text:p>
            </table:table-cell>
            <table:table-cell table:style-name="ce40" table:formula="of:=IF(([.B194]&amp;&quot;&quot;) = ([.H194]&amp;&quot;&quot;);&quot;Verdadeiro&quot;;IF([.B194]&amp;&quot;&quot;= &quot; &quot;OR([.B19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0" calcext:value-type="float">
              <text:p>180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C</text:p>
            </table:table-cell>
            <table:table-cell table:style-name="ce40" table:formula="of:=IF(([.B195]&amp;&quot;&quot;) = ([.H195]&amp;&quot;&quot;);&quot;Verdadeiro&quot;;IF([.B195]&amp;&quot;&quot;= &quot; &quot;OR([.B19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1" calcext:value-type="float">
              <text:p>181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C</text:p>
            </table:table-cell>
            <table:table-cell table:style-name="ce40" table:formula="of:=IF(([.B196]&amp;&quot;&quot;) = ([.H196]&amp;&quot;&quot;);&quot;Verdadeiro&quot;;IF([.B196]&amp;&quot;&quot;= &quot; &quot;OR([.B19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2" calcext:value-type="float">
              <text:p>182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A</text:p>
            </table:table-cell>
            <table:table-cell table:style-name="ce40" table:formula="of:=IF(([.B197]&amp;&quot;&quot;) = ([.H197]&amp;&quot;&quot;);&quot;Verdadeiro&quot;;IF([.B197]&amp;&quot;&quot;= &quot; &quot;OR([.B19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3" calcext:value-type="float">
              <text:p>183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A</text:p>
            </table:table-cell>
            <table:table-cell table:style-name="ce40" table:formula="of:=IF(([.B198]&amp;&quot;&quot;) = ([.H198]&amp;&quot;&quot;);&quot;Verdadeiro&quot;;IF([.B198]&amp;&quot;&quot;= &quot; &quot;OR([.B19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4" calcext:value-type="float">
              <text:p>184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C</text:p>
            </table:table-cell>
            <table:table-cell table:style-name="ce40" table:formula="of:=IF(([.B199]&amp;&quot;&quot;) = ([.H199]&amp;&quot;&quot;);&quot;Verdadeiro&quot;;IF([.B199]&amp;&quot;&quot;= &quot; &quot;OR([.B19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5" calcext:value-type="float">
              <text:p>185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E</text:p>
            </table:table-cell>
            <table:table-cell table:style-name="ce40" table:formula="of:=IF(([.B200]&amp;&quot;&quot;) = ([.H200]&amp;&quot;&quot;);&quot;Verdadeiro&quot;;IF([.B200]&amp;&quot;&quot;= &quot; &quot;OR([.B20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6" calcext:value-type="float">
              <text:p>186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D</text:p>
            </table:table-cell>
            <table:table-cell table:style-name="ce40" table:formula="of:=IF(([.B201]&amp;&quot;&quot;) = ([.H201]&amp;&quot;&quot;);&quot;Verdadeiro&quot;;IF([.B201]&amp;&quot;&quot;= &quot; &quot;OR([.B20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7" calcext:value-type="float">
              <text:p>187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E</text:p>
            </table:table-cell>
            <table:table-cell table:style-name="ce40" table:formula="of:=IF(([.B202]&amp;&quot;&quot;) = ([.H202]&amp;&quot;&quot;);&quot;Verdadeiro&quot;;IF([.B202]&amp;&quot;&quot;= &quot; &quot;OR([.B20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8" calcext:value-type="float">
              <text:p>188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B</text:p>
            </table:table-cell>
            <table:table-cell table:style-name="ce40" table:formula="of:=IF(([.B203]&amp;&quot;&quot;) = ([.H203]&amp;&quot;&quot;);&quot;Verdadeiro&quot;;IF([.B203]&amp;&quot;&quot;= &quot; &quot;OR([.B20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89" calcext:value-type="float">
              <text:p>189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E</text:p>
            </table:table-cell>
            <table:table-cell table:style-name="ce40" table:formula="of:=IF(([.B204]&amp;&quot;&quot;) = ([.H204]&amp;&quot;&quot;);&quot;Verdadeiro&quot;;IF([.B204]&amp;&quot;&quot;= &quot; &quot;OR([.B20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0" calcext:value-type="float">
              <text:p>190</text:p>
            </table:table-cell>
            <table:table-cell table:style-name="ce24" table:content-validation-name="val14" table:number-columns-spanned="6" table:number-rows-spanned="1"/>
            <table:covered-table-cell table:number-columns-repeated="5" table:style-name="ce26" table:content-validation-name="val14"/>
            <table:table-cell table:style-name="ce112" office:value-type="string" calcext:value-type="string">
              <text:p>A</text:p>
            </table:table-cell>
            <table:table-cell table:style-name="ce40" table:formula="of:=IF(([.B205]&amp;&quot;&quot;) = ([.H205]&amp;&quot;&quot;);&quot;Verdadeiro&quot;;IF([.B205]&amp;&quot;&quot;= &quot; &quot;OR([.B20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Equações de primeiro grau</text:p>
          </table:table-cell>
          <table:covered-table-cell table:number-columns-repeated="6" table:style-name="ce23"/>
          <table:table-cell table:style-name="ce45" table:formula="of:=COUNTA([.H192:.H205])" office:value-type="float" office:value="14" calcext:value-type="float">
            <text:p>14</text:p>
          </table:table-cell>
          <table:table-cell table:style-name="ce45" table:formula="of:=COUNTIF([.I192:.I205];&quot;Em branco&quot;)" office:value-type="float" office:value="14" calcext:value-type="float">
            <text:p>14</text:p>
          </table:table-cell>
          <table:table-cell table:style-name="ce45" table:formula="of:=COUNTIF([.H192:.I205];&quot;Verdadeiro&quot;)" office:value-type="float" office:value="0" calcext:value-type="float">
            <text:p>0</text:p>
          </table:table-cell>
          <table:table-cell table:style-name="ce45" table:formula="of:=COUNTIF([.I192:.I205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191" calcext:value-type="float">
              <text:p>191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3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07]&amp;&quot;&quot;) = ([.H207]&amp;&quot;&quot;);&quot;Verdadeiro&quot;;IF([.B207]&amp;&quot;&quot;= &quot; &quot;OR([.B20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2" calcext:value-type="float">
              <text:p>192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08]&amp;&quot;&quot;) = ([.H208]&amp;&quot;&quot;);&quot;Verdadeiro&quot;;IF([.B208]&amp;&quot;&quot;= &quot; &quot;OR([.B20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3" calcext:value-type="float">
              <text:p>193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09]&amp;&quot;&quot;) = ([.H209]&amp;&quot;&quot;);&quot;Verdadeiro&quot;;IF([.B209]&amp;&quot;&quot;= &quot; &quot;OR([.B20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4" calcext:value-type="float">
              <text:p>194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10]&amp;&quot;&quot;) = ([.H210]&amp;&quot;&quot;);&quot;Verdadeiro&quot;;IF([.B210]&amp;&quot;&quot;= &quot; &quot;OR([.B21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5" calcext:value-type="float">
              <text:p>195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11]&amp;&quot;&quot;) = ([.H211]&amp;&quot;&quot;);&quot;Verdadeiro&quot;;IF([.B211]&amp;&quot;&quot;= &quot; &quot;OR([.B21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6" calcext:value-type="float">
              <text:p>196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12]&amp;&quot;&quot;) = ([.H212]&amp;&quot;&quot;);&quot;Verdadeiro&quot;;IF([.B212]&amp;&quot;&quot;= &quot; &quot;OR([.B21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7" calcext:value-type="float">
              <text:p>197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A</text:p>
            </table:table-cell>
            <table:table-cell table:style-name="ce40" table:formula="of:=IF(([.B213]&amp;&quot;&quot;) = ([.H213]&amp;&quot;&quot;);&quot;Verdadeiro&quot;;IF([.B213]&amp;&quot;&quot;= &quot; &quot;OR([.B21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8" calcext:value-type="float">
              <text:p>198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A</text:p>
            </table:table-cell>
            <table:table-cell table:style-name="ce40" table:formula="of:=IF(([.B214]&amp;&quot;&quot;) = ([.H214]&amp;&quot;&quot;);&quot;Verdadeiro&quot;;IF([.B214]&amp;&quot;&quot;= &quot; &quot;OR([.B21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199" calcext:value-type="float">
              <text:p>199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15]&amp;&quot;&quot;) = ([.H215]&amp;&quot;&quot;);&quot;Verdadeiro&quot;;IF([.B215]&amp;&quot;&quot;= &quot; &quot;OR([.B21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0" calcext:value-type="float">
              <text:p>200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16]&amp;&quot;&quot;) = ([.H216]&amp;&quot;&quot;);&quot;Verdadeiro&quot;;IF([.B216]&amp;&quot;&quot;= &quot; &quot;OR([.B21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1" calcext:value-type="float">
              <text:p>201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A</text:p>
            </table:table-cell>
            <table:table-cell table:style-name="ce40" table:formula="of:=IF(([.B217]&amp;&quot;&quot;) = ([.H217]&amp;&quot;&quot;);&quot;Verdadeiro&quot;;IF([.B217]&amp;&quot;&quot;= &quot; &quot;OR([.B21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2" calcext:value-type="float">
              <text:p>202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18]&amp;&quot;&quot;) = ([.H218]&amp;&quot;&quot;);&quot;Verdadeiro&quot;;IF([.B218]&amp;&quot;&quot;= &quot; &quot;OR([.B21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6" office:value-type="float" office:value="203" calcext:value-type="float">
              <text:p>203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19]&amp;&quot;&quot;) = ([.H219]&amp;&quot;&quot;);&quot;Verdadeiro&quot;;IF([.B219]&amp;&quot;&quot;= &quot; &quot;OR([.B21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4" calcext:value-type="float">
              <text:p>204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20]&amp;&quot;&quot;) = ([.H220]&amp;&quot;&quot;);&quot;Verdadeiro&quot;;IF([.B220]&amp;&quot;&quot;= &quot; &quot;OR([.B22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5" calcext:value-type="float">
              <text:p>205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21]&amp;&quot;&quot;) = ([.H221]&amp;&quot;&quot;);&quot;Verdadeiro&quot;;IF([.B221]&amp;&quot;&quot;= &quot; &quot;OR([.B22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6" calcext:value-type="float">
              <text:p>206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A</text:p>
            </table:table-cell>
            <table:table-cell table:style-name="ce40" table:formula="of:=IF(([.B222]&amp;&quot;&quot;) = ([.H222]&amp;&quot;&quot;);&quot;Verdadeiro&quot;;IF([.B222]&amp;&quot;&quot;= &quot; &quot;OR([.B22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7" calcext:value-type="float">
              <text:p>207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23]&amp;&quot;&quot;) = ([.H223]&amp;&quot;&quot;);&quot;Verdadeiro&quot;;IF([.B223]&amp;&quot;&quot;= &quot; &quot;OR([.B22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8" calcext:value-type="float">
              <text:p>208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24]&amp;&quot;&quot;) = ([.H224]&amp;&quot;&quot;);&quot;Verdadeiro&quot;;IF([.B224]&amp;&quot;&quot;= &quot; &quot;OR([.B22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09" calcext:value-type="float">
              <text:p>209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A</text:p>
            </table:table-cell>
            <table:table-cell table:style-name="ce40" table:formula="of:=IF(([.B225]&amp;&quot;&quot;) = ([.H225]&amp;&quot;&quot;);&quot;Verdadeiro&quot;;IF([.B225]&amp;&quot;&quot;= &quot; &quot;OR([.B22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0" calcext:value-type="float">
              <text:p>210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26]&amp;&quot;&quot;) = ([.H226]&amp;&quot;&quot;);&quot;Verdadeiro&quot;;IF([.B226]&amp;&quot;&quot;= &quot; &quot;OR([.B22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1" calcext:value-type="float">
              <text:p>211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A</text:p>
            </table:table-cell>
            <table:table-cell table:style-name="ce40" table:formula="of:=IF(([.B227]&amp;&quot;&quot;) = ([.H227]&amp;&quot;&quot;);&quot;Verdadeiro&quot;;IF([.B227]&amp;&quot;&quot;= &quot; &quot;OR([.B22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2" calcext:value-type="float">
              <text:p>212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28]&amp;&quot;&quot;) = ([.H228]&amp;&quot;&quot;);&quot;Verdadeiro&quot;;IF([.B228]&amp;&quot;&quot;= &quot; &quot;OR([.B22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3" calcext:value-type="float">
              <text:p>213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29]&amp;&quot;&quot;) = ([.H229]&amp;&quot;&quot;);&quot;Verdadeiro&quot;;IF([.B229]&amp;&quot;&quot;= &quot; &quot;OR([.B22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4" calcext:value-type="float">
              <text:p>214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30]&amp;&quot;&quot;) = ([.H230]&amp;&quot;&quot;);&quot;Verdadeiro&quot;;IF([.B230]&amp;&quot;&quot;= &quot; &quot;OR([.B23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5" calcext:value-type="float">
              <text:p>215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31]&amp;&quot;&quot;) = ([.H231]&amp;&quot;&quot;);&quot;Verdadeiro&quot;;IF([.B231]&amp;&quot;&quot;= &quot; &quot;OR([.B23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6" calcext:value-type="float">
              <text:p>216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32]&amp;&quot;&quot;) = ([.H232]&amp;&quot;&quot;);&quot;Verdadeiro&quot;;IF([.B232]&amp;&quot;&quot;= &quot; &quot;OR([.B23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7" calcext:value-type="float">
              <text:p>217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33]&amp;&quot;&quot;) = ([.H233]&amp;&quot;&quot;);&quot;Verdadeiro&quot;;IF([.B233]&amp;&quot;&quot;= &quot; &quot;OR([.B23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8" calcext:value-type="float">
              <text:p>218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34]&amp;&quot;&quot;) = ([.H234]&amp;&quot;&quot;);&quot;Verdadeiro&quot;;IF([.B234]&amp;&quot;&quot;= &quot; &quot;OR([.B23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19" calcext:value-type="float">
              <text:p>219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35]&amp;&quot;&quot;) = ([.H235]&amp;&quot;&quot;);&quot;Verdadeiro&quot;;IF([.B235]&amp;&quot;&quot;= &quot; &quot;OR([.B23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0" calcext:value-type="float">
              <text:p>220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A</text:p>
            </table:table-cell>
            <table:table-cell table:style-name="ce40" table:formula="of:=IF(([.B236]&amp;&quot;&quot;) = ([.H236]&amp;&quot;&quot;);&quot;Verdadeiro&quot;;IF([.B236]&amp;&quot;&quot;= &quot; &quot;OR([.B23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1" calcext:value-type="float">
              <text:p>221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37]&amp;&quot;&quot;) = ([.H237]&amp;&quot;&quot;);&quot;Verdadeiro&quot;;IF([.B237]&amp;&quot;&quot;= &quot; &quot;OR([.B23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2" calcext:value-type="float">
              <text:p>222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38]&amp;&quot;&quot;) = ([.H238]&amp;&quot;&quot;);&quot;Verdadeiro&quot;;IF([.B238]&amp;&quot;&quot;= &quot; &quot;OR([.B23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3" calcext:value-type="float">
              <text:p>223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E</text:p>
            </table:table-cell>
            <table:table-cell table:style-name="ce40" table:formula="of:=IF(([.B239]&amp;&quot;&quot;) = ([.H239]&amp;&quot;&quot;);&quot;Verdadeiro&quot;;IF([.B239]&amp;&quot;&quot;= &quot; &quot;OR([.B23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4" calcext:value-type="float">
              <text:p>224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40]&amp;&quot;&quot;) = ([.H240]&amp;&quot;&quot;);&quot;Verdadeiro&quot;;IF([.B240]&amp;&quot;&quot;= &quot; &quot;OR([.B24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5" calcext:value-type="float">
              <text:p>225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41]&amp;&quot;&quot;) = ([.H241]&amp;&quot;&quot;);&quot;Verdadeiro&quot;;IF([.B241]&amp;&quot;&quot;= &quot; &quot;OR([.B24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6" calcext:value-type="float">
              <text:p>226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42]&amp;&quot;&quot;) = ([.H242]&amp;&quot;&quot;);&quot;Verdadeiro&quot;;IF([.B242]&amp;&quot;&quot;= &quot; &quot;OR([.B24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7" calcext:value-type="float">
              <text:p>227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D</text:p>
            </table:table-cell>
            <table:table-cell table:style-name="ce40" table:formula="of:=IF(([.B243]&amp;&quot;&quot;) = ([.H243]&amp;&quot;&quot;);&quot;Verdadeiro&quot;;IF([.B243]&amp;&quot;&quot;= &quot; &quot;OR([.B24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8" calcext:value-type="float">
              <text:p>228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44]&amp;&quot;&quot;) = ([.H244]&amp;&quot;&quot;);&quot;Verdadeiro&quot;;IF([.B244]&amp;&quot;&quot;= &quot; &quot;OR([.B24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29" calcext:value-type="float">
              <text:p>229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45]&amp;&quot;&quot;) = ([.H245]&amp;&quot;&quot;);&quot;Verdadeiro&quot;;IF([.B245]&amp;&quot;&quot;= &quot; &quot;OR([.B24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0" calcext:value-type="float">
              <text:p>230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B</text:p>
            </table:table-cell>
            <table:table-cell table:style-name="ce40" table:formula="of:=IF(([.B246]&amp;&quot;&quot;) = ([.H246]&amp;&quot;&quot;);&quot;Verdadeiro&quot;;IF([.B246]&amp;&quot;&quot;= &quot; &quot;OR([.B24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1" calcext:value-type="float">
              <text:p>231</text:p>
            </table:table-cell>
            <table:table-cell table:style-name="ce24" table:content-validation-name="val15" table:number-columns-spanned="6" table:number-rows-spanned="1"/>
            <table:covered-table-cell table:number-columns-repeated="5" table:style-name="ce26" table:content-validation-name="val15"/>
            <table:table-cell table:style-name="ce112" office:value-type="string" calcext:value-type="string">
              <text:p>C</text:p>
            </table:table-cell>
            <table:table-cell table:style-name="ce40" table:formula="of:=IF(([.B247]&amp;&quot;&quot;) = ([.H247]&amp;&quot;&quot;);&quot;Verdadeiro&quot;;IF([.B247]&amp;&quot;&quot;= &quot; &quot;OR([.B24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Equações de segundo grau e equações biquadradas</text:p>
          </table:table-cell>
          <table:covered-table-cell table:number-columns-repeated="6" table:style-name="ce26"/>
          <table:table-cell table:style-name="ce45" table:formula="of:=COUNTA([.H207:.H247])" office:value-type="float" office:value="41" calcext:value-type="float">
            <text:p>41</text:p>
          </table:table-cell>
          <table:table-cell table:style-name="ce45" table:formula="of:=COUNTIF([.I207:.I247];&quot;Em branco&quot;)" office:value-type="float" office:value="41" calcext:value-type="float">
            <text:p>41</text:p>
          </table:table-cell>
          <table:table-cell table:style-name="ce45" table:formula="of:=COUNTIF([.H207:.I247];&quot;Verdadeiro&quot;)" office:value-type="float" office:value="0" calcext:value-type="float">
            <text:p>0</text:p>
          </table:table-cell>
          <table:table-cell table:style-name="ce45" table:formula="of:=COUNTIF([.I207:.I247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232" calcext:value-type="float">
              <text:p>232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C</text:p>
            </table:table-cell>
            <table:table-cell table:style-name="ce40" table:formula="of:=IF(([.B249]&amp;&quot;&quot;) = ([.H249]&amp;&quot;&quot;);&quot;Verdadeiro&quot;;IF([.B249]&amp;&quot;&quot;= &quot; &quot;OR([.B24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3" calcext:value-type="float">
              <text:p>233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A</text:p>
            </table:table-cell>
            <table:table-cell table:style-name="ce40" table:formula="of:=IF(([.B250]&amp;&quot;&quot;) = ([.H250]&amp;&quot;&quot;);&quot;Verdadeiro&quot;;IF([.B250]&amp;&quot;&quot;= &quot; &quot;OR([.B25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4" calcext:value-type="float">
              <text:p>234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C</text:p>
            </table:table-cell>
            <table:table-cell table:style-name="ce40" table:formula="of:=IF(([.B251]&amp;&quot;&quot;) = ([.H251]&amp;&quot;&quot;);&quot;Verdadeiro&quot;;IF([.B251]&amp;&quot;&quot;= &quot; &quot;OR([.B25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5" calcext:value-type="float">
              <text:p>235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E</text:p>
            </table:table-cell>
            <table:table-cell table:style-name="ce40" table:formula="of:=IF(([.B252]&amp;&quot;&quot;) = ([.H252]&amp;&quot;&quot;);&quot;Verdadeiro&quot;;IF([.B252]&amp;&quot;&quot;= &quot; &quot;OR([.B25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6" calcext:value-type="float">
              <text:p>236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B</text:p>
            </table:table-cell>
            <table:table-cell table:style-name="ce40" table:formula="of:=IF(([.B253]&amp;&quot;&quot;) = ([.H253]&amp;&quot;&quot;);&quot;Verdadeiro&quot;;IF([.B253]&amp;&quot;&quot;= &quot; &quot;OR([.B25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7" calcext:value-type="float">
              <text:p>237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D</text:p>
            </table:table-cell>
            <table:table-cell table:style-name="ce40" table:formula="of:=IF(([.B254]&amp;&quot;&quot;) = ([.H254]&amp;&quot;&quot;);&quot;Verdadeiro&quot;;IF([.B254]&amp;&quot;&quot;= &quot; &quot;OR([.B25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8" calcext:value-type="float">
              <text:p>238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B</text:p>
            </table:table-cell>
            <table:table-cell table:style-name="ce40" table:formula="of:=IF(([.B255]&amp;&quot;&quot;) = ([.H255]&amp;&quot;&quot;);&quot;Verdadeiro&quot;;IF([.B255]&amp;&quot;&quot;= &quot; &quot;OR([.B25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39" calcext:value-type="float">
              <text:p>239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C</text:p>
            </table:table-cell>
            <table:table-cell table:style-name="ce40" table:formula="of:=IF(([.B256]&amp;&quot;&quot;) = ([.H256]&amp;&quot;&quot;);&quot;Verdadeiro&quot;;IF([.B256]&amp;&quot;&quot;= &quot; &quot;OR([.B25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0" calcext:value-type="float">
              <text:p>240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B</text:p>
            </table:table-cell>
            <table:table-cell table:style-name="ce40" table:formula="of:=IF(([.B257]&amp;&quot;&quot;) = ([.H257]&amp;&quot;&quot;);&quot;Verdadeiro&quot;;IF([.B257]&amp;&quot;&quot;= &quot; &quot;OR([.B25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1" calcext:value-type="float">
              <text:p>241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C</text:p>
            </table:table-cell>
            <table:table-cell table:style-name="ce40" table:formula="of:=IF(([.B258]&amp;&quot;&quot;) = ([.H258]&amp;&quot;&quot;);&quot;Verdadeiro&quot;;IF([.B258]&amp;&quot;&quot;= &quot; &quot;OR([.B25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2" calcext:value-type="float">
              <text:p>242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A</text:p>
            </table:table-cell>
            <table:table-cell table:style-name="ce40" table:formula="of:=IF(([.B259]&amp;&quot;&quot;) = ([.H259]&amp;&quot;&quot;);&quot;Verdadeiro&quot;;IF([.B259]&amp;&quot;&quot;= &quot; &quot;OR([.B25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3" calcext:value-type="float">
              <text:p>243</text:p>
            </table:table-cell>
            <table:table-cell table:style-name="ce24" table:content-validation-name="val16" table:number-columns-spanned="6" table:number-rows-spanned="1"/>
            <table:covered-table-cell table:number-columns-repeated="5" table:style-name="ce26" table:content-validation-name="val16"/>
            <table:table-cell table:style-name="ce112" office:value-type="string" calcext:value-type="string">
              <text:p>D</text:p>
            </table:table-cell>
            <table:table-cell table:style-name="ce40" table:formula="of:=IF(([.B260]&amp;&quot;&quot;) = ([.H260]&amp;&quot;&quot;);&quot;Verdadeiro&quot;;IF([.B260]&amp;&quot;&quot;= &quot; &quot;OR([.B26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Definição, medida, congruência, classificação do ângulo</text:p>
          </table:table-cell>
          <table:covered-table-cell table:number-columns-repeated="6" table:style-name="ce23"/>
          <table:table-cell table:style-name="ce45" table:formula="of:=COUNTA([.H249:.H260])" office:value-type="float" office:value="12" calcext:value-type="float">
            <text:p>12</text:p>
          </table:table-cell>
          <table:table-cell table:style-name="ce45" table:formula="of:=COUNTIF([.I249:.I260];&quot;Em branco&quot;)" office:value-type="float" office:value="12" calcext:value-type="float">
            <text:p>12</text:p>
          </table:table-cell>
          <table:table-cell table:style-name="ce45" table:formula="of:=COUNTIF([.H249:.I260];&quot;Verdadeiro&quot;)" office:value-type="float" office:value="0" calcext:value-type="float">
            <text:p>0</text:p>
          </table:table-cell>
          <table:table-cell table:style-name="ce45" table:formula="of:=COUNTIF([.I249:.I260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244" calcext:value-type="float">
              <text:p>244</text:p>
            </table:table-cell>
            <table:table-cell table:style-name="ce24" table:content-validation-name="val17" office:value-type="string" calcext:value-type="string" table:number-columns-spanned="6" table:number-rows-spanned="1">
              <text:p><text:s/></text:p>
            </table:table-cell>
            <table:covered-table-cell table:number-columns-repeated="5" table:style-name="ce23"/>
            <table:table-cell table:style-name="ce112" office:value-type="string" calcext:value-type="string">
              <text:p>E</text:p>
            </table:table-cell>
            <table:table-cell table:style-name="ce40" table:formula="of:=IF(([.B262]&amp;&quot;&quot;) = ([.H262]&amp;&quot;&quot;);&quot;Verdadeiro&quot;;IF([.B262]&amp;&quot;&quot;= &quot; &quot;OR([.B26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Quadrilàteros(propriedades, área, perímetro, soma dos ângulos etc)</text:p>
          </table:table-cell>
          <table:covered-table-cell table:number-columns-repeated="6" table:style-name="ce23"/>
          <table:table-cell table:style-name="ce45" table:formula="of:=COUNTA([.H262])" office:value-type="float" office:value="1" calcext:value-type="float">
            <text:p>1</text:p>
          </table:table-cell>
          <table:table-cell table:style-name="ce45" table:formula="of:=COUNTIF([.I262];&quot;Em branco&quot;)" office:value-type="float" office:value="1" calcext:value-type="float">
            <text:p>1</text:p>
          </table:table-cell>
          <table:table-cell table:style-name="ce45" table:formula="of:=COUNTIF([.I262];&quot;Verdadeiro&quot;)" office:value-type="float" office:value="0" calcext:value-type="float">
            <text:p>0</text:p>
          </table:table-cell>
          <table:table-cell table:style-name="ce45" table:formula="of:=COUNTIF([.I262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245" calcext:value-type="float">
              <text:p>245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E</text:p>
            </table:table-cell>
            <table:table-cell table:style-name="ce40" table:formula="of:=IF(([.B264]&amp;&quot;&quot;) = ([.H264]&amp;&quot;&quot;);&quot;Verdadeiro&quot;;IF([.B264]&amp;&quot;&quot;= &quot; &quot;OR([.B26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6" calcext:value-type="float">
              <text:p>246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D</text:p>
            </table:table-cell>
            <table:table-cell table:style-name="ce40" table:formula="of:=IF(([.B265]&amp;&quot;&quot;) = ([.H265]&amp;&quot;&quot;);&quot;Verdadeiro&quot;;IF([.B265]&amp;&quot;&quot;= &quot; &quot;OR([.B26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7" calcext:value-type="float">
              <text:p>247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A</text:p>
            </table:table-cell>
            <table:table-cell table:style-name="ce40" table:formula="of:=IF(([.B266]&amp;&quot;&quot;) = ([.H266]&amp;&quot;&quot;);&quot;Verdadeiro&quot;;IF([.B266]&amp;&quot;&quot;= &quot; &quot;OR([.B26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8" calcext:value-type="float">
              <text:p>248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B</text:p>
            </table:table-cell>
            <table:table-cell table:style-name="ce40" table:formula="of:=IF(([.B267]&amp;&quot;&quot;) = ([.H267]&amp;&quot;&quot;);&quot;Verdadeiro&quot;;IF([.B267]&amp;&quot;&quot;= &quot; &quot;OR([.B26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49" calcext:value-type="float">
              <text:p>249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C</text:p>
            </table:table-cell>
            <table:table-cell table:style-name="ce40" table:formula="of:=IF(([.B268]&amp;&quot;&quot;) = ([.H268]&amp;&quot;&quot;);&quot;Verdadeiro&quot;;IF([.B268]&amp;&quot;&quot;= &quot; &quot;OR([.B26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0" calcext:value-type="float">
              <text:p>250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B</text:p>
            </table:table-cell>
            <table:table-cell table:style-name="ce40" table:formula="of:=IF(([.B269]&amp;&quot;&quot;) = ([.H269]&amp;&quot;&quot;);&quot;Verdadeiro&quot;;IF([.B269]&amp;&quot;&quot;= &quot; &quot;OR([.B26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1" calcext:value-type="float">
              <text:p>251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C</text:p>
            </table:table-cell>
            <table:table-cell table:style-name="ce40" table:formula="of:=IF(([.B270]&amp;&quot;&quot;) = ([.H270]&amp;&quot;&quot;);&quot;Verdadeiro&quot;;IF([.B270]&amp;&quot;&quot;= &quot; &quot;OR([.B27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2" calcext:value-type="float">
              <text:p>252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C</text:p>
            </table:table-cell>
            <table:table-cell table:style-name="ce40" table:formula="of:=IF(([.B271]&amp;&quot;&quot;) = ([.H271]&amp;&quot;&quot;);&quot;Verdadeiro&quot;;IF([.B271]&amp;&quot;&quot;= &quot; &quot;OR([.B27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3" calcext:value-type="float">
              <text:p>253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A</text:p>
            </table:table-cell>
            <table:table-cell table:style-name="ce40" table:formula="of:=IF(([.B272]&amp;&quot;&quot;) = ([.H272]&amp;&quot;&quot;);&quot;Verdadeiro&quot;;IF([.B272]&amp;&quot;&quot;= &quot; &quot;OR([.B27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4" calcext:value-type="float">
              <text:p>254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B</text:p>
            </table:table-cell>
            <table:table-cell table:style-name="ce40" table:formula="of:=IF(([.B273]&amp;&quot;&quot;) = ([.H273]&amp;&quot;&quot;);&quot;Verdadeiro&quot;;IF([.B273]&amp;&quot;&quot;= &quot; &quot;OR([.B27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5" calcext:value-type="float">
              <text:p>255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E</text:p>
            </table:table-cell>
            <table:table-cell table:style-name="ce40" table:formula="of:=IF(([.B274]&amp;&quot;&quot;) = ([.H274]&amp;&quot;&quot;);&quot;Verdadeiro&quot;;IF([.B274]&amp;&quot;&quot;= &quot; &quot;OR([.B27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6" calcext:value-type="float">
              <text:p>256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A</text:p>
            </table:table-cell>
            <table:table-cell table:style-name="ce40" table:formula="of:=IF(([.B275]&amp;&quot;&quot;) = ([.H275]&amp;&quot;&quot;);&quot;Verdadeiro&quot;;IF([.B275]&amp;&quot;&quot;= &quot; &quot;OR([.B27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7" calcext:value-type="float">
              <text:p>257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B</text:p>
            </table:table-cell>
            <table:table-cell table:style-name="ce40" table:formula="of:=IF(([.B276]&amp;&quot;&quot;) = ([.H276]&amp;&quot;&quot;);&quot;Verdadeiro&quot;;IF([.B276]&amp;&quot;&quot;= &quot; &quot;OR([.B27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8" calcext:value-type="float">
              <text:p>258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B</text:p>
            </table:table-cell>
            <table:table-cell table:style-name="ce40" table:formula="of:=IF(([.B277]&amp;&quot;&quot;) = ([.H277]&amp;&quot;&quot;);&quot;Verdadeiro&quot;;IF([.B277]&amp;&quot;&quot;= &quot; &quot;OR([.B27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59" calcext:value-type="float">
              <text:p>259</text:p>
            </table:table-cell>
            <table:table-cell table:style-name="ce24" table:content-validation-name="val18" table:number-columns-spanned="6" table:number-rows-spanned="1"/>
            <table:covered-table-cell table:number-columns-repeated="5" table:style-name="ce26" table:content-validation-name="val18"/>
            <table:table-cell table:style-name="ce112" office:value-type="string" calcext:value-type="string">
              <text:p>E</text:p>
            </table:table-cell>
            <table:table-cell table:style-name="ce40" table:formula="of:=IF(([.B278]&amp;&quot;&quot;) = ([.H278]&amp;&quot;&quot;);&quot;Verdadeiro&quot;;IF([.B278]&amp;&quot;&quot;= &quot; &quot;OR([.B27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Geometria espacial</text:p>
          </table:table-cell>
          <table:covered-table-cell table:number-columns-repeated="6" table:style-name="ce23"/>
          <table:table-cell table:style-name="ce45" table:formula="of:=COUNTA([.H264:.H278])" office:value-type="float" office:value="15" calcext:value-type="float">
            <text:p>15</text:p>
          </table:table-cell>
          <table:table-cell table:style-name="ce45" table:formula="of:=COUNTIF([.I264:.I278];&quot;Em branco&quot;)" office:value-type="float" office:value="15" calcext:value-type="float">
            <text:p>15</text:p>
          </table:table-cell>
          <table:table-cell table:style-name="ce45" table:formula="of:=COUNTIF([.H264:.I278];&quot;Verdadeiro&quot;)" office:value-type="float" office:value="0" calcext:value-type="float">
            <text:p>0</text:p>
          </table:table-cell>
          <table:table-cell table:style-name="ce45" table:formula="of:=COUNTIF([.I264:.I278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260" calcext:value-type="float">
              <text:p>260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C</text:p>
            </table:table-cell>
            <table:table-cell table:style-name="ce40" table:formula="of:=IF(([.B280]&amp;&quot;&quot;) = ([.H280]&amp;&quot;&quot;);&quot;Verdadeiro&quot;;IF([.B280]&amp;&quot;&quot;= &quot; &quot;OR([.B28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1" calcext:value-type="float">
              <text:p>261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A</text:p>
            </table:table-cell>
            <table:table-cell table:style-name="ce40" table:formula="of:=IF(([.B281]&amp;&quot;&quot;) = ([.H281]&amp;&quot;&quot;);&quot;Verdadeiro&quot;;IF([.B281]&amp;&quot;&quot;= &quot; &quot;OR([.B28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2" calcext:value-type="float">
              <text:p>262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B</text:p>
            </table:table-cell>
            <table:table-cell table:style-name="ce40" table:formula="of:=IF(([.B282]&amp;&quot;&quot;) = ([.H282]&amp;&quot;&quot;);&quot;Verdadeiro&quot;;IF([.B282]&amp;&quot;&quot;= &quot; &quot;OR([.B28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3" calcext:value-type="float">
              <text:p>263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B</text:p>
            </table:table-cell>
            <table:table-cell table:style-name="ce40" table:formula="of:=IF(([.B283]&amp;&quot;&quot;) = ([.H283]&amp;&quot;&quot;);&quot;Verdadeiro&quot;;IF([.B283]&amp;&quot;&quot;= &quot; &quot;OR([.B28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4" calcext:value-type="float">
              <text:p>264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E</text:p>
            </table:table-cell>
            <table:table-cell table:style-name="ce40" table:formula="of:=IF(([.B284]&amp;&quot;&quot;) = ([.H284]&amp;&quot;&quot;);&quot;Verdadeiro&quot;;IF([.B284]&amp;&quot;&quot;= &quot; &quot;OR([.B28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5" calcext:value-type="float">
              <text:p>265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A</text:p>
            </table:table-cell>
            <table:table-cell table:style-name="ce40" table:formula="of:=IF(([.B285]&amp;&quot;&quot;) = ([.H285]&amp;&quot;&quot;);&quot;Verdadeiro&quot;;IF([.B285]&amp;&quot;&quot;= &quot; &quot;OR([.B28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6" calcext:value-type="float">
              <text:p>266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C</text:p>
            </table:table-cell>
            <table:table-cell table:style-name="ce40" table:formula="of:=IF(([.B286]&amp;&quot;&quot;) = ([.H286]&amp;&quot;&quot;);&quot;Verdadeiro&quot;;IF([.B286]&amp;&quot;&quot;= &quot; &quot;OR([.B28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7" calcext:value-type="float">
              <text:p>267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E</text:p>
            </table:table-cell>
            <table:table-cell table:style-name="ce40" table:formula="of:=IF(([.B287]&amp;&quot;&quot;) = ([.H287]&amp;&quot;&quot;);&quot;Verdadeiro&quot;;IF([.B287]&amp;&quot;&quot;= &quot; &quot;OR([.B28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8" calcext:value-type="float">
              <text:p>268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B</text:p>
            </table:table-cell>
            <table:table-cell table:style-name="ce40" table:formula="of:=IF(([.B288]&amp;&quot;&quot;) = ([.H288]&amp;&quot;&quot;);&quot;Verdadeiro&quot;;IF([.B288]&amp;&quot;&quot;= &quot; &quot;OR([.B28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69" calcext:value-type="float">
              <text:p>269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B</text:p>
            </table:table-cell>
            <table:table-cell table:style-name="ce40" table:formula="of:=IF(([.B289]&amp;&quot;&quot;) = ([.H289]&amp;&quot;&quot;);&quot;Verdadeiro&quot;;IF([.B289]&amp;&quot;&quot;= &quot; &quot;OR([.B28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0" calcext:value-type="float">
              <text:p>270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A</text:p>
            </table:table-cell>
            <table:table-cell table:style-name="ce40" table:formula="of:=IF(([.B290]&amp;&quot;&quot;) = ([.H290]&amp;&quot;&quot;);&quot;Verdadeiro&quot;;IF([.B290]&amp;&quot;&quot;= &quot; &quot;OR([.B29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1" calcext:value-type="float">
              <text:p>271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E</text:p>
            </table:table-cell>
            <table:table-cell table:style-name="ce40" table:formula="of:=IF(([.B291]&amp;&quot;&quot;) = ([.H291]&amp;&quot;&quot;);&quot;Verdadeiro&quot;;IF([.B291]&amp;&quot;&quot;= &quot; &quot;OR([.B29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2" calcext:value-type="float">
              <text:p>272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B</text:p>
            </table:table-cell>
            <table:table-cell table:style-name="ce40" table:formula="of:=IF(([.B292]&amp;&quot;&quot;) = ([.H292]&amp;&quot;&quot;);&quot;Verdadeiro&quot;;IF([.B292]&amp;&quot;&quot;= &quot; &quot;OR([.B29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3" calcext:value-type="float">
              <text:p>273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D</text:p>
            </table:table-cell>
            <table:table-cell table:style-name="ce40" table:formula="of:=IF(([.B293]&amp;&quot;&quot;) = ([.H293]&amp;&quot;&quot;);&quot;Verdadeiro&quot;;IF([.B293]&amp;&quot;&quot;= &quot; &quot;OR([.B29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4" calcext:value-type="float">
              <text:p>274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A</text:p>
            </table:table-cell>
            <table:table-cell table:style-name="ce40" table:formula="of:=IF(([.B294]&amp;&quot;&quot;) = ([.H294]&amp;&quot;&quot;);&quot;Verdadeiro&quot;;IF([.B294]&amp;&quot;&quot;= &quot; &quot;OR([.B29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5" calcext:value-type="float">
              <text:p>275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B</text:p>
            </table:table-cell>
            <table:table-cell table:style-name="ce40" table:formula="of:=IF(([.B295]&amp;&quot;&quot;) = ([.H295]&amp;&quot;&quot;);&quot;Verdadeiro&quot;;IF([.B295]&amp;&quot;&quot;= &quot; &quot;OR([.B29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6" calcext:value-type="float">
              <text:p>276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E</text:p>
            </table:table-cell>
            <table:table-cell table:style-name="ce40" table:formula="of:=IF(([.B296]&amp;&quot;&quot;) = ([.H296]&amp;&quot;&quot;);&quot;Verdadeiro&quot;;IF([.B296]&amp;&quot;&quot;= &quot; &quot;OR([.B29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7" calcext:value-type="float">
              <text:p>277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A</text:p>
            </table:table-cell>
            <table:table-cell table:style-name="ce40" table:formula="of:=IF(([.B297]&amp;&quot;&quot;) = ([.H297]&amp;&quot;&quot;);&quot;Verdadeiro&quot;;IF([.B297]&amp;&quot;&quot;= &quot; &quot;OR([.B29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78" calcext:value-type="float">
              <text:p>278</text:p>
            </table:table-cell>
            <table:table-cell table:style-name="ce24" table:content-validation-name="val19" table:number-columns-spanned="6" table:number-rows-spanned="1"/>
            <table:covered-table-cell table:number-columns-repeated="5" table:style-name="ce26" table:content-validation-name="val19"/>
            <table:table-cell table:style-name="ce112" office:value-type="string" calcext:value-type="string">
              <text:p>E</text:p>
            </table:table-cell>
            <table:table-cell table:style-name="ce40" table:formula="of:=IF(([.B298]&amp;&quot;&quot;) = ([.H298]&amp;&quot;&quot;);&quot;Verdadeiro&quot;;IF([.B298]&amp;&quot;&quot;= &quot; &quot;OR([.B29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Juros simples</text:p>
          </table:table-cell>
          <table:covered-table-cell table:number-columns-repeated="6" table:style-name="ce23"/>
          <table:table-cell table:style-name="ce45" table:formula="of:=COUNTA([.H280:.H298])" office:value-type="float" office:value="19" calcext:value-type="float">
            <text:p>19</text:p>
          </table:table-cell>
          <table:table-cell table:style-name="ce45" table:formula="of:=COUNTIF([.I280:.I298];&quot;Em branco&quot;)" office:value-type="float" office:value="19" calcext:value-type="float">
            <text:p>19</text:p>
          </table:table-cell>
          <table:table-cell table:style-name="ce45" table:formula="of:=COUNTIF([.H280:.I298];&quot;Verdadeiro&quot;)" office:value-type="float" office:value="0" calcext:value-type="float">
            <text:p>0</text:p>
          </table:table-cell>
          <table:table-cell table:style-name="ce45" table:formula="of:=COUNTIF([.I280:.I298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15" office:value-type="float" office:value="279" calcext:value-type="float">
              <text:p>279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E</text:p>
            </table:table-cell>
            <table:table-cell table:style-name="ce40" table:formula="of:=IF(([.B300]&amp;&quot;&quot;) = ([.H300]&amp;&quot;&quot;);&quot;Verdadeiro&quot;;IF([.B300]&amp;&quot;&quot;= &quot; &quot;OR([.B30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0" calcext:value-type="float">
              <text:p>280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E</text:p>
            </table:table-cell>
            <table:table-cell table:style-name="ce40" table:formula="of:=IF(([.B301]&amp;&quot;&quot;) = ([.H301]&amp;&quot;&quot;);&quot;Verdadeiro&quot;;IF([.B301]&amp;&quot;&quot;= &quot; &quot;OR([.B30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1" calcext:value-type="float">
              <text:p>281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C</text:p>
            </table:table-cell>
            <table:table-cell table:style-name="ce40" table:formula="of:=IF(([.B302]&amp;&quot;&quot;) = ([.H302]&amp;&quot;&quot;);&quot;Verdadeiro&quot;;IF([.B302]&amp;&quot;&quot;= &quot; &quot;OR([.B30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2" calcext:value-type="float">
              <text:p>282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E</text:p>
            </table:table-cell>
            <table:table-cell table:style-name="ce40" table:formula="of:=IF(([.B303]&amp;&quot;&quot;) = ([.H303]&amp;&quot;&quot;);&quot;Verdadeiro&quot;;IF([.B303]&amp;&quot;&quot;= &quot; &quot;OR([.B30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3" calcext:value-type="float">
              <text:p>283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D</text:p>
            </table:table-cell>
            <table:table-cell table:style-name="ce40" table:formula="of:=IF(([.B304]&amp;&quot;&quot;) = ([.H304]&amp;&quot;&quot;);&quot;Verdadeiro&quot;;IF([.B304]&amp;&quot;&quot;= &quot; &quot;OR([.B30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4" calcext:value-type="float">
              <text:p>284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A</text:p>
            </table:table-cell>
            <table:table-cell table:style-name="ce40" table:formula="of:=IF(([.B305]&amp;&quot;&quot;) = ([.H305]&amp;&quot;&quot;);&quot;Verdadeiro&quot;;IF([.B305]&amp;&quot;&quot;= &quot; &quot;OR([.B30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5" calcext:value-type="float">
              <text:p>285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C</text:p>
            </table:table-cell>
            <table:table-cell table:style-name="ce40" table:formula="of:=IF(([.B306]&amp;&quot;&quot;) = ([.H306]&amp;&quot;&quot;);&quot;Verdadeiro&quot;;IF([.B306]&amp;&quot;&quot;= &quot; &quot;OR([.B30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6" calcext:value-type="float">
              <text:p>286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D</text:p>
            </table:table-cell>
            <table:table-cell table:style-name="ce40" table:formula="of:=IF(([.B307]&amp;&quot;&quot;) = ([.H307]&amp;&quot;&quot;);&quot;Verdadeiro&quot;;IF([.B307]&amp;&quot;&quot;= &quot; &quot;OR([.B30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7" calcext:value-type="float">
              <text:p>287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C</text:p>
            </table:table-cell>
            <table:table-cell table:style-name="ce40" table:formula="of:=IF(([.B308]&amp;&quot;&quot;) = ([.H308]&amp;&quot;&quot;);&quot;Verdadeiro&quot;;IF([.B308]&amp;&quot;&quot;= &quot; &quot;OR([.B30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8" calcext:value-type="float">
              <text:p>288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C</text:p>
            </table:table-cell>
            <table:table-cell table:style-name="ce40" table:formula="of:=IF(([.B309]&amp;&quot;&quot;) = ([.H309]&amp;&quot;&quot;);&quot;Verdadeiro&quot;;IF([.B309]&amp;&quot;&quot;= &quot; &quot;OR([.B30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89" calcext:value-type="float">
              <text:p>289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E</text:p>
            </table:table-cell>
            <table:table-cell table:style-name="ce40" table:formula="of:=IF(([.B310]&amp;&quot;&quot;) = ([.H310]&amp;&quot;&quot;);&quot;Verdadeiro&quot;;IF([.B310]&amp;&quot;&quot;= &quot; &quot;OR([.B31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15" office:value-type="float" office:value="290" calcext:value-type="float">
              <text:p>290</text:p>
            </table:table-cell>
            <table:table-cell table:style-name="ce24" table:content-validation-name="val20" table:number-columns-spanned="6" table:number-rows-spanned="1"/>
            <table:covered-table-cell table:number-columns-repeated="5" table:style-name="ce26" table:content-validation-name="val20"/>
            <table:table-cell table:style-name="ce112" office:value-type="string" calcext:value-type="string">
              <text:p>C</text:p>
            </table:table-cell>
            <table:table-cell table:style-name="ce40" table:formula="of:=IF(([.B311]&amp;&quot;&quot;) = ([.H311]&amp;&quot;&quot;);&quot;Verdadeiro&quot;;IF([.B311]&amp;&quot;&quot;= &quot; &quot;OR([.B31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6" office:value-type="string" calcext:value-type="string" table:number-columns-spanned="7" table:number-rows-spanned="1">
            <text:p>Juros compostos</text:p>
          </table:table-cell>
          <table:covered-table-cell table:number-columns-repeated="6" table:style-name="ce23"/>
          <table:table-cell table:style-name="ce45" table:formula="of:=COUNTA([.H300:.H311])" office:value-type="float" office:value="12" calcext:value-type="float">
            <text:p>12</text:p>
          </table:table-cell>
          <table:table-cell table:style-name="ce45" table:formula="of:=COUNTIF([.I300:.I311];&quot;Em branco&quot;)" office:value-type="float" office:value="12" calcext:value-type="float">
            <text:p>12</text:p>
          </table:table-cell>
          <table:table-cell table:style-name="ce45" table:formula="of:=COUNTIF([.I300:.I311];&quot;Verdadeiro&quot;)" office:value-type="float" office:value="0" calcext:value-type="float">
            <text:p>0</text:p>
          </table:table-cell>
          <table:table-cell table:style-name="ce45" table:formula="of:=COUNTIF([.I300:.I311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6" office:value-type="float" office:value="291" calcext:value-type="float">
              <text:p>291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E</text:p>
            </table:table-cell>
            <table:table-cell table:style-name="ce40" table:formula="of:=IF(([.B313]&amp;&quot;&quot;) = ([.H313]&amp;&quot;&quot;);&quot;Verdadeiro&quot;;IF([.B313]&amp;&quot;&quot;= &quot; &quot;OR([.B31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2" calcext:value-type="float">
              <text:p>292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B</text:p>
            </table:table-cell>
            <table:table-cell table:style-name="ce40" table:formula="of:=IF(([.B314]&amp;&quot;&quot;) = ([.H314]&amp;&quot;&quot;);&quot;Verdadeiro&quot;;IF([.B314]&amp;&quot;&quot;= &quot; &quot;OR([.B31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3" calcext:value-type="float">
              <text:p>293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B</text:p>
            </table:table-cell>
            <table:table-cell table:style-name="ce40" table:formula="of:=IF(([.B315]&amp;&quot;&quot;) = ([.H315]&amp;&quot;&quot;);&quot;Verdadeiro&quot;;IF([.B315]&amp;&quot;&quot;= &quot; &quot;OR([.B31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4" calcext:value-type="float">
              <text:p>294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C</text:p>
            </table:table-cell>
            <table:table-cell table:style-name="ce40" table:formula="of:=IF(([.B316]&amp;&quot;&quot;) = ([.H316]&amp;&quot;&quot;);&quot;Verdadeiro&quot;;IF([.B316]&amp;&quot;&quot;= &quot; &quot;OR([.B31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5" calcext:value-type="float">
              <text:p>295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B</text:p>
            </table:table-cell>
            <table:table-cell table:style-name="ce40" table:formula="of:=IF(([.B317]&amp;&quot;&quot;) = ([.H317]&amp;&quot;&quot;);&quot;Verdadeiro&quot;;IF([.B317]&amp;&quot;&quot;= &quot; &quot;OR([.B31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6" calcext:value-type="float">
              <text:p>296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E</text:p>
            </table:table-cell>
            <table:table-cell table:style-name="ce40" table:formula="of:=IF(([.B318]&amp;&quot;&quot;) = ([.H318]&amp;&quot;&quot;);&quot;Verdadeiro&quot;;IF([.B318]&amp;&quot;&quot;= &quot; &quot;OR([.B31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7" calcext:value-type="float">
              <text:p>297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D</text:p>
            </table:table-cell>
            <table:table-cell table:style-name="ce40" table:formula="of:=IF(([.B319]&amp;&quot;&quot;) = ([.H319]&amp;&quot;&quot;);&quot;Verdadeiro&quot;;IF([.B319]&amp;&quot;&quot;= &quot; &quot;OR([.B31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8" calcext:value-type="float">
              <text:p>298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C</text:p>
            </table:table-cell>
            <table:table-cell table:style-name="ce40" table:formula="of:=IF(([.B320]&amp;&quot;&quot;) = ([.H320]&amp;&quot;&quot;);&quot;Verdadeiro&quot;;IF([.B320]&amp;&quot;&quot;= &quot; &quot;OR([.B32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299" calcext:value-type="float">
              <text:p>299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A</text:p>
            </table:table-cell>
            <table:table-cell table:style-name="ce40" table:formula="of:=IF(([.B321]&amp;&quot;&quot;) = ([.H321]&amp;&quot;&quot;);&quot;Verdadeiro&quot;;IF([.B321]&amp;&quot;&quot;= &quot; &quot;OR([.B32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0" calcext:value-type="float">
              <text:p>300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D</text:p>
            </table:table-cell>
            <table:table-cell table:style-name="ce40" table:formula="of:=IF(([.B322]&amp;&quot;&quot;) = ([.H322]&amp;&quot;&quot;);&quot;Verdadeiro&quot;;IF([.B322]&amp;&quot;&quot;= &quot; &quot;OR([.B32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1" calcext:value-type="float">
              <text:p>301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E</text:p>
            </table:table-cell>
            <table:table-cell table:style-name="ce40" table:formula="of:=IF(([.B323]&amp;&quot;&quot;) = ([.H323]&amp;&quot;&quot;);&quot;Verdadeiro&quot;;IF([.B323]&amp;&quot;&quot;= &quot; &quot;OR([.B323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2" calcext:value-type="float">
              <text:p>302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A</text:p>
            </table:table-cell>
            <table:table-cell table:style-name="ce40" table:formula="of:=IF(([.B324]&amp;&quot;&quot;) = ([.H324]&amp;&quot;&quot;);&quot;Verdadeiro&quot;;IF([.B324]&amp;&quot;&quot;= &quot; &quot;OR([.B324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3" calcext:value-type="float">
              <text:p>303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A</text:p>
            </table:table-cell>
            <table:table-cell table:style-name="ce40" table:formula="of:=IF(([.B325]&amp;&quot;&quot;) = ([.H325]&amp;&quot;&quot;);&quot;Verdadeiro&quot;;IF([.B325]&amp;&quot;&quot;= &quot; &quot;OR([.B325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4" calcext:value-type="float">
              <text:p>304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C</text:p>
            </table:table-cell>
            <table:table-cell table:style-name="ce40" table:formula="of:=IF(([.B326]&amp;&quot;&quot;) = ([.H326]&amp;&quot;&quot;);&quot;Verdadeiro&quot;;IF([.B326]&amp;&quot;&quot;= &quot; &quot;OR([.B326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5" calcext:value-type="float">
              <text:p>305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A</text:p>
            </table:table-cell>
            <table:table-cell table:style-name="ce40" table:formula="of:=IF(([.B327]&amp;&quot;&quot;) = ([.H327]&amp;&quot;&quot;);&quot;Verdadeiro&quot;;IF([.B327]&amp;&quot;&quot;= &quot; &quot;OR([.B327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6" calcext:value-type="float">
              <text:p>306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D</text:p>
            </table:table-cell>
            <table:table-cell table:style-name="ce40" table:formula="of:=IF(([.B328]&amp;&quot;&quot;) = ([.H328]&amp;&quot;&quot;);&quot;Verdadeiro&quot;;IF([.B328]&amp;&quot;&quot;= &quot; &quot;OR([.B328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7" calcext:value-type="float">
              <text:p>307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B</text:p>
            </table:table-cell>
            <table:table-cell table:style-name="ce40" table:formula="of:=IF(([.B329]&amp;&quot;&quot;) = ([.H329]&amp;&quot;&quot;);&quot;Verdadeiro&quot;;IF([.B329]&amp;&quot;&quot;= &quot; &quot;OR([.B329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8" calcext:value-type="float">
              <text:p>308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D</text:p>
            </table:table-cell>
            <table:table-cell table:style-name="ce40" table:formula="of:=IF(([.B330]&amp;&quot;&quot;) = ([.H330]&amp;&quot;&quot;);&quot;Verdadeiro&quot;;IF([.B330]&amp;&quot;&quot;= &quot; &quot;OR([.B330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09" calcext:value-type="float">
              <text:p>309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B</text:p>
            </table:table-cell>
            <table:table-cell table:style-name="ce40" table:formula="of:=IF(([.B331]&amp;&quot;&quot;) = ([.H331]&amp;&quot;&quot;);&quot;Verdadeiro&quot;;IF([.B331]&amp;&quot;&quot;= &quot; &quot;OR([.B331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6" office:value-type="float" office:value="310" calcext:value-type="float">
              <text:p>310</text:p>
            </table:table-cell>
            <table:table-cell table:style-name="ce24" table:content-validation-name="val21" table:number-columns-spanned="6" table:number-rows-spanned="1"/>
            <table:covered-table-cell table:number-columns-repeated="5" table:style-name="ce26" table:content-validation-name="val21"/>
            <table:table-cell table:style-name="ce112" office:value-type="string" calcext:value-type="string">
              <text:p>C</text:p>
            </table:table-cell>
            <table:table-cell table:style-name="ce40" table:formula="of:=IF(([.B332]&amp;&quot;&quot;) = ([.H332]&amp;&quot;&quot;);&quot;Verdadeiro&quot;;IF([.B332]&amp;&quot;&quot;= &quot; &quot;OR([.B332]&amp;&quot;&quot;= &quot;&quot;)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4">
          <table:table-cell table:style-name="ce101"/>
          <table:table-cell table:number-columns-repeated="6"/>
          <table:table-cell table:style-name="ce45" table:formula="of:=COUNTA([.H313:.H332])" office:value-type="float" office:value="20" calcext:value-type="float">
            <text:p>20</text:p>
          </table:table-cell>
          <table:table-cell table:style-name="ce45" table:formula="of:=COUNTIF([.H313:.I332];&quot;Em branco&quot;)" office:value-type="float" office:value="20" calcext:value-type="float">
            <text:p>20</text:p>
          </table:table-cell>
          <table:table-cell table:style-name="ce45" table:formula="of:=COUNTIF([.H313:.I332];&quot;Verdadeiro&quot;)" office:value-type="float" office:value="0" calcext:value-type="float">
            <text:p>0</text:p>
          </table:table-cell>
          <table:table-cell table:style-name="ce45" table:formula="of:=COUNTIF([.H313:.I332];&quot;falso&quot;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number-columns-repeated="7"/>
          <table:table-cell table:style-name="ce46" office:value-type="string" calcext:value-type="string">
            <text:p>Total de questões</text:p>
          </table:table-cell>
          <table:table-cell table:style-name="ce46" office:value-type="string" calcext:value-type="string">
            <text:p>Total de questões em branco</text:p>
          </table:table-cell>
          <table:table-cell table:style-name="ce46" office:value-type="string" calcext:value-type="string">
            <text:p>total de questões certas</text:p>
          </table:table-cell>
          <table:table-cell table:style-name="ce46" office:value-type="string" calcext:value-type="string">
            <text:p>total de questões erradas</text:p>
          </table:table-cell>
          <table:table-cell table:number-columns-repeated="16373"/>
        </table:table-row>
        <table:table-row table:style-name="ro4">
          <table:table-cell table:number-columns-repeated="7"/>
          <table:table-cell office:value-type="float" office:value="310" calcext:value-type="float">
            <text:p>310</text:p>
          </table:table-cell>
          <table:table-cell table:style-name="ce43" table:formula="of:=([.I22]) + [.I25] + [.I50] + [.I76] + [.I81] + [.I85] + [.I110] + [.I119] + [.I123] + [.I135] + [.I171] + [.I180] + [.I191] + [.I206] + [.I248] + [.I261] + [.I263] + [.I279] + [.I299] + [.I312] + [.I333]" office:value-type="float" office:value="310" calcext:value-type="float">
            <text:p>310</text:p>
          </table:table-cell>
          <table:table-cell table:style-name="ce43" table:formula="of:=[.J22] + [.J25] + [.J50] + [.J76] + [.J81]+ [.J85] + [.J110] + [.J119] + [.J123] + [.J135] + [.J171] + [.J180] + [.J191] + [.J206] + [.J248] + [.J261] + [.J263] + [.J279]" office:value-type="float" office:value="0" calcext:value-type="float">
            <text:p>0</text:p>
          </table:table-cell>
          <table:table-cell table:style-name="ce43" table:formula="of:=[.K22] + [.K25] + [.K50] + [.K76] + [.K81] + [.K85] + [.K110] + [.K119] + [.K123] + [.K135]+ [.K171] + [.K180] + [.K191] + [.K206] +[.K248] +[.K261] + [.K263] + [.K279] + [.K299] + [.K312] + [.K333]" office:value-type="float" office:value="0" calcext:value-type="float">
            <text:p>0</text:p>
          </table:table-cell>
          <table:table-cell table:number-columns-repeated="16373"/>
        </table:table-row>
        <table:table-row table:style-name="ro7">
          <table:table-cell table:number-columns-repeated="7"/>
          <table:table-cell table:style-name="ce46" office:value-type="string" calcext:value-type="string">
            <text:p>Resultado total</text:p>
          </table:table-cell>
          <table:table-cell table:number-columns-repeated="16376"/>
        </table:table-row>
        <table:table-row table:style-name="ro4">
          <table:table-cell table:number-columns-repeated="7"/>
          <table:table-cell table:style-name="ce47" table:formula="of:=[.J335]/[.H335]" office:value-type="percentage" office:value="0" calcext:value-type="percentage">
            <text:p>0,00%</text:p>
          </table:table-cell>
          <table:table-cell table:number-columns-repeated="16376"/>
        </table:table-row>
        <table:table-row table:style-name="ro4">
          <table:table-cell table:number-columns-repeated="7"/>
          <table:table-cell table:style-name="ce46" table:number-columns-repeated="4"/>
          <table:table-cell table:number-columns-repeated="16373"/>
        </table:table-row>
        <table:table-row table:style-name="ro4">
          <table:table-cell table:number-columns-repeated="8"/>
          <table:table-cell table:style-name="ce43" table:number-columns-repeated="3"/>
          <table:table-cell table:number-columns-repeated="16373"/>
        </table:table-row>
        <table:table-row table:style-name="ro4" table:number-rows-repeated="104823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ortuguês" table:style-name="ta2" table:protected="true" table:protection-key="E59pyTwEJJao6VjsWTBmLGzMr78=" table:protection-key-digest-algorithm="http://www.w3.org/2000/09/xmldsig#sha1">
        <loext:table-protection loext:select-unprotected-cells="true"/>
        <office:forms form:automatic-focus="true" form:apply-design-mode="false">
          <form:form form:name="questao1" form:datasource="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7" table:default-cell-style-name="ce55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7" table:default-cell-style-name="ce101"/>
        <table:table-column-group table:display="false">
          <table:table-column table:style-name="co19" table:visibility="collapse" table:default-cell-style-name="ce43"/>
          <table:table-column table:style-name="co20" table:visibility="collapse" table:default-cell-style-name="ce101"/>
          <table:table-column table:style-name="co21" table:visibility="collapse" table:default-cell-style-name="ce101"/>
          <table:table-column table:style-name="co7" table:visibility="collapse" table:default-cell-style-name="ce101"/>
        </table:table-column-group>
        <table:table-column table:style-name="co7" table:number-columns-repeated="16373" table:default-cell-style-name="ce101"/>
        <table:table-row table:style-name="ro8">
          <table:table-cell table:style-name="ce11" office:value-type="string" calcext:value-type="string" table:number-columns-spanned="7" table:number-rows-spanned="1">
            <text:p>Português</text:p>
          </table:table-cell>
          <table:covered-table-cell table:number-columns-repeated="5" table:style-name="ce23"/>
          <table:covered-table-cell table:style-name="Default"/>
          <table:table-cell table:style-name="ce42" office:value-type="string" calcext:value-type="string">
            <text:p>Total de questões = 400</text:p>
          </table:table-cell>
          <table:table-cell table:style-name="ce42" office:value-type="string" calcext:value-type="string">
            <text:p><text:span text:style-name="T1">na</text:span> questões em branco</text:p>
          </table:table-cell>
          <table:table-cell table:style-name="ce42" office:value-type="string" calcext:value-type="string">
            <text:p>n<text:span text:style-name="T1">a</text:span><text:span text:style-name="T2"> questões certas</text:span></text:p>
          </table:table-cell>
          <table:table-cell table:style-name="ce42" office:value-type="string" calcext:value-type="string">
            <text:p>n<text:span text:style-name="T1">a</text:span><text:span text:style-name="T2"> questões erradas</text:span></text:p>
          </table:table-cell>
          <table:table-cell table:number-columns-repeated="16373"/>
        </table:table-row>
        <table:table-row table:style-name="ro9">
          <table:table-cell table:style-name="ce10" office:value-type="string" calcext:value-type="string" table:number-columns-spanned="7" table:number-rows-spanned="1">
            <text:p>Ortografia</text:p>
          </table:table-cell>
          <table:covered-table-cell table:number-columns-repeated="5" table:style-name="ce23"/>
          <table:covered-table-cell table:style-name="Default"/>
          <table:table-cell table:number-columns-repeated="16377"/>
        </table:table-row>
        <table:table-row-group table:display="false">
          <table:table-row table:style-name="ro10" table:visibility="collapse">
            <table:table-cell table:style-name="ce49" office:value-type="float" office:value="1" calcext:value-type="float">
              <text:p>1</text:p>
            </table:table-cell>
            <table:table-cell table:style-name="ce56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57" table:content-validation-name="val22"/>
            <table:covered-table-cell table:style-name="ce58" table:content-validation-name="val22"/>
            <table:table-cell table:style-name="ce60" office:value-type="string" calcext:value-type="string">
              <text:p>C</text:p>
            </table:table-cell>
            <table:table-cell table:style-name="ce61" table:formula="of:=IF(([.B3]&amp;&quot;&quot;) = ([.H3]&amp;&quot;&quot;);&quot;Verdadeiro&quot;;IF([.B3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" calcext:value-type="float">
              <text:p>2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C</text:p>
            </table:table-cell>
            <table:table-cell table:style-name="ce61" table:formula="of:=IF(([.B4]&amp;&quot;&quot;) = ([.H4]&amp;&quot;&quot;);&quot;Verdadeiro&quot;;IF([.B4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" calcext:value-type="float">
              <text:p>3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E</text:p>
            </table:table-cell>
            <table:table-cell table:style-name="ce61" table:formula="of:=IF(([.B5]&amp;&quot;&quot;) = ([.H5]&amp;&quot;&quot;);&quot;Verdadeiro&quot;;IF([.B5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" calcext:value-type="float">
              <text:p>4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D</text:p>
            </table:table-cell>
            <table:table-cell table:style-name="ce61" table:formula="of:=IF(([.B6]&amp;&quot;&quot;) = ([.H6]&amp;&quot;&quot;);&quot;Verdadeiro&quot;;IF([.B6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" calcext:value-type="float">
              <text:p>5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D</text:p>
            </table:table-cell>
            <table:table-cell table:style-name="ce61" table:formula="of:=IF(([.B7]&amp;&quot;&quot;) = ([.H7]&amp;&quot;&quot;);&quot;Verdadeiro&quot;;IF([.B7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" calcext:value-type="float">
              <text:p>6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C</text:p>
            </table:table-cell>
            <table:table-cell table:style-name="ce61" table:formula="of:=IF(([.B8]&amp;&quot;&quot;) = ([.H8]&amp;&quot;&quot;);&quot;Verdadeiro&quot;;IF([.B8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" calcext:value-type="float">
              <text:p>7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B</text:p>
            </table:table-cell>
            <table:table-cell table:style-name="ce61" table:formula="of:=IF(([.B9]&amp;&quot;&quot;) = ([.H9]&amp;&quot;&quot;);&quot;Verdadeiro&quot;;IF([.B9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" calcext:value-type="float">
              <text:p>8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B</text:p>
            </table:table-cell>
            <table:table-cell table:style-name="ce61" table:formula="of:=IF(([.B10]&amp;&quot;&quot;) = ([.H10]&amp;&quot;&quot;);&quot;Verdadeiro&quot;;IF([.B10]&amp;&quot;&quot;= &quot; &quot;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" calcext:value-type="float">
              <text:p>9</text:p>
            </table:table-cell>
            <table:table-cell table:style-name="ce24" table:content-validation-name="val22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2"/>
            <table:covered-table-cell table:style-name="ce44" table:content-validation-name="val22"/>
            <table:table-cell table:style-name="ce112" office:value-type="string" calcext:value-type="string">
              <text:p>D</text:p>
            </table:table-cell>
            <table:table-cell table:style-name="ce61" table:formula="of:=IF(([.B11]&amp;&quot;&quot;) = ([.H11]&amp;&quot;&quot;);&quot;Verdadeiro&quot;;IF([.B11]&amp;&quot;&quot;= &quot; &quot; OR([.B1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Acentuação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3:.H11])" office:value-type="float" office:value="9" calcext:value-type="float">
            <text:p>9</text:p>
          </table:table-cell>
          <table:table-cell table:style-name="ce45" table:formula="of:=COUNTIF([.I3:.I11];&quot;Em branco&quot;)" office:value-type="float" office:value="9" calcext:value-type="float">
            <text:p>9</text:p>
          </table:table-cell>
          <table:table-cell table:style-name="ce45" table:formula="of:=COUNTIF([.I3:.I11];&quot;Verdadeiro&quot;)" office:value-type="float" office:value="0" calcext:value-type="float">
            <text:p>0</text:p>
          </table:table-cell>
          <table:table-cell table:style-name="ce45" table:formula="of:=COUNTIF([.I3:.I11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10" calcext:value-type="float">
              <text:p>10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D</text:p>
            </table:table-cell>
            <table:table-cell table:style-name="ce61" table:formula="of:=IF(([.B13]&amp;&quot;&quot;) = ([.H13]&amp;&quot;&quot;);&quot;Verdadeiro&quot;;IF([.B13]&amp;&quot;&quot;= &quot; &quot; OR([.B1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" calcext:value-type="float">
              <text:p>11</text:p>
            </table:table-cell>
            <table:table-cell table:style-name="ce24" table:content-validation-name="val23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A</text:p>
            </table:table-cell>
            <table:table-cell table:style-name="ce61" table:formula="of:=IF(([.B14]&amp;&quot;&quot;) = ([.H14]&amp;&quot;&quot;);&quot;Verdadeiro&quot;;IF([.B14]&amp;&quot;&quot;= &quot; &quot; OR([.B1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" calcext:value-type="float">
              <text:p>12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A</text:p>
            </table:table-cell>
            <table:table-cell table:style-name="ce61" table:formula="of:=IF(([.B15]&amp;&quot;&quot;) = ([.H15]&amp;&quot;&quot;);&quot;Verdadeiro&quot;;IF([.B15]&amp;&quot;&quot;= &quot; &quot; OR([.B1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" calcext:value-type="float">
              <text:p>13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A</text:p>
            </table:table-cell>
            <table:table-cell table:style-name="ce61" table:formula="of:=IF(([.B16]&amp;&quot;&quot;) = ([.H16]&amp;&quot;&quot;);&quot;Verdadeiro&quot;;IF([.B16]&amp;&quot;&quot;= &quot; &quot; OR([.B1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" calcext:value-type="float">
              <text:p>14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C</text:p>
            </table:table-cell>
            <table:table-cell table:style-name="ce61" table:formula="of:=IF(([.B17]&amp;&quot;&quot;) = ([.H17]&amp;&quot;&quot;);&quot;Verdadeiro&quot;;IF([.B17]&amp;&quot;&quot;= &quot; &quot; OR([.B1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" calcext:value-type="float">
              <text:p>15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B</text:p>
            </table:table-cell>
            <table:table-cell table:style-name="ce61" table:formula="of:=IF(([.B18]&amp;&quot;&quot;) = ([.H18]&amp;&quot;&quot;);&quot;Verdadeiro&quot;;IF([.B18]&amp;&quot;&quot;= &quot; &quot; OR([.B1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" calcext:value-type="float">
              <text:p>16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D</text:p>
            </table:table-cell>
            <table:table-cell table:style-name="ce61" table:formula="of:=IF(([.B19]&amp;&quot;&quot;) = ([.H19]&amp;&quot;&quot;);&quot;Verdadeiro&quot;;IF([.B19]&amp;&quot;&quot;= &quot; &quot; OR([.B1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" calcext:value-type="float">
              <text:p>17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E</text:p>
            </table:table-cell>
            <table:table-cell table:style-name="ce61" table:formula="of:=IF(([.B20]&amp;&quot;&quot;) = ([.H20]&amp;&quot;&quot;);&quot;Verdadeiro&quot;;IF([.B20]&amp;&quot;&quot;= &quot; &quot; OR([.B2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" calcext:value-type="float">
              <text:p>18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A</text:p>
            </table:table-cell>
            <table:table-cell table:style-name="ce61" table:formula="of:=IF(([.B21]&amp;&quot;&quot;) = ([.H21]&amp;&quot;&quot;);&quot;Verdadeiro&quot;;IF([.B21]&amp;&quot;&quot;= &quot; &quot; OR([.B2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" calcext:value-type="float">
              <text:p>19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D</text:p>
            </table:table-cell>
            <table:table-cell table:style-name="ce61" table:formula="of:=IF(([.B22]&amp;&quot;&quot;) = ([.H22]&amp;&quot;&quot;);&quot;Verdadeiro&quot;;IF([.B22]&amp;&quot;&quot;= &quot; &quot; OR([.B2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" calcext:value-type="float">
              <text:p>20</text:p>
            </table:table-cell>
            <table:table-cell table:style-name="ce24" table:content-validation-name="val23" table:number-columns-spanned="6" table:number-rows-spanned="1"/>
            <table:covered-table-cell table:number-columns-repeated="4" table:style-name="ce26" table:content-validation-name="val23"/>
            <table:covered-table-cell table:style-name="ce44" table:content-validation-name="val23"/>
            <table:table-cell table:style-name="ce112" office:value-type="string" calcext:value-type="string">
              <text:p>A</text:p>
            </table:table-cell>
            <table:table-cell table:style-name="ce61" table:formula="of:=IF(([.B23]&amp;&quot;&quot;) = ([.H23]&amp;&quot;&quot;);&quot;Verdadeiro&quot;;IF([.B23]&amp;&quot;&quot;= &quot; &quot; OR([.B2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Substantivo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13:.H23])" office:value-type="float" office:value="11" calcext:value-type="float">
            <text:p>11</text:p>
          </table:table-cell>
          <table:table-cell table:style-name="ce45" table:formula="of:=COUNTIF([.I13:.I23];&quot;Em branco&quot;)" office:value-type="float" office:value="11" calcext:value-type="float">
            <text:p>11</text:p>
          </table:table-cell>
          <table:table-cell table:style-name="ce45" table:formula="of:=COUNTIF([.I13:.I23];&quot;Verdadeiro&quot;)" office:value-type="float" office:value="0" calcext:value-type="float">
            <text:p>0</text:p>
          </table:table-cell>
          <table:table-cell table:style-name="ce45" table:formula="of:=COUNTIF([.I13:.I23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21" calcext:value-type="float">
              <text:p>21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A</text:p>
            </table:table-cell>
            <table:table-cell table:style-name="ce61" table:formula="of:=IF(([.B25]&amp;&quot;&quot;) = ([.H25]&amp;&quot;&quot;);&quot;Verdadeiro&quot;;IF([.B25]&amp;&quot;&quot;= &quot; &quot; OR([.B2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" calcext:value-type="float">
              <text:p>22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D</text:p>
            </table:table-cell>
            <table:table-cell table:style-name="ce61" table:formula="of:=IF(([.B26]&amp;&quot;&quot;) = ([.H26]&amp;&quot;&quot;);&quot;Verdadeiro&quot;;IF([.B26]&amp;&quot;&quot;= &quot; &quot; OR([.B2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" calcext:value-type="float">
              <text:p>23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A</text:p>
            </table:table-cell>
            <table:table-cell table:style-name="ce61" table:formula="of:=IF(([.B27]&amp;&quot;&quot;) = ([.H27]&amp;&quot;&quot;);&quot;Verdadeiro&quot;;IF([.B27]&amp;&quot;&quot;= &quot; &quot; OR([.B2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" calcext:value-type="float">
              <text:p>24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D</text:p>
            </table:table-cell>
            <table:table-cell table:style-name="ce61" table:formula="of:=IF(([.B28]&amp;&quot;&quot;) = ([.H28]&amp;&quot;&quot;);&quot;Verdadeiro&quot;;IF([.B28]&amp;&quot;&quot;= &quot; &quot; OR([.B2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" calcext:value-type="float">
              <text:p>25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B</text:p>
            </table:table-cell>
            <table:table-cell table:style-name="ce61" table:formula="of:=IF(([.B29]&amp;&quot;&quot;) = ([.H29]&amp;&quot;&quot;);&quot;Verdadeiro&quot;;IF([.B29]&amp;&quot;&quot;= &quot; &quot; OR([.B2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" calcext:value-type="float">
              <text:p>26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B</text:p>
            </table:table-cell>
            <table:table-cell table:style-name="ce61" table:formula="of:=IF(([.B30]&amp;&quot;&quot;) = ([.H30]&amp;&quot;&quot;);&quot;Verdadeiro&quot;;IF([.B30]&amp;&quot;&quot;= &quot; &quot; OR([.B3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" calcext:value-type="float">
              <text:p>27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D</text:p>
            </table:table-cell>
            <table:table-cell table:style-name="ce61" table:formula="of:=IF(([.B31]&amp;&quot;&quot;) = ([.H31]&amp;&quot;&quot;);&quot;Verdadeiro&quot;;IF([.B31]&amp;&quot;&quot;= &quot; &quot; OR([.B3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" calcext:value-type="float">
              <text:p>28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A</text:p>
            </table:table-cell>
            <table:table-cell table:style-name="ce61" table:formula="of:=IF(([.B32]&amp;&quot;&quot;) = ([.H32]&amp;&quot;&quot;);&quot;Verdadeiro&quot;;IF([.B32]&amp;&quot;&quot;= &quot; &quot; OR([.B3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" calcext:value-type="float">
              <text:p>29</text:p>
            </table:table-cell>
            <table:table-cell table:style-name="ce24" table:content-validation-name="val24" table:number-columns-spanned="6" table:number-rows-spanned="1"/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B</text:p>
            </table:table-cell>
            <table:table-cell table:style-name="ce61" table:formula="of:=IF(([.B33]&amp;&quot;&quot;) = ([.H33]&amp;&quot;&quot;);&quot;Verdadeiro&quot;;IF([.B33]&amp;&quot;&quot;= &quot; &quot; OR([.B3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" calcext:value-type="float">
              <text:p>30</text:p>
            </table:table-cell>
            <table:table-cell table:style-name="ce24" table:content-validation-name="val24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4"/>
            <table:covered-table-cell table:style-name="ce44" table:content-validation-name="val24"/>
            <table:table-cell table:style-name="ce112" office:value-type="string" calcext:value-type="string">
              <text:p>B</text:p>
            </table:table-cell>
            <table:table-cell table:style-name="ce61" table:formula="of:=IF(([.B34]&amp;&quot;&quot;) = ([.H34]&amp;&quot;&quot;);&quot;Verdadeiro&quot;;IF([.B34]&amp;&quot;&quot;= &quot; &quot; OR([.B3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Adjetivo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25:.H34])" office:value-type="float" office:value="10" calcext:value-type="float">
            <text:p>10</text:p>
          </table:table-cell>
          <table:table-cell table:style-name="ce45" table:formula="of:=COUNTIF([.I25:.I34];&quot;Em branco&quot;)" office:value-type="float" office:value="10" calcext:value-type="float">
            <text:p>10</text:p>
          </table:table-cell>
          <table:table-cell table:style-name="ce45" table:formula="of:=COUNTIF([.I25:.I34];&quot;Verdadeiro&quot;)" office:value-type="float" office:value="0" calcext:value-type="float">
            <text:p>0</text:p>
          </table:table-cell>
          <table:table-cell table:style-name="ce45" table:formula="of:=COUNTIF([.I25:.I34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31" calcext:value-type="float">
              <text:p>31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36]&amp;&quot;&quot;) = ([.H36]&amp;&quot;&quot;);&quot;Verdadeiro&quot;;IF([.B36]&amp;&quot;&quot;= &quot; &quot; OR([.B3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" calcext:value-type="float">
              <text:p>32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37]&amp;&quot;&quot;) = ([.H37]&amp;&quot;&quot;);&quot;Verdadeiro&quot;;IF([.B37]&amp;&quot;&quot;= &quot; &quot; OR([.B3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" calcext:value-type="float">
              <text:p>33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38]&amp;&quot;&quot;) = ([.H38]&amp;&quot;&quot;);&quot;Verdadeiro&quot;;IF([.B38]&amp;&quot;&quot;= &quot; &quot; OR([.B3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" calcext:value-type="float">
              <text:p>34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39]&amp;&quot;&quot;) = ([.H39]&amp;&quot;&quot;);&quot;Verdadeiro&quot;;IF([.B39]&amp;&quot;&quot;= &quot; &quot; OR([.B3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" calcext:value-type="float">
              <text:p>35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40]&amp;&quot;&quot;) = ([.H40]&amp;&quot;&quot;);&quot;Verdadeiro&quot;;IF([.B40]&amp;&quot;&quot;= &quot; &quot; OR([.B4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" calcext:value-type="float">
              <text:p>36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41]&amp;&quot;&quot;) = ([.H41]&amp;&quot;&quot;);&quot;Verdadeiro&quot;;IF([.B41]&amp;&quot;&quot;= &quot; &quot; OR([.B4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" calcext:value-type="float">
              <text:p>37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42]&amp;&quot;&quot;) = ([.H42]&amp;&quot;&quot;);&quot;Verdadeiro&quot;;IF([.B42]&amp;&quot;&quot;= &quot; &quot; OR([.B4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" calcext:value-type="float">
              <text:p>38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43]&amp;&quot;&quot;) = ([.H43]&amp;&quot;&quot;);&quot;Verdadeiro&quot;;IF([.B43]&amp;&quot;&quot;= &quot; &quot; OR([.B4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" calcext:value-type="float">
              <text:p>39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44]&amp;&quot;&quot;) = ([.H44]&amp;&quot;&quot;);&quot;Verdadeiro&quot;;IF([.B44]&amp;&quot;&quot;= &quot; &quot; OR([.B4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0" calcext:value-type="float">
              <text:p>40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45]&amp;&quot;&quot;) = ([.H45]&amp;&quot;&quot;);&quot;Verdadeiro&quot;;IF([.B45]&amp;&quot;&quot;= &quot; &quot; OR([.B4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1" calcext:value-type="float">
              <text:p>41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46]&amp;&quot;&quot;) = ([.H46]&amp;&quot;&quot;);&quot;Verdadeiro&quot;;IF([.B46]&amp;&quot;&quot;= &quot; &quot; OR([.B4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2" calcext:value-type="float">
              <text:p>42</text:p>
            </table:table-cell>
            <table:table-cell table:style-name="ce24" table:content-validation-name="val25" table:number-columns-spanned="6" table:number-rows-spanned="1"/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47]&amp;&quot;&quot;) = ([.H47]&amp;&quot;&quot;);&quot;Verdadeiro&quot;;IF([.B47]&amp;&quot;&quot;= &quot; &quot; OR([.B4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3" calcext:value-type="float">
              <text:p>43</text:p>
            </table:table-cell>
            <table:table-cell table:style-name="ce24" table:content-validation-name="val25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48]&amp;&quot;&quot;) = ([.H48]&amp;&quot;&quot;);&quot;Verdadeiro&quot;;IF([.B48]&amp;&quot;&quot;= &quot; &quot; OR([.B4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Conjugação – Reconhecimento e emprego dos modos e tempos verbais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36:.H48])" office:value-type="float" office:value="13" calcext:value-type="float">
            <text:p>13</text:p>
          </table:table-cell>
          <table:table-cell table:style-name="ce45" table:formula="of:=COUNTIF([.I36:.I48];&quot;Em branco&quot;)" office:value-type="float" office:value="13" calcext:value-type="float">
            <text:p>13</text:p>
          </table:table-cell>
          <table:table-cell table:style-name="ce45" table:formula="of:=COUNTIF([.I36:.I48];&quot;Verdadeiro&quot;)" office:value-type="float" office:value="0" calcext:value-type="float">
            <text:p>0</text:p>
          </table:table-cell>
          <table:table-cell table:style-name="ce45" table:formula="of:=COUNTIF([.I36:.I48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44" calcext:value-type="float">
              <text:p>44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50]&amp;&quot;&quot;) = ([.H50]&amp;&quot;&quot;);&quot;Verdadeiro&quot;;IF([.B50]&amp;&quot;&quot;= &quot; &quot; OR([.B5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5" calcext:value-type="float">
              <text:p>45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51]&amp;&quot;&quot;) = ([.H51]&amp;&quot;&quot;);&quot;Verdadeiro&quot;;IF([.B51]&amp;&quot;&quot;= &quot; &quot; OR([.B5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6" calcext:value-type="float">
              <text:p>46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52]&amp;&quot;&quot;) = ([.H52]&amp;&quot;&quot;);&quot;Verdadeiro&quot;;IF([.B52]&amp;&quot;&quot;= &quot; &quot; OR([.B5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7" calcext:value-type="float">
              <text:p>47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53]&amp;&quot;&quot;) = ([.H53]&amp;&quot;&quot;);&quot;Verdadeiro&quot;;IF([.B53]&amp;&quot;&quot;= &quot; &quot; OR([.B5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8" calcext:value-type="float">
              <text:p>48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54]&amp;&quot;&quot;) = ([.H54]&amp;&quot;&quot;);&quot;Verdadeiro&quot;;IF([.B54]&amp;&quot;&quot;= &quot; &quot; OR([.B5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9" calcext:value-type="float">
              <text:p>49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55]&amp;&quot;&quot;) = ([.H55]&amp;&quot;&quot;);&quot;Verdadeiro&quot;;IF([.B55]&amp;&quot;&quot;= &quot; &quot; OR([.B5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0" calcext:value-type="float">
              <text:p>50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56]&amp;&quot;&quot;) = ([.H56]&amp;&quot;&quot;);&quot;Verdadeiro&quot;;IF([.B56]&amp;&quot;&quot;= &quot; &quot; OR([.B5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1" calcext:value-type="float">
              <text:p>51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57]&amp;&quot;&quot;) = ([.H57]&amp;&quot;&quot;);&quot;Verdadeiro&quot;;IF([.B57]&amp;&quot;&quot;= &quot; &quot; OR([.B5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2" calcext:value-type="float">
              <text:p>52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58]&amp;&quot;&quot;) = ([.H58]&amp;&quot;&quot;);&quot;Verdadeiro&quot;;IF([.B58]&amp;&quot;&quot;= &quot; &quot; OR([.B5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3" calcext:value-type="float">
              <text:p>53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59]&amp;&quot;&quot;) = ([.H59]&amp;&quot;&quot;);&quot;Verdadeiro&quot;;IF([.B59]&amp;&quot;&quot;= &quot; &quot; OR([.B5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4" calcext:value-type="float">
              <text:p>54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60]&amp;&quot;&quot;) = ([.H60]&amp;&quot;&quot;);&quot;Verdadeiro&quot;;IF([.B60]&amp;&quot;&quot;= &quot; &quot; OR([.B6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5" calcext:value-type="float">
              <text:p>55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61]&amp;&quot;&quot;) = ([.H61]&amp;&quot;&quot;);&quot;Verdadeiro&quot;;IF([.B61]&amp;&quot;&quot;= &quot; &quot; OR([.B6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6" calcext:value-type="float">
              <text:p>56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62]&amp;&quot;&quot;) = ([.H62]&amp;&quot;&quot;);&quot;Verdadeiro&quot;;IF([.B62]&amp;&quot;&quot;= &quot; &quot; OR([.B6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7" calcext:value-type="float">
              <text:p>57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63]&amp;&quot;&quot;) = ([.H63]&amp;&quot;&quot;);&quot;Verdadeiro&quot;;IF([.B63]&amp;&quot;&quot;= &quot; &quot; OR([.B6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8" calcext:value-type="float">
              <text:p>58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64]&amp;&quot;&quot;) = ([.H64]&amp;&quot;&quot;);&quot;Verdadeiro&quot;;IF([.B64]&amp;&quot;&quot;= &quot; &quot; OR([.B6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59" calcext:value-type="float">
              <text:p>59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65]&amp;&quot;&quot;) = ([.H65]&amp;&quot;&quot;);&quot;Verdadeiro&quot;;IF([.B65]&amp;&quot;&quot;= &quot; &quot; OR([.B6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0" calcext:value-type="float">
              <text:p>60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66]&amp;&quot;&quot;) = ([.H66]&amp;&quot;&quot;);&quot;Verdadeiro&quot;;IF([.B66]&amp;&quot;&quot;= &quot; &quot; OR([.B6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1" calcext:value-type="float">
              <text:p>61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67]&amp;&quot;&quot;) = ([.H67]&amp;&quot;&quot;);&quot;Verdadeiro&quot;;IF([.B67]&amp;&quot;&quot;= &quot; &quot; OR([.B6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2" calcext:value-type="float">
              <text:p>62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68]&amp;&quot;&quot;) = ([.H68]&amp;&quot;&quot;);&quot;Verdadeiro&quot;;IF([.B68]&amp;&quot;&quot;= &quot; &quot; OR([.B6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3" calcext:value-type="float">
              <text:p>63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69]&amp;&quot;&quot;) = ([.H69]&amp;&quot;&quot;);&quot;Verdadeiro&quot;;IF([.B69]&amp;&quot;&quot;= &quot; &quot; OR([.B6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4" calcext:value-type="float">
              <text:p>64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70]&amp;&quot;&quot;) = ([.H70]&amp;&quot;&quot;);&quot;Verdadeiro&quot;;IF([.B70]&amp;&quot;&quot;= &quot; &quot; OR([.B7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5" calcext:value-type="float">
              <text:p>65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71]&amp;&quot;&quot;) = ([.H71]&amp;&quot;&quot;);&quot;Verdadeiro&quot;;IF([.B71]&amp;&quot;&quot;= &quot; &quot; OR([.B7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6" calcext:value-type="float">
              <text:p>66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72]&amp;&quot;&quot;) = ([.H72]&amp;&quot;&quot;);&quot;Verdadeiro&quot;;IF([.B72]&amp;&quot;&quot;= &quot; &quot; OR([.B7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7" calcext:value-type="float">
              <text:p>67</text:p>
            </table:table-cell>
            <table:table-cell table:style-name="ce24" table:content-validation-name="val2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6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73]&amp;&quot;&quot;) = ([.H73]&amp;&quot;&quot;);&quot;Verdadeiro&quot;;IF([.B73]&amp;&quot;&quot;= &quot; &quot; OR([.B7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Significação de vocábulos e expressões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50:.H73])" office:value-type="float" office:value="24" calcext:value-type="float">
            <text:p>24</text:p>
          </table:table-cell>
          <table:table-cell table:style-name="ce45" table:formula="of:=COUNTIF([.I50:.I73];&quot;Em branco&quot;)" office:value-type="float" office:value="24" calcext:value-type="float">
            <text:p>24</text:p>
          </table:table-cell>
          <table:table-cell table:style-name="ce45" table:formula="of:=COUNTIF([.I50:.I73];&quot;Verdadeiro&quot;)" office:value-type="float" office:value="0" calcext:value-type="float">
            <text:p>0</text:p>
          </table:table-cell>
          <table:table-cell table:style-name="ce45" table:formula="of:=COUNTIF([.H50:.H73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68" calcext:value-type="float">
              <text:p>68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75]&amp;&quot;&quot;) = ([.H75]&amp;&quot;&quot;);&quot;Verdadeiro&quot;;IF([.B75]&amp;&quot;&quot;= &quot; &quot; OR([.B7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69" calcext:value-type="float">
              <text:p>69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76]&amp;&quot;&quot;) = ([.H76]&amp;&quot;&quot;);&quot;Verdadeiro&quot;;IF([.B76]&amp;&quot;&quot;= &quot; &quot; OR([.B7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0" calcext:value-type="float">
              <text:p>70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77]&amp;&quot;&quot;) = ([.H77]&amp;&quot;&quot;);&quot;Verdadeiro&quot;;IF([.B77]&amp;&quot;&quot;= &quot; &quot; OR([.B7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1" calcext:value-type="float">
              <text:p>71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78]&amp;&quot;&quot;) = ([.H78]&amp;&quot;&quot;);&quot;Verdadeiro&quot;;IF([.B78]&amp;&quot;&quot;= &quot; &quot; OR([.B7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2" calcext:value-type="float">
              <text:p>72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79]&amp;&quot;&quot;) = ([.H79]&amp;&quot;&quot;);&quot;Verdadeiro&quot;;IF([.B79]&amp;&quot;&quot;= &quot; &quot; OR([.B7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3" calcext:value-type="float">
              <text:p>73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80]&amp;&quot;&quot;) = ([.H80]&amp;&quot;&quot;);&quot;Verdadeiro&quot;;IF([.B80]&amp;&quot;&quot;= &quot; &quot; OR([.B8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4" calcext:value-type="float">
              <text:p>74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81]&amp;&quot;&quot;) = ([.H81]&amp;&quot;&quot;);&quot;Verdadeiro&quot;;IF([.B81]&amp;&quot;&quot;= &quot; &quot; OR([.B8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5" calcext:value-type="float">
              <text:p>75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82]&amp;&quot;&quot;) = ([.H82]&amp;&quot;&quot;);&quot;Verdadeiro&quot;;IF([.B82]&amp;&quot;&quot;= &quot; &quot; OR([.B8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6" calcext:value-type="float">
              <text:p>76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83]&amp;&quot;&quot;) = ([.H83]&amp;&quot;&quot;);&quot;Verdadeiro&quot;;IF([.B83]&amp;&quot;&quot;= &quot; &quot; OR([.B8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7" calcext:value-type="float">
              <text:p>77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84]&amp;&quot;&quot;) = ([.H84]&amp;&quot;&quot;);&quot;Verdadeiro&quot;;IF([.B84]&amp;&quot;&quot;= &quot; &quot; OR([.B8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8" calcext:value-type="float">
              <text:p>78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85]&amp;&quot;&quot;) = ([.H85]&amp;&quot;&quot;);&quot;Verdadeiro&quot;;IF([.B85]&amp;&quot;&quot;= &quot; &quot; OR([.B8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79" calcext:value-type="float">
              <text:p>79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86]&amp;&quot;&quot;) = ([.H86]&amp;&quot;&quot;);&quot;Verdadeiro&quot;;IF([.B86]&amp;&quot;&quot;= &quot; &quot; OR([.B8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0" calcext:value-type="float">
              <text:p>80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87]&amp;&quot;&quot;) = ([.H87]&amp;&quot;&quot;);&quot;Verdadeiro&quot;;IF([.B87]&amp;&quot;&quot;= &quot; &quot; OR([.B8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1" calcext:value-type="float">
              <text:p>81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88]&amp;&quot;&quot;) = ([.H88]&amp;&quot;&quot;);&quot;Verdadeiro&quot;;IF([.B88]&amp;&quot;&quot;= &quot; &quot; OR([.B8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2" calcext:value-type="float">
              <text:p>82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89]&amp;&quot;&quot;) = ([.H89]&amp;&quot;&quot;);&quot;Verdadeiro&quot;;IF([.B89]&amp;&quot;&quot;= &quot; &quot; OR([.B8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3" calcext:value-type="float">
              <text:p>83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90]&amp;&quot;&quot;) = ([.H90]&amp;&quot;&quot;);&quot;Verdadeiro&quot;;IF([.B90]&amp;&quot;&quot;= &quot; &quot; OR([.B9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4" calcext:value-type="float">
              <text:p>84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91]&amp;&quot;&quot;) = ([.H91]&amp;&quot;&quot;);&quot;Verdadeiro&quot;;IF([.B91]&amp;&quot;&quot;= &quot; &quot; OR([.B9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5" calcext:value-type="float">
              <text:p>85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92]&amp;&quot;&quot;) = ([.H92]&amp;&quot;&quot;);&quot;Verdadeiro&quot;;IF([.B92]&amp;&quot;&quot;= &quot; &quot; OR([.B9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6" calcext:value-type="float">
              <text:p>86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93]&amp;&quot;&quot;) = ([.H93]&amp;&quot;&quot;);&quot;Verdadeiro&quot;;IF([.B93]&amp;&quot;&quot;= &quot; &quot; OR([.B9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7" calcext:value-type="float">
              <text:p>87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94]&amp;&quot;&quot;) = ([.H94]&amp;&quot;&quot;);&quot;Verdadeiro&quot;;IF([.B94]&amp;&quot;&quot;= &quot; &quot; OR([.B9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8" calcext:value-type="float">
              <text:p>88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95]&amp;&quot;&quot;) = ([.H95]&amp;&quot;&quot;);&quot;Verdadeiro&quot;;IF([.B95]&amp;&quot;&quot;= &quot; &quot; OR([.B9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89" calcext:value-type="float">
              <text:p>89</text:p>
            </table:table-cell>
            <table:table-cell table:style-name="ce24" table:content-validation-name="val27" table:number-columns-spanned="6" table:number-rows-spanned="1"/>
            <table:covered-table-cell table:number-columns-repeated="4" table:style-name="ce26" table:content-validation-name="val27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96]&amp;&quot;&quot;) = ([.H96]&amp;&quot;&quot;);&quot;Verdadeiro&quot;;IF([.B96]&amp;&quot;&quot;= &quot; &quot; OR([.B9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Frase, oração e período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75:.H96])" office:value-type="float" office:value="22" calcext:value-type="float">
            <text:p>22</text:p>
          </table:table-cell>
          <table:table-cell table:style-name="ce45" table:formula="of:=COUNTIF([.I75:.I96];&quot;Em branco&quot;)" office:value-type="float" office:value="22" calcext:value-type="float">
            <text:p>22</text:p>
          </table:table-cell>
          <table:table-cell table:style-name="ce45" table:formula="of:=COUNTIF([.I75:.I96];&quot;Verdadeiro&quot;)" office:value-type="float" office:value="0" calcext:value-type="float">
            <text:p>0</text:p>
          </table:table-cell>
          <table:table-cell table:style-name="ce45" table:formula="of:=COUNTIF([.I75:.I96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90" calcext:value-type="float">
              <text:p>90</text:p>
            </table:table-cell>
            <table:table-cell table:style-name="ce24" table:content-validation-name="val28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98]&amp;&quot;&quot;) = ([.H98]&amp;&quot;&quot;);&quot;Verdadeiro&quot;;IF([.B98]&amp;&quot;&quot;= &quot; &quot; OR([.B9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1" calcext:value-type="float">
              <text:p>91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99]&amp;&quot;&quot;) = ([.H99]&amp;&quot;&quot;);&quot;Verdadeiro&quot;;IF([.B99]&amp;&quot;&quot;= &quot; &quot; OR([.B9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2" calcext:value-type="float">
              <text:p>92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100]&amp;&quot;&quot;) = ([.H100]&amp;&quot;&quot;);&quot;Verdadeiro&quot;;IF([.B100]&amp;&quot;&quot;= &quot; &quot; OR([.B10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3" calcext:value-type="float">
              <text:p>93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01]&amp;&quot;&quot;) = ([.H101]&amp;&quot;&quot;);&quot;Verdadeiro&quot;;IF([.B101]&amp;&quot;&quot;= &quot; &quot; OR([.B10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4" calcext:value-type="float">
              <text:p>94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02]&amp;&quot;&quot;) = ([.H102]&amp;&quot;&quot;);&quot;Verdadeiro&quot;;IF([.B102]&amp;&quot;&quot;= &quot; &quot; OR([.B10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5" calcext:value-type="float">
              <text:p>95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03]&amp;&quot;&quot;) = ([.H103]&amp;&quot;&quot;);&quot;Verdadeiro&quot;;IF([.B103]&amp;&quot;&quot;= &quot; &quot; OR([.B10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6" calcext:value-type="float">
              <text:p>96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04]&amp;&quot;&quot;) = ([.H104]&amp;&quot;&quot;);&quot;Verdadeiro&quot;;IF([.B104]&amp;&quot;&quot;= &quot; &quot; OR([.B10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7" calcext:value-type="float">
              <text:p>97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105]&amp;&quot;&quot;) = ([.H105]&amp;&quot;&quot;);&quot;Verdadeiro&quot;;IF([.B105]&amp;&quot;&quot;= &quot; &quot; OR([.B10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8" calcext:value-type="float">
              <text:p>98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06]&amp;&quot;&quot;) = ([.H106]&amp;&quot;&quot;);&quot;Verdadeiro&quot;;IF([.B106]&amp;&quot;&quot;= &quot; &quot; OR([.B10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99" calcext:value-type="float">
              <text:p>99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07]&amp;&quot;&quot;) = ([.H107]&amp;&quot;&quot;);&quot;Verdadeiro&quot;;IF([.B107]&amp;&quot;&quot;= &quot; &quot; OR([.B10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0" calcext:value-type="float">
              <text:p>100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08]&amp;&quot;&quot;) = ([.H108]&amp;&quot;&quot;);&quot;Verdadeiro&quot;;IF([.B108]&amp;&quot;&quot;= &quot; &quot; OR([.B10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1" calcext:value-type="float">
              <text:p>101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109]&amp;&quot;&quot;) = ([.H109]&amp;&quot;&quot;);&quot;Verdadeiro&quot;;IF([.B109]&amp;&quot;&quot;= &quot; &quot; OR([.B10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2" calcext:value-type="float">
              <text:p>102</text:p>
            </table:table-cell>
            <table:table-cell table:style-name="ce24" table:content-validation-name="val28" table:number-columns-spanned="6" table:number-rows-spanned="1"/>
            <table:covered-table-cell table:number-columns-repeated="4" table:style-name="ce26" table:content-validation-name="val28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10]&amp;&quot;&quot;) = ([.H110]&amp;&quot;&quot;);&quot;Verdadeiro&quot;;IF([.B110]&amp;&quot;&quot;= &quot; &quot; OR([.B11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Sujeito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98:.H110])" office:value-type="float" office:value="13" calcext:value-type="float">
            <text:p>13</text:p>
          </table:table-cell>
          <table:table-cell table:style-name="ce45" table:formula="of:=COUNTIF([.I98:.I110];&quot;Em branco&quot;)" office:value-type="float" office:value="13" calcext:value-type="float">
            <text:p>13</text:p>
          </table:table-cell>
          <table:table-cell table:style-name="ce45" table:formula="of:=COUNTIF([.I98:.I110];&quot;Verdadeiro&quot;)" office:value-type="float" office:value="0" calcext:value-type="float">
            <text:p>0</text:p>
          </table:table-cell>
          <table:table-cell table:style-name="ce45" table:formula="of:=COUNTIF([.I98:.I110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103" calcext:value-type="float">
              <text:p>103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112]&amp;&quot;&quot;) = ([.H112]&amp;&quot;&quot;);&quot;Verdadeiro&quot;;IF([.B112]&amp;&quot;&quot;= &quot; &quot; OR([.B11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4" calcext:value-type="float">
              <text:p>104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113]&amp;&quot;&quot;) = ([.H113]&amp;&quot;&quot;);&quot;Verdadeiro&quot;;IF([.B113]&amp;&quot;&quot;= &quot; &quot; OR([.B11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5" calcext:value-type="float">
              <text:p>105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14]&amp;&quot;&quot;) = ([.H114]&amp;&quot;&quot;);&quot;Verdadeiro&quot;;IF([.B114]&amp;&quot;&quot;= &quot; &quot; OR([.B11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6" calcext:value-type="float">
              <text:p>106</text:p>
            </table:table-cell>
            <table:table-cell table:style-name="ce24" table:content-validation-name="val29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15]&amp;&quot;&quot;) = ([.H115]&amp;&quot;&quot;);&quot;Verdadeiro&quot;;IF([.B115]&amp;&quot;&quot;= &quot; &quot; OR([.B11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7" calcext:value-type="float">
              <text:p>107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116]&amp;&quot;&quot;) = ([.H116]&amp;&quot;&quot;);&quot;Verdadeiro&quot;;IF([.B116]&amp;&quot;&quot;= &quot; &quot; OR([.B11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8" calcext:value-type="float">
              <text:p>108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17]&amp;&quot;&quot;) = ([.H117]&amp;&quot;&quot;);&quot;Verdadeiro&quot;;IF([.B117]&amp;&quot;&quot;= &quot; &quot; OR([.B11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09" calcext:value-type="float">
              <text:p>109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118]&amp;&quot;&quot;) = ([.H118]&amp;&quot;&quot;);&quot;Verdadeiro&quot;;IF([.B118]&amp;&quot;&quot;= &quot; &quot; OR([.B11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0" calcext:value-type="float">
              <text:p>110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19]&amp;&quot;&quot;) = ([.H119]&amp;&quot;&quot;);&quot;Verdadeiro&quot;;IF([.B119]&amp;&quot;&quot;= &quot; &quot; OR([.B11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1" calcext:value-type="float">
              <text:p>111</text:p>
            </table:table-cell>
            <table:table-cell table:style-name="ce24" table:content-validation-name="val29" table:number-columns-spanned="6" table:number-rows-spanned="1"/>
            <table:covered-table-cell table:number-columns-repeated="4" table:style-name="ce26" table:content-validation-name="val29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20]&amp;&quot;&quot;) = ([.H120]&amp;&quot;&quot;);&quot;Verdadeiro&quot;;IF([.B120]&amp;&quot;&quot;= &quot; &quot; OR([.B12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Predicado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112:.H120])" office:value-type="float" office:value="9" calcext:value-type="float">
            <text:p>9</text:p>
          </table:table-cell>
          <table:table-cell table:style-name="ce45" table:formula="of:=COUNTIF([.I112:.I120];&quot;Em branco&quot;)" office:value-type="float" office:value="9" calcext:value-type="float">
            <text:p>9</text:p>
          </table:table-cell>
          <table:table-cell table:style-name="ce45" table:formula="of:=COUNTIF([.I108:.I120];&quot;Verdadeiro&quot;)" office:value-type="float" office:value="0" calcext:value-type="float">
            <text:p>0</text:p>
          </table:table-cell>
          <table:table-cell table:style-name="ce45" table:formula="of:=COUNTIF([.I108:.I120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112" calcext:value-type="float">
              <text:p>112</text:p>
            </table:table-cell>
            <table:table-cell table:style-name="ce24" table:content-validation-name="val30" table:number-columns-spanned="6" table:number-rows-spanned="1"/>
            <table:covered-table-cell table:number-columns-repeated="4" table:style-name="ce26" table:content-validation-name="val30"/>
            <table:covered-table-cell table:style-name="ce44" table:content-validation-name="val30"/>
            <table:table-cell table:style-name="ce112" office:value-type="string" calcext:value-type="string">
              <text:p>B</text:p>
            </table:table-cell>
            <table:table-cell table:style-name="ce61" table:formula="of:=IF(([.B122]&amp;&quot;&quot;) = ([.H122]&amp;&quot;&quot;);&quot;Verdadeiro&quot;;IF([.B122]&amp;&quot;&quot;= &quot; &quot; OR([.B12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3" calcext:value-type="float">
              <text:p>113</text:p>
            </table:table-cell>
            <table:table-cell table:style-name="ce24" table:content-validation-name="val30" table:number-columns-spanned="6" table:number-rows-spanned="1"/>
            <table:covered-table-cell table:number-columns-repeated="4" table:style-name="ce26" table:content-validation-name="val30"/>
            <table:covered-table-cell table:style-name="ce44" table:content-validation-name="val30"/>
            <table:table-cell table:style-name="ce112" office:value-type="string" calcext:value-type="string">
              <text:p>A</text:p>
            </table:table-cell>
            <table:table-cell table:style-name="ce61" table:formula="of:=IF(([.B123]&amp;&quot;&quot;) = ([.H123]&amp;&quot;&quot;);&quot;Verdadeiro&quot;;IF([.B123]&amp;&quot;&quot;= &quot; &quot; OR([.B12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4" calcext:value-type="float">
              <text:p>114</text:p>
            </table:table-cell>
            <table:table-cell table:style-name="ce24" table:content-validation-name="val30" table:number-columns-spanned="6" table:number-rows-spanned="1"/>
            <table:covered-table-cell table:number-columns-repeated="4" table:style-name="ce26" table:content-validation-name="val30"/>
            <table:covered-table-cell table:style-name="ce44" table:content-validation-name="val30"/>
            <table:table-cell table:style-name="ce112" office:value-type="string" calcext:value-type="string">
              <text:p>D</text:p>
            </table:table-cell>
            <table:table-cell table:style-name="ce61" table:formula="of:=IF(([.B124]&amp;&quot;&quot;) = ([.H124]&amp;&quot;&quot;);&quot;Verdadeiro&quot;;IF([.B124]&amp;&quot;&quot;= &quot; &quot; OR([.B12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Pontuação(ponto, vírgula, travessão, aspas, parênteses etc)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122:.H124])" office:value-type="float" office:value="3" calcext:value-type="float">
            <text:p>3</text:p>
          </table:table-cell>
          <table:table-cell table:style-name="ce45" table:formula="of:=COUNTIF([.I122:.I124];&quot;Em branco&quot;)" office:value-type="float" office:value="3" calcext:value-type="float">
            <text:p>3</text:p>
          </table:table-cell>
          <table:table-cell table:style-name="ce45" table:formula="of:=COUNTIF([.I112:.I124];&quot;Verdadeiro&quot;)" office:value-type="float" office:value="0" calcext:value-type="float">
            <text:p>0</text:p>
          </table:table-cell>
          <table:table-cell table:style-name="ce45" table:formula="of:=COUNTIF([.I112:.I124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115" calcext:value-type="float">
              <text:p>115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26]&amp;&quot;&quot;) = ([.H126]&amp;&quot;&quot;);&quot;Verdadeiro&quot;;IF([.B126]&amp;&quot;&quot;= &quot; &quot; OR([.B12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6" calcext:value-type="float">
              <text:p>116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27]&amp;&quot;&quot;) = ([.H127]&amp;&quot;&quot;);&quot;Verdadeiro&quot;;IF([.B127]&amp;&quot;&quot;= &quot; &quot; OR([.B12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7" calcext:value-type="float">
              <text:p>117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28]&amp;&quot;&quot;) = ([.H128]&amp;&quot;&quot;);&quot;Verdadeiro&quot;;IF([.B128]&amp;&quot;&quot;= &quot; &quot; OR([.B12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8" calcext:value-type="float">
              <text:p>118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29]&amp;&quot;&quot;) = ([.H129]&amp;&quot;&quot;);&quot;Verdadeiro&quot;;IF([.B129]&amp;&quot;&quot;= &quot; &quot; OR([.B12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19" calcext:value-type="float">
              <text:p>119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A</text:p>
            </table:table-cell>
            <table:table-cell table:style-name="ce61" table:formula="of:=IF(([.B130]&amp;&quot;&quot;) = ([.H130]&amp;&quot;&quot;);&quot;Verdadeiro&quot;;IF([.B130]&amp;&quot;&quot;= &quot; &quot; OR([.B13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0" calcext:value-type="float">
              <text:p>120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31]&amp;&quot;&quot;) = ([.H131]&amp;&quot;&quot;);&quot;Verdadeiro&quot;;IF([.B131]&amp;&quot;&quot;= &quot; &quot; OR([.B13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1" calcext:value-type="float">
              <text:p>121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32]&amp;&quot;&quot;) = ([.H132]&amp;&quot;&quot;);&quot;Verdadeiro&quot;;IF([.B132]&amp;&quot;&quot;= &quot; &quot; OR([.B13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2" calcext:value-type="float">
              <text:p>122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33]&amp;&quot;&quot;) = ([.H133]&amp;&quot;&quot;);&quot;Verdadeiro&quot;;IF([.B133]&amp;&quot;&quot;= &quot; &quot; OR([.B13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3" calcext:value-type="float">
              <text:p>123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34]&amp;&quot;&quot;) = ([.H134]&amp;&quot;&quot;);&quot;Verdadeiro&quot;;IF([.B134]&amp;&quot;&quot;= &quot; &quot; OR([.B13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4" calcext:value-type="float">
              <text:p>124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35]&amp;&quot;&quot;) = ([.H135]&amp;&quot;&quot;);&quot;Verdadeiro&quot;;IF([.B135]&amp;&quot;&quot;= &quot; &quot; OR([.B13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5" calcext:value-type="float">
              <text:p>125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36]&amp;&quot;&quot;) = ([.H136]&amp;&quot;&quot;);&quot;Verdadeiro&quot;;IF([.B136]&amp;&quot;&quot;= &quot; &quot; OR([.B13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6" calcext:value-type="float">
              <text:p>126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37]&amp;&quot;&quot;) = ([.H137]&amp;&quot;&quot;);&quot;Verdadeiro&quot;;IF([.B137]&amp;&quot;&quot;= &quot; &quot; OR([.B13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7" calcext:value-type="float">
              <text:p>127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A</text:p>
            </table:table-cell>
            <table:table-cell table:style-name="ce61" table:formula="of:=IF(([.B138]&amp;&quot;&quot;) = ([.H138]&amp;&quot;&quot;);&quot;Verdadeiro&quot;;IF([.B138]&amp;&quot;&quot;= &quot; &quot; OR([.B13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8" calcext:value-type="float">
              <text:p>128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39]&amp;&quot;&quot;) = ([.H139]&amp;&quot;&quot;);&quot;Verdadeiro&quot;;IF([.B139]&amp;&quot;&quot;= &quot; &quot; OR([.B13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29" calcext:value-type="float">
              <text:p>129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40]&amp;&quot;&quot;) = ([.H140]&amp;&quot;&quot;);&quot;Verdadeiro&quot;;IF([.B140]&amp;&quot;&quot;= &quot; &quot; OR([.B14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0" calcext:value-type="float">
              <text:p>130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41]&amp;&quot;&quot;) = ([.H141]&amp;&quot;&quot;);&quot;Verdadeiro&quot;;IF([.B141]&amp;&quot;&quot;= &quot; &quot; OR([.B14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1" calcext:value-type="float">
              <text:p>131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42]&amp;&quot;&quot;) = ([.H142]&amp;&quot;&quot;);&quot;Verdadeiro&quot;;IF([.B142]&amp;&quot;&quot;= &quot; &quot; OR([.B14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2" calcext:value-type="float">
              <text:p>132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A</text:p>
            </table:table-cell>
            <table:table-cell table:style-name="ce61" table:formula="of:=IF(([.B143]&amp;&quot;&quot;) = ([.H143]&amp;&quot;&quot;);&quot;Verdadeiro&quot;;IF([.B143]&amp;&quot;&quot;= &quot; &quot; OR([.B14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3" calcext:value-type="float">
              <text:p>133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44]&amp;&quot;&quot;) = ([.H144]&amp;&quot;&quot;);&quot;Verdadeiro&quot;;IF([.B144]&amp;&quot;&quot;= &quot; &quot; OR([.B14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4" calcext:value-type="float">
              <text:p>134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45]&amp;&quot;&quot;) = ([.H145]&amp;&quot;&quot;);&quot;Verdadeiro&quot;;IF([.B145]&amp;&quot;&quot;= &quot; &quot; OR([.B14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5" calcext:value-type="float">
              <text:p>135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A</text:p>
            </table:table-cell>
            <table:table-cell table:style-name="ce61" table:formula="of:=IF(([.B146]&amp;&quot;&quot;) = ([.H146]&amp;&quot;&quot;);&quot;Verdadeiro&quot;;IF([.B146]&amp;&quot;&quot;= &quot; &quot; OR([.B14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6" calcext:value-type="float">
              <text:p>136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A</text:p>
            </table:table-cell>
            <table:table-cell table:style-name="ce61" table:formula="of:=IF(([.B147]&amp;&quot;&quot;) = ([.H147]&amp;&quot;&quot;);&quot;Verdadeiro&quot;;IF([.B147]&amp;&quot;&quot;= &quot; &quot; OR([.B14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7" calcext:value-type="float">
              <text:p>137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48]&amp;&quot;&quot;) = ([.H148]&amp;&quot;&quot;);&quot;Verdadeiro&quot;;IF([.B148]&amp;&quot;&quot;= &quot; &quot; OR([.B14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8" calcext:value-type="float">
              <text:p>138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49]&amp;&quot;&quot;) = ([.H149]&amp;&quot;&quot;);&quot;Verdadeiro&quot;;IF([.B149]&amp;&quot;&quot;= &quot; &quot; OR([.B14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39" calcext:value-type="float">
              <text:p>139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50]&amp;&quot;&quot;) = ([.H150]&amp;&quot;&quot;);&quot;Verdadeiro&quot;;IF([.B150]&amp;&quot;&quot;= &quot; &quot; OR([.B15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0" calcext:value-type="float">
              <text:p>140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51]&amp;&quot;&quot;) = ([.H151]&amp;&quot;&quot;);&quot;Verdadeiro&quot;;IF([.B151]&amp;&quot;&quot;= &quot; &quot; OR([.B15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1" calcext:value-type="float">
              <text:p>141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52]&amp;&quot;&quot;) = ([.H152]&amp;&quot;&quot;);&quot;Verdadeiro&quot;;IF([.B152]&amp;&quot;&quot;= &quot; &quot; OR([.B15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2" calcext:value-type="float">
              <text:p>142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A</text:p>
            </table:table-cell>
            <table:table-cell table:style-name="ce61" table:formula="of:=IF(([.B153]&amp;&quot;&quot;) = ([.H153]&amp;&quot;&quot;);&quot;Verdadeiro&quot;;IF([.B153]&amp;&quot;&quot;= &quot; &quot; OR([.B15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3" calcext:value-type="float">
              <text:p>143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54]&amp;&quot;&quot;) = ([.H154]&amp;&quot;&quot;);&quot;Verdadeiro&quot;;IF([.B154]&amp;&quot;&quot;= &quot; &quot; OR([.B15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4" calcext:value-type="float">
              <text:p>144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55]&amp;&quot;&quot;) = ([.H155]&amp;&quot;&quot;);&quot;Verdadeiro&quot;;IF([.B155]&amp;&quot;&quot;= &quot; &quot; OR([.B15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5" calcext:value-type="float">
              <text:p>145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56]&amp;&quot;&quot;) = ([.H156]&amp;&quot;&quot;);&quot;Verdadeiro&quot;;IF([.B156]&amp;&quot;&quot;= &quot; &quot; OR([.B15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6" calcext:value-type="float">
              <text:p>146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57]&amp;&quot;&quot;) = ([.H157]&amp;&quot;&quot;);&quot;Verdadeiro&quot;;IF([.B157]&amp;&quot;&quot;= &quot; &quot; OR([.B15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7" calcext:value-type="float">
              <text:p>147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58]&amp;&quot;&quot;) = ([.H158]&amp;&quot;&quot;);&quot;Verdadeiro&quot;;IF([.B158]&amp;&quot;&quot;= &quot; &quot; OR([.B15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8" calcext:value-type="float">
              <text:p>148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59]&amp;&quot;&quot;) = ([.H159]&amp;&quot;&quot;);&quot;Verdadeiro&quot;;IF([.B159]&amp;&quot;&quot;= &quot; &quot; OR([.B15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49" calcext:value-type="float">
              <text:p>149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60]&amp;&quot;&quot;) = ([.H160]&amp;&quot;&quot;);&quot;Verdadeiro&quot;;IF([.B160]&amp;&quot;&quot;= &quot; &quot; OR([.B16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0" calcext:value-type="float">
              <text:p>150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61]&amp;&quot;&quot;) = ([.H161]&amp;&quot;&quot;);&quot;Verdadeiro&quot;;IF([.B161]&amp;&quot;&quot;= &quot; &quot; OR([.B16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1" calcext:value-type="float">
              <text:p>151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62]&amp;&quot;&quot;) = ([.H162]&amp;&quot;&quot;);&quot;Verdadeiro&quot;;IF([.B162]&amp;&quot;&quot;= &quot; &quot; OR([.B16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2" calcext:value-type="float">
              <text:p>152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63]&amp;&quot;&quot;) = ([.H163]&amp;&quot;&quot;);&quot;Verdadeiro&quot;;IF([.B163]&amp;&quot;&quot;= &quot; &quot; OR([.B16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3" calcext:value-type="float">
              <text:p>153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64]&amp;&quot;&quot;) = ([.H164]&amp;&quot;&quot;);&quot;Verdadeiro&quot;;IF([.B164]&amp;&quot;&quot;= &quot; &quot; OR([.B16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4" calcext:value-type="float">
              <text:p>154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65]&amp;&quot;&quot;) = ([.H165]&amp;&quot;&quot;);&quot;Verdadeiro&quot;;IF([.B165]&amp;&quot;&quot;= &quot; &quot; OR([.B16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5" calcext:value-type="float">
              <text:p>155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66]&amp;&quot;&quot;) = ([.H166]&amp;&quot;&quot;);&quot;Verdadeiro&quot;;IF([.B166]&amp;&quot;&quot;= &quot; &quot; OR([.B16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6" calcext:value-type="float">
              <text:p>156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67]&amp;&quot;&quot;) = ([.H167]&amp;&quot;&quot;);&quot;Verdadeiro&quot;;IF([.B167]&amp;&quot;&quot;= &quot; &quot; OR([.B16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7" calcext:value-type="float">
              <text:p>157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D</text:p>
            </table:table-cell>
            <table:table-cell table:style-name="ce61" table:formula="of:=IF(([.B168]&amp;&quot;&quot;) = ([.H168]&amp;&quot;&quot;);&quot;Verdadeiro&quot;;IF([.B168]&amp;&quot;&quot;= &quot; &quot; OR([.B16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8" calcext:value-type="float">
              <text:p>158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69]&amp;&quot;&quot;) = ([.H169]&amp;&quot;&quot;);&quot;Verdadeiro&quot;;IF([.B169]&amp;&quot;&quot;= &quot; &quot; OR([.B16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59" calcext:value-type="float">
              <text:p>159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70]&amp;&quot;&quot;) = ([.H170]&amp;&quot;&quot;);&quot;Verdadeiro&quot;;IF([.B170]&amp;&quot;&quot;= &quot; &quot; OR([.B17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0" calcext:value-type="float">
              <text:p>160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C</text:p>
            </table:table-cell>
            <table:table-cell table:style-name="ce61" table:formula="of:=IF(([.B171]&amp;&quot;&quot;) = ([.H171]&amp;&quot;&quot;);&quot;Verdadeiro&quot;;IF([.B171]&amp;&quot;&quot;= &quot; &quot; OR([.B17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1" calcext:value-type="float">
              <text:p>161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E</text:p>
            </table:table-cell>
            <table:table-cell table:style-name="ce61" table:formula="of:=IF(([.B172]&amp;&quot;&quot;) = ([.H172]&amp;&quot;&quot;);&quot;Verdadeiro&quot;;IF([.B172]&amp;&quot;&quot;= &quot; &quot; OR([.B17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2" calcext:value-type="float">
              <text:p>162</text:p>
            </table:table-cell>
            <table:table-cell table:style-name="ce24" table:content-validation-name="val31" table:number-columns-spanned="6" table:number-rows-spanned="1"/>
            <table:covered-table-cell table:number-columns-repeated="4" table:style-name="ce26" table:content-validation-name="val31"/>
            <table:covered-table-cell table:style-name="ce44" table:content-validation-name="val31"/>
            <table:table-cell table:style-name="ce112" office:value-type="string" calcext:value-type="string">
              <text:p>B</text:p>
            </table:table-cell>
            <table:table-cell table:style-name="ce61" table:formula="of:=IF(([.B173]&amp;&quot;&quot;) = ([.H173]&amp;&quot;&quot;);&quot;Verdadeiro&quot;;IF([.B173]&amp;&quot;&quot;= &quot; &quot; OR([.B17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Regência nominal e verbal ( casos gerais)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126:.H173])" office:value-type="float" office:value="48" calcext:value-type="float">
            <text:p>48</text:p>
          </table:table-cell>
          <table:table-cell table:style-name="ce45" table:formula="of:=COUNTIF([.I126:.I173];&quot;Em branco&quot;)" office:value-type="float" office:value="48" calcext:value-type="float">
            <text:p>48</text:p>
          </table:table-cell>
          <table:table-cell table:style-name="ce45" table:formula="of:=COUNTIF([.I161:.I173];&quot;Verdadeiro&quot;)" office:value-type="float" office:value="0" calcext:value-type="float">
            <text:p>0</text:p>
          </table:table-cell>
          <table:table-cell table:style-name="ce45" table:formula="of:=COUNTIF([.I161:.I173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163" calcext:value-type="float">
              <text:p>163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75]&amp;&quot;&quot;) = ([.H175]&amp;&quot;&quot;);&quot;Verdadeiro&quot;;IF([.B175]&amp;&quot;&quot;= &quot; &quot; OR([.B17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4" calcext:value-type="float">
              <text:p>164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76]&amp;&quot;&quot;) = ([.H176]&amp;&quot;&quot;);&quot;Verdadeiro&quot;;IF([.B176]&amp;&quot;&quot;= &quot; &quot; OR([.B17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5" calcext:value-type="float">
              <text:p>165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77]&amp;&quot;&quot;) = ([.H177]&amp;&quot;&quot;);&quot;Verdadeiro&quot;;IF([.B177]&amp;&quot;&quot;= &quot; &quot; OR([.B17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6" calcext:value-type="float">
              <text:p>166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178]&amp;&quot;&quot;) = ([.H178]&amp;&quot;&quot;);&quot;Verdadeiro&quot;;IF([.B178]&amp;&quot;&quot;= &quot; &quot; OR([.B17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7" calcext:value-type="float">
              <text:p>167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79]&amp;&quot;&quot;) = ([.H179]&amp;&quot;&quot;);&quot;Verdadeiro&quot;;IF([.B179]&amp;&quot;&quot;= &quot; &quot; OR([.B17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8" calcext:value-type="float">
              <text:p>168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80]&amp;&quot;&quot;) = ([.H180]&amp;&quot;&quot;);&quot;Verdadeiro&quot;;IF([.B180]&amp;&quot;&quot;= &quot; &quot; OR([.B18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69" calcext:value-type="float">
              <text:p>169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81]&amp;&quot;&quot;) = ([.H181]&amp;&quot;&quot;);&quot;Verdadeiro&quot;;IF([.B181]&amp;&quot;&quot;= &quot; &quot; OR([.B18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0" calcext:value-type="float">
              <text:p>170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82]&amp;&quot;&quot;) = ([.H182]&amp;&quot;&quot;);&quot;Verdadeiro&quot;;IF([.B182]&amp;&quot;&quot;= &quot; &quot; OR([.B18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1" calcext:value-type="float">
              <text:p>171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83]&amp;&quot;&quot;) = ([.H183]&amp;&quot;&quot;);&quot;Verdadeiro&quot;;IF([.B183]&amp;&quot;&quot;= &quot; &quot; OR([.B18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2" calcext:value-type="float">
              <text:p>172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184]&amp;&quot;&quot;) = ([.H184]&amp;&quot;&quot;);&quot;Verdadeiro&quot;;IF([.B184]&amp;&quot;&quot;= &quot; &quot; OR([.B18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3" calcext:value-type="float">
              <text:p>173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185]&amp;&quot;&quot;) = ([.H185]&amp;&quot;&quot;);&quot;Verdadeiro&quot;;IF([.B185]&amp;&quot;&quot;= &quot; &quot; OR([.B18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4" calcext:value-type="float">
              <text:p>174</text:p>
            </table:table-cell>
            <table:table-cell table:style-name="ce24" table:content-validation-name="val32" table:number-columns-spanned="6" table:number-rows-spanned="1"/>
            <table:covered-table-cell table:number-columns-repeated="4" table:style-name="ce26" table:content-validation-name="val32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86]&amp;&quot;&quot;) = ([.H186]&amp;&quot;&quot;);&quot;Verdadeiro&quot;;IF([.B186]&amp;&quot;&quot;= &quot; &quot; OR([.B18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Crase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175:.H186])" office:value-type="float" office:value="12" calcext:value-type="float">
            <text:p>12</text:p>
          </table:table-cell>
          <table:table-cell table:style-name="ce45" table:formula="of:=COUNTIF([.I174:.I186];&quot;Em branco&quot;)" office:value-type="float" office:value="12" calcext:value-type="float">
            <text:p>12</text:p>
          </table:table-cell>
          <table:table-cell table:style-name="ce45" table:formula="of:=COUNTIF([.I174:.I186];&quot;Verdadeiro&quot;)" office:value-type="float" office:value="0" calcext:value-type="float">
            <text:p>0</text:p>
          </table:table-cell>
          <table:table-cell table:style-name="ce45" table:formula="of:=COUNTIF([.I174:.I186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175" calcext:value-type="float">
              <text:p>175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188]&amp;&quot;&quot;) = ([.H188]&amp;&quot;&quot;);&quot;Verdadeiro&quot;;IF([.B188]&amp;&quot;&quot;= &quot; &quot; OR([.B18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6" calcext:value-type="float">
              <text:p>176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89]&amp;&quot;&quot;) = ([.H189]&amp;&quot;&quot;);&quot;Verdadeiro&quot;;IF([.B189]&amp;&quot;&quot;= &quot; &quot; OR([.B18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7" calcext:value-type="float">
              <text:p>177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90]&amp;&quot;&quot;) = ([.H190]&amp;&quot;&quot;);&quot;Verdadeiro&quot;;IF([.B190]&amp;&quot;&quot;= &quot; &quot; OR([.B19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8" calcext:value-type="float">
              <text:p>178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191]&amp;&quot;&quot;) = ([.H191]&amp;&quot;&quot;);&quot;Verdadeiro&quot;;IF([.B191]&amp;&quot;&quot;= &quot; &quot; OR([.B19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79" calcext:value-type="float">
              <text:p>179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192]&amp;&quot;&quot;) = ([.H192]&amp;&quot;&quot;);&quot;Verdadeiro&quot;;IF([.B192]&amp;&quot;&quot;= &quot; &quot; OR([.B19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0" calcext:value-type="float">
              <text:p>180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93]&amp;&quot;&quot;) = ([.H193]&amp;&quot;&quot;);&quot;Verdadeiro&quot;;IF([.B193]&amp;&quot;&quot;= &quot; &quot; OR([.B19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1" calcext:value-type="float">
              <text:p>181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94]&amp;&quot;&quot;) = ([.H194]&amp;&quot;&quot;);&quot;Verdadeiro&quot;;IF([.B194]&amp;&quot;&quot;= &quot; &quot; OR([.B19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2" calcext:value-type="float">
              <text:p>182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195]&amp;&quot;&quot;) = ([.H195]&amp;&quot;&quot;);&quot;Verdadeiro&quot;;IF([.B195]&amp;&quot;&quot;= &quot; &quot; OR([.B19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3" calcext:value-type="float">
              <text:p>183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96]&amp;&quot;&quot;) = ([.H196]&amp;&quot;&quot;);&quot;Verdadeiro&quot;;IF([.B196]&amp;&quot;&quot;= &quot; &quot; OR([.B19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4" calcext:value-type="float">
              <text:p>184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197]&amp;&quot;&quot;) = ([.H197]&amp;&quot;&quot;);&quot;Verdadeiro&quot;;IF([.B197]&amp;&quot;&quot;= &quot; &quot; OR([.B19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5" calcext:value-type="float">
              <text:p>185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198]&amp;&quot;&quot;) = ([.H198]&amp;&quot;&quot;);&quot;Verdadeiro&quot;;IF([.B198]&amp;&quot;&quot;= &quot; &quot; OR([.B19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6" calcext:value-type="float">
              <text:p>186</text:p>
            </table:table-cell>
            <table:table-cell table:style-name="ce24" table:content-validation-name="val33" table:number-columns-spanned="6" table:number-rows-spanned="1"/>
            <table:covered-table-cell table:number-columns-repeated="4" table:style-name="ce26" table:content-validation-name="val33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199]&amp;&quot;&quot;) = ([.H199]&amp;&quot;&quot;);&quot;Verdadeiro&quot;;IF([.B199]&amp;&quot;&quot;= &quot; &quot; OR([.B19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Concordância(verbal e nominal)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188:.H199])" office:value-type="float" office:value="12" calcext:value-type="float">
            <text:p>12</text:p>
          </table:table-cell>
          <table:table-cell table:style-name="ce45" table:formula="of:=COUNTIF([.I187:.I199];&quot;Em branco&quot;)" office:value-type="float" office:value="12" calcext:value-type="float">
            <text:p>12</text:p>
          </table:table-cell>
          <table:table-cell table:style-name="ce45" table:formula="of:=COUNTIF([.I187:.I199];&quot;Verdadeiro&quot;)" office:value-type="float" office:value="0" calcext:value-type="float">
            <text:p>0</text:p>
          </table:table-cell>
          <table:table-cell table:style-name="ce45" table:formula="of:=COUNTIF([.I187:.I199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187" calcext:value-type="float">
              <text:p>187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01]&amp;&quot;&quot;) = ([.H201]&amp;&quot;&quot;);&quot;Verdadeiro&quot;;IF([.B201]&amp;&quot;&quot;= &quot; &quot; OR([.B20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8" calcext:value-type="float">
              <text:p>188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02]&amp;&quot;&quot;) = ([.H202]&amp;&quot;&quot;);&quot;Verdadeiro&quot;;IF([.B202]&amp;&quot;&quot;= &quot; &quot; OR([.B20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89" calcext:value-type="float">
              <text:p>189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03]&amp;&quot;&quot;) = ([.H203]&amp;&quot;&quot;);&quot;Verdadeiro&quot;;IF([.B203]&amp;&quot;&quot;= &quot; &quot; OR([.B20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0" calcext:value-type="float">
              <text:p>190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04]&amp;&quot;&quot;) = ([.H204]&amp;&quot;&quot;);&quot;Verdadeiro&quot;;IF([.B204]&amp;&quot;&quot;= &quot; &quot; OR([.B20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1" calcext:value-type="float">
              <text:p>191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05]&amp;&quot;&quot;) = ([.H205]&amp;&quot;&quot;);&quot;Verdadeiro&quot;;IF([.B205]&amp;&quot;&quot;= &quot; &quot; OR([.B20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2" calcext:value-type="float">
              <text:p>192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06]&amp;&quot;&quot;) = ([.H206]&amp;&quot;&quot;);&quot;Verdadeiro&quot;;IF([.B206]&amp;&quot;&quot;= &quot; &quot; OR([.B20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3" calcext:value-type="float">
              <text:p>193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07]&amp;&quot;&quot;) = ([.H207]&amp;&quot;&quot;);&quot;Verdadeiro&quot;;IF([.B207]&amp;&quot;&quot;= &quot; &quot; OR([.B20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4" calcext:value-type="float">
              <text:p>194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08]&amp;&quot;&quot;) = ([.H208]&amp;&quot;&quot;);&quot;Verdadeiro&quot;;IF([.B208]&amp;&quot;&quot;= &quot; &quot; OR([.B20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5" calcext:value-type="float">
              <text:p>195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09]&amp;&quot;&quot;) = ([.H209]&amp;&quot;&quot;);&quot;Verdadeiro&quot;;IF([.B209]&amp;&quot;&quot;= &quot; &quot; OR([.B20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6" calcext:value-type="float">
              <text:p>196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10]&amp;&quot;&quot;) = ([.H210]&amp;&quot;&quot;);&quot;Verdadeiro&quot;;IF([.B210]&amp;&quot;&quot;= &quot; &quot; OR([.B21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7" calcext:value-type="float">
              <text:p>197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11]&amp;&quot;&quot;) = ([.H211]&amp;&quot;&quot;);&quot;Verdadeiro&quot;;IF([.B211]&amp;&quot;&quot;= &quot; &quot; OR([.B21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8" calcext:value-type="float">
              <text:p>198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12]&amp;&quot;&quot;) = ([.H212]&amp;&quot;&quot;);&quot;Verdadeiro&quot;;IF([.B212]&amp;&quot;&quot;= &quot; &quot; OR([.B21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199" calcext:value-type="float">
              <text:p>199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13]&amp;&quot;&quot;) = ([.H213]&amp;&quot;&quot;);&quot;Verdadeiro&quot;;IF([.B213]&amp;&quot;&quot;= &quot; &quot; OR([.B21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0" calcext:value-type="float">
              <text:p>200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14]&amp;&quot;&quot;) = ([.H214]&amp;&quot;&quot;);&quot;Verdadeiro&quot;;IF([.B214]&amp;&quot;&quot;= &quot; &quot; OR([.B21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1" calcext:value-type="float">
              <text:p>201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15]&amp;&quot;&quot;) = ([.H215]&amp;&quot;&quot;);&quot;Verdadeiro&quot;;IF([.B215]&amp;&quot;&quot;= &quot; &quot; OR([.B21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2" calcext:value-type="float">
              <text:p>202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16]&amp;&quot;&quot;) = ([.H216]&amp;&quot;&quot;);&quot;Verdadeiro&quot;;IF([.B216]&amp;&quot;&quot;= &quot; &quot; OR([.B21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3" calcext:value-type="float">
              <text:p>203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17]&amp;&quot;&quot;) = ([.H217]&amp;&quot;&quot;);&quot;Verdadeiro&quot;;IF([.B217]&amp;&quot;&quot;= &quot; &quot; OR([.B21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4" calcext:value-type="float">
              <text:p>204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18]&amp;&quot;&quot;) = ([.H218]&amp;&quot;&quot;);&quot;Verdadeiro&quot;;IF([.B218]&amp;&quot;&quot;= &quot; &quot; OR([.B21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5" calcext:value-type="float">
              <text:p>205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19]&amp;&quot;&quot;) = ([.H219]&amp;&quot;&quot;);&quot;Verdadeiro&quot;;IF([.B219]&amp;&quot;&quot;= &quot; &quot; OR([.B21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6" calcext:value-type="float">
              <text:p>206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20]&amp;&quot;&quot;) = ([.H220]&amp;&quot;&quot;);&quot;Verdadeiro&quot;;IF([.B220]&amp;&quot;&quot;= &quot; &quot; OR([.B22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7" calcext:value-type="float">
              <text:p>207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21]&amp;&quot;&quot;) = ([.H221]&amp;&quot;&quot;);&quot;Verdadeiro&quot;;IF([.B221]&amp;&quot;&quot;= &quot; &quot; OR([.B22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8" calcext:value-type="float">
              <text:p>208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22]&amp;&quot;&quot;) = ([.H222]&amp;&quot;&quot;);&quot;Verdadeiro&quot;;IF([.B222]&amp;&quot;&quot;= &quot; &quot; OR([.B22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09" calcext:value-type="float">
              <text:p>209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23]&amp;&quot;&quot;) = ([.H223]&amp;&quot;&quot;);&quot;Verdadeiro&quot;;IF([.B223]&amp;&quot;&quot;= &quot; &quot; OR([.B22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0" calcext:value-type="float">
              <text:p>210</text:p>
            </table:table-cell>
            <table:table-cell table:style-name="ce24" table:content-validation-name="val34" table:number-columns-spanned="6" table:number-rows-spanned="1"/>
            <table:covered-table-cell table:number-columns-repeated="4" table:style-name="ce26" table:content-validation-name="val34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24]&amp;&quot;&quot;) = ([.H224]&amp;&quot;&quot;);&quot;Verdadeiro&quot;;IF([.B224]&amp;&quot;&quot;= &quot; &quot; OR([.B22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Coerência – Coesão(anáfora, catáfora, uso dos conectores – pronomes relativos)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201:.H224])" office:value-type="float" office:value="24" calcext:value-type="float">
            <text:p>24</text:p>
          </table:table-cell>
          <table:table-cell table:style-name="ce45" table:formula="of:=COUNTIF([.I201:.I224];&quot;Em branco&quot;)" office:value-type="float" office:value="24" calcext:value-type="float">
            <text:p>24</text:p>
          </table:table-cell>
          <table:table-cell table:style-name="ce45" table:formula="of:=COUNTIF([.I212:.I224];&quot;Verdadeiro&quot;)" office:value-type="float" office:value="0" calcext:value-type="float">
            <text:p>0</text:p>
          </table:table-cell>
          <table:table-cell table:style-name="ce45" table:formula="of:=COUNTIF([.I212:.I224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211" calcext:value-type="float">
              <text:p>211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3" table:content-validation-name="val35"/>
            <table:covered-table-cell table:style-name="Default"/>
            <table:table-cell table:style-name="ce112" office:value-type="string" calcext:value-type="string">
              <text:p>D</text:p>
            </table:table-cell>
            <table:table-cell table:style-name="ce61" table:formula="of:=IF(([.B226]&amp;&quot;&quot;) = ([.H226]&amp;&quot;&quot;);&quot;Verdadeiro&quot;;IF([.B226]&amp;&quot;&quot;= &quot; &quot; OR([.B22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2" calcext:value-type="float">
              <text:p>212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27]&amp;&quot;&quot;) = ([.H227]&amp;&quot;&quot;);&quot;Verdadeiro&quot;;IF([.B227]&amp;&quot;&quot;= &quot; &quot; OR([.B22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3" calcext:value-type="float">
              <text:p>213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28]&amp;&quot;&quot;) = ([.H228]&amp;&quot;&quot;);&quot;Verdadeiro&quot;;IF([.B228]&amp;&quot;&quot;= &quot; &quot; OR([.B22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4" calcext:value-type="float">
              <text:p>214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29]&amp;&quot;&quot;) = ([.H229]&amp;&quot;&quot;);&quot;Verdadeiro&quot;;IF([.B229]&amp;&quot;&quot;= &quot; &quot; OR([.B22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5" calcext:value-type="float">
              <text:p>215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30]&amp;&quot;&quot;) = ([.H230]&amp;&quot;&quot;);&quot;Verdadeiro&quot;;IF([.B230]&amp;&quot;&quot;= &quot; &quot; OR([.B23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6" calcext:value-type="float">
              <text:p>216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31]&amp;&quot;&quot;) = ([.H231]&amp;&quot;&quot;);&quot;Verdadeiro&quot;;IF([.B231]&amp;&quot;&quot;= &quot; &quot; OR([.B23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7" calcext:value-type="float">
              <text:p>217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32]&amp;&quot;&quot;) = ([.H232]&amp;&quot;&quot;);&quot;Verdadeiro&quot;;IF([.B232]&amp;&quot;&quot;= &quot; &quot; OR([.B23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8" calcext:value-type="float">
              <text:p>218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33]&amp;&quot;&quot;) = ([.H233]&amp;&quot;&quot;);&quot;Verdadeiro&quot;;IF([.B233]&amp;&quot;&quot;= &quot; &quot; OR([.B23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19" calcext:value-type="float">
              <text:p>219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34]&amp;&quot;&quot;) = ([.H234]&amp;&quot;&quot;);&quot;Verdadeiro&quot;;IF([.B234]&amp;&quot;&quot;= &quot; &quot; OR([.B23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0" calcext:value-type="float">
              <text:p>220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35]&amp;&quot;&quot;) = ([.H235]&amp;&quot;&quot;);&quot;Verdadeiro&quot;;IF([.B235]&amp;&quot;&quot;= &quot; &quot; OR([.B23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1" calcext:value-type="float">
              <text:p>221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36]&amp;&quot;&quot;) = ([.H236]&amp;&quot;&quot;);&quot;Verdadeiro&quot;;IF([.B236]&amp;&quot;&quot;= &quot; &quot; OR([.B23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2" calcext:value-type="float">
              <text:p>222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37]&amp;&quot;&quot;) = ([.H237]&amp;&quot;&quot;);&quot;Verdadeiro&quot;;IF([.B237]&amp;&quot;&quot;= &quot; &quot; OR([.B23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3" calcext:value-type="float">
              <text:p>223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38]&amp;&quot;&quot;) = ([.H238]&amp;&quot;&quot;);&quot;Verdadeiro&quot;;IF([.B238]&amp;&quot;&quot;= &quot; &quot; OR([.B23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4" calcext:value-type="float">
              <text:p>224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39]&amp;&quot;&quot;) = ([.H239]&amp;&quot;&quot;);&quot;Verdadeiro&quot;;IF([.B239]&amp;&quot;&quot;= &quot; &quot; OR([.B23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5" calcext:value-type="float">
              <text:p>225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40]&amp;&quot;&quot;) = ([.H240]&amp;&quot;&quot;);&quot;Verdadeiro&quot;;IF([.B240]&amp;&quot;&quot;= &quot; &quot; OR([.B24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6" calcext:value-type="float">
              <text:p>226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41]&amp;&quot;&quot;) = ([.H241]&amp;&quot;&quot;);&quot;Verdadeiro&quot;;IF([.B241]&amp;&quot;&quot;= &quot; &quot; OR([.B24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7" calcext:value-type="float">
              <text:p>227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42]&amp;&quot;&quot;) = ([.H242]&amp;&quot;&quot;);&quot;Verdadeiro&quot;;IF([.B242]&amp;&quot;&quot;= &quot; &quot; OR([.B24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8" calcext:value-type="float">
              <text:p>228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43]&amp;&quot;&quot;) = ([.H243]&amp;&quot;&quot;);&quot;Verdadeiro&quot;;IF([.B243]&amp;&quot;&quot;= &quot; &quot; OR([.B24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29" calcext:value-type="float">
              <text:p>229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44]&amp;&quot;&quot;) = ([.H244]&amp;&quot;&quot;);&quot;Verdadeiro&quot;;IF([.B244]&amp;&quot;&quot;= &quot; &quot; OR([.B24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0" calcext:value-type="float">
              <text:p>230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45]&amp;&quot;&quot;) = ([.H245]&amp;&quot;&quot;);&quot;Verdadeiro&quot;;IF([.B245]&amp;&quot;&quot;= &quot; &quot; OR([.B24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1" calcext:value-type="float">
              <text:p>231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46]&amp;&quot;&quot;) = ([.H246]&amp;&quot;&quot;);&quot;Verdadeiro&quot;;IF([.B246]&amp;&quot;&quot;= &quot; &quot; OR([.B24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2" calcext:value-type="float">
              <text:p>232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47]&amp;&quot;&quot;) = ([.H247]&amp;&quot;&quot;);&quot;Verdadeiro&quot;;IF([.B247]&amp;&quot;&quot;= &quot; &quot; OR([.B24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3" calcext:value-type="float">
              <text:p>233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48]&amp;&quot;&quot;) = ([.H248]&amp;&quot;&quot;);&quot;Verdadeiro&quot;;IF([.B248]&amp;&quot;&quot;= &quot; &quot; OR([.B24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4" calcext:value-type="float">
              <text:p>234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49]&amp;&quot;&quot;) = ([.H249]&amp;&quot;&quot;);&quot;Verdadeiro&quot;;IF([.B249]&amp;&quot;&quot;= &quot; &quot; OR([.B24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5" calcext:value-type="float">
              <text:p>235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50]&amp;&quot;&quot;) = ([.H250]&amp;&quot;&quot;);&quot;Verdadeiro&quot;;IF([.B250]&amp;&quot;&quot;= &quot; &quot; OR([.B25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6" calcext:value-type="float">
              <text:p>236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51]&amp;&quot;&quot;) = ([.H251]&amp;&quot;&quot;);&quot;Verdadeiro&quot;;IF([.B251]&amp;&quot;&quot;= &quot; &quot; OR([.B25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7" calcext:value-type="float">
              <text:p>237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52]&amp;&quot;&quot;) = ([.H252]&amp;&quot;&quot;);&quot;Verdadeiro&quot;;IF([.B252]&amp;&quot;&quot;= &quot; &quot; OR([.B25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8" calcext:value-type="float">
              <text:p>238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53]&amp;&quot;&quot;) = ([.H253]&amp;&quot;&quot;);&quot;Verdadeiro&quot;;IF([.B253]&amp;&quot;&quot;= &quot; &quot; OR([.B25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39" calcext:value-type="float">
              <text:p>239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54]&amp;&quot;&quot;) = ([.H254]&amp;&quot;&quot;);&quot;Verdadeiro&quot;;IF([.B254]&amp;&quot;&quot;= &quot; &quot; OR([.B25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0" calcext:value-type="float">
              <text:p>240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55]&amp;&quot;&quot;) = ([.H255]&amp;&quot;&quot;);&quot;Verdadeiro&quot;;IF([.B255]&amp;&quot;&quot;= &quot; &quot; OR([.B25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1" calcext:value-type="float">
              <text:p>241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56]&amp;&quot;&quot;) = ([.H256]&amp;&quot;&quot;);&quot;Verdadeiro&quot;;IF([.B256]&amp;&quot;&quot;= &quot; &quot; OR([.B25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2" calcext:value-type="float">
              <text:p>242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57]&amp;&quot;&quot;) = ([.H257]&amp;&quot;&quot;);&quot;Verdadeiro&quot;;IF([.B257]&amp;&quot;&quot;= &quot; &quot; OR([.B25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3" calcext:value-type="float">
              <text:p>243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58]&amp;&quot;&quot;) = ([.H258]&amp;&quot;&quot;);&quot;Verdadeiro&quot;;IF([.B258]&amp;&quot;&quot;= &quot; &quot; OR([.B25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4" calcext:value-type="float">
              <text:p>244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59]&amp;&quot;&quot;) = ([.H259]&amp;&quot;&quot;);&quot;Verdadeiro&quot;;IF([.B259]&amp;&quot;&quot;= &quot; &quot; OR([.B25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5" calcext:value-type="float">
              <text:p>245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60]&amp;&quot;&quot;) = ([.H260]&amp;&quot;&quot;);&quot;Verdadeiro&quot;;IF([.B260]&amp;&quot;&quot;= &quot; &quot; OR([.B26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6" calcext:value-type="float">
              <text:p>246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61]&amp;&quot;&quot;) = ([.H261]&amp;&quot;&quot;);&quot;Verdadeiro&quot;;IF([.B261]&amp;&quot;&quot;= &quot; &quot; OR([.B26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7" calcext:value-type="float">
              <text:p>247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62]&amp;&quot;&quot;) = ([.H262]&amp;&quot;&quot;);&quot;Verdadeiro&quot;;IF([.B262]&amp;&quot;&quot;= &quot; &quot; OR([.B26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8" calcext:value-type="float">
              <text:p>248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63]&amp;&quot;&quot;) = ([.H263]&amp;&quot;&quot;);&quot;Verdadeiro&quot;;IF([.B263]&amp;&quot;&quot;= &quot; &quot; OR([.B26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49" calcext:value-type="float">
              <text:p>249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64]&amp;&quot;&quot;) = ([.H264]&amp;&quot;&quot;);&quot;Verdadeiro&quot;;IF([.B264]&amp;&quot;&quot;= &quot; &quot; OR([.B26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0" calcext:value-type="float">
              <text:p>250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65]&amp;&quot;&quot;) = ([.H265]&amp;&quot;&quot;);&quot;Verdadeiro&quot;;IF([.B265]&amp;&quot;&quot;= &quot; &quot; OR([.B26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1" calcext:value-type="float">
              <text:p>251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66]&amp;&quot;&quot;) = ([.H266]&amp;&quot;&quot;);&quot;Verdadeiro&quot;;IF([.B266]&amp;&quot;&quot;= &quot; &quot; OR([.B26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2" calcext:value-type="float">
              <text:p>252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67]&amp;&quot;&quot;) = ([.H267]&amp;&quot;&quot;);&quot;Verdadeiro&quot;;IF([.B267]&amp;&quot;&quot;= &quot; &quot; OR([.B26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3" calcext:value-type="float">
              <text:p>253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68]&amp;&quot;&quot;) = ([.H268]&amp;&quot;&quot;);&quot;Verdadeiro&quot;;IF([.B268]&amp;&quot;&quot;= &quot; &quot; OR([.B26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4" calcext:value-type="float">
              <text:p>254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69]&amp;&quot;&quot;) = ([.H269]&amp;&quot;&quot;);&quot;Verdadeiro&quot;;IF([.B269]&amp;&quot;&quot;= &quot; &quot; OR([.B26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5" calcext:value-type="float">
              <text:p>255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A</text:p>
            </table:table-cell>
            <table:table-cell table:style-name="ce61" table:formula="of:=IF(([.B270]&amp;&quot;&quot;) = ([.H270]&amp;&quot;&quot;);&quot;Verdadeiro&quot;;IF([.B270]&amp;&quot;&quot;= &quot; &quot; OR([.B27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6" calcext:value-type="float">
              <text:p>256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71]&amp;&quot;&quot;) = ([.H271]&amp;&quot;&quot;);&quot;Verdadeiro&quot;;IF([.B271]&amp;&quot;&quot;= &quot; &quot; OR([.B27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7" calcext:value-type="float">
              <text:p>257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C</text:p>
            </table:table-cell>
            <table:table-cell table:style-name="ce61" table:formula="of:=IF(([.B272]&amp;&quot;&quot;) = ([.H272]&amp;&quot;&quot;);&quot;Verdadeiro&quot;;IF([.B272]&amp;&quot;&quot;= &quot; &quot; OR([.B27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8" calcext:value-type="float">
              <text:p>258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3" table:content-validation-name="val35"/>
            <table:covered-table-cell table:style-name="Default"/>
            <table:table-cell table:style-name="ce112" office:value-type="string" calcext:value-type="string">
              <text:p>E</text:p>
            </table:table-cell>
            <table:table-cell table:style-name="ce61" table:formula="of:=IF(([.B273]&amp;&quot;&quot;) = ([.H273]&amp;&quot;&quot;);&quot;Verdadeiro&quot;;IF([.B273]&amp;&quot;&quot;= &quot; &quot; OR([.B27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59" calcext:value-type="float">
              <text:p>259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74]&amp;&quot;&quot;) = ([.H274]&amp;&quot;&quot;);&quot;Verdadeiro&quot;;IF([.B274]&amp;&quot;&quot;= &quot; &quot; OR([.B27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0" calcext:value-type="float">
              <text:p>260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75]&amp;&quot;&quot;) = ([.H275]&amp;&quot;&quot;);&quot;Verdadeiro&quot;;IF([.B275]&amp;&quot;&quot;= &quot; &quot; OR([.B27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1" calcext:value-type="float">
              <text:p>261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E</text:p>
            </table:table-cell>
            <table:table-cell table:style-name="ce61" table:formula="of:=IF(([.B276]&amp;&quot;&quot;) = ([.H276]&amp;&quot;&quot;);&quot;Verdadeiro&quot;;IF([.B276]&amp;&quot;&quot;= &quot; &quot; OR([.B27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2" calcext:value-type="float">
              <text:p>262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3" table:content-validation-name="val35"/>
            <table:covered-table-cell table:style-name="Default"/>
            <table:table-cell table:style-name="ce112" office:value-type="string" calcext:value-type="string">
              <text:p>E</text:p>
            </table:table-cell>
            <table:table-cell table:style-name="ce61" table:formula="of:=IF(([.B277]&amp;&quot;&quot;) = ([.H277]&amp;&quot;&quot;);&quot;Verdadeiro&quot;;IF([.B277]&amp;&quot;&quot;= &quot; &quot; OR([.B27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3" calcext:value-type="float">
              <text:p>263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B</text:p>
            </table:table-cell>
            <table:table-cell table:style-name="ce61" table:formula="of:=IF(([.B278]&amp;&quot;&quot;) = ([.H278]&amp;&quot;&quot;);&quot;Verdadeiro&quot;;IF([.B278]&amp;&quot;&quot;= &quot; &quot; OR([.B27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4" calcext:value-type="float">
              <text:p>264</text:p>
            </table:table-cell>
            <table:table-cell table:style-name="ce24" table:content-validation-name="val35" table:number-columns-spanned="6" table:number-rows-spanned="1"/>
            <table:covered-table-cell table:number-columns-repeated="4" table:style-name="ce26" table:content-validation-name="val35"/>
            <table:covered-table-cell table:style-name="ce44"/>
            <table:table-cell table:style-name="ce112" office:value-type="string" calcext:value-type="string">
              <text:p>D</text:p>
            </table:table-cell>
            <table:table-cell table:style-name="ce61" table:formula="of:=IF(([.B279]&amp;&quot;&quot;) = ([.H279]&amp;&quot;&quot;);&quot;Verdadeiro&quot;;IF([.B279]&amp;&quot;&quot;= &quot; &quot; OR([.B27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11" office:value-type="string" calcext:value-type="string" table:number-columns-spanned="7" table:number-rows-spanned="1">
            <text:p>Interpretação de textos(Compreensão)</text:p>
          </table:table-cell>
          <table:covered-table-cell table:number-columns-repeated="5" table:style-name="ce23"/>
          <table:covered-table-cell table:style-name="Default"/>
          <table:table-cell table:style-name="ce45" table:formula="of:=COUNTA([.H226:.H279])" office:value-type="float" office:value="54" calcext:value-type="float">
            <text:p>54</text:p>
          </table:table-cell>
          <table:table-cell table:style-name="ce45" table:formula="of:=COUNTIF([.I226:.I279];&quot;Em branco&quot;)" office:value-type="float" office:value="54" calcext:value-type="float">
            <text:p>54</text:p>
          </table:table-cell>
          <table:table-cell table:style-name="ce45" table:formula="of:=COUNTIF([.I226:.I279];&quot;Verdadeiro&quot;)" office:value-type="float" office:value="0" calcext:value-type="float">
            <text:p>0</text:p>
          </table:table-cell>
          <table:table-cell table:style-name="ce45" table:formula="of:=COUNTIF([.I226:.I279];&quot;Falso&quot;)" office:value-type="float" office:value="0" calcext:value-type="float">
            <text:p>0</text:p>
          </table:table-cell>
          <table:table-cell table:number-columns-repeated="16373"/>
        </table:table-row>
        <table:table-row-group table:display="false">
          <table:table-row table:style-name="ro2" table:visibility="collapse">
            <table:table-cell table:style-name="ce49" office:value-type="float" office:value="265" calcext:value-type="float">
              <text:p>26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281]&amp;&quot;&quot;) = ([.H281]&amp;&quot;&quot;);&quot;Verdadeiro&quot;;IF([.B281]&amp;&quot;&quot;= &quot; &quot; OR([.B28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6" calcext:value-type="float">
              <text:p>26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282]&amp;&quot;&quot;) = ([.H282]&amp;&quot;&quot;);&quot;Verdadeiro&quot;;IF([.B282]&amp;&quot;&quot;= &quot; &quot; OR([.B28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7" calcext:value-type="float">
              <text:p>26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283]&amp;&quot;&quot;) = ([.H283]&amp;&quot;&quot;);&quot;Verdadeiro&quot;;IF([.B283]&amp;&quot;&quot;= &quot; &quot; OR([.B28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8" calcext:value-type="float">
              <text:p>26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284]&amp;&quot;&quot;) = ([.H284]&amp;&quot;&quot;);&quot;Verdadeiro&quot;;IF([.B284]&amp;&quot;&quot;= &quot; &quot; OR([.B28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69" calcext:value-type="float">
              <text:p>26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285]&amp;&quot;&quot;) = ([.H285]&amp;&quot;&quot;);&quot;Verdadeiro&quot;;IF([.B285]&amp;&quot;&quot;= &quot; &quot; OR([.B28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0" calcext:value-type="float">
              <text:p>27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286]&amp;&quot;&quot;) = ([.H286]&amp;&quot;&quot;);&quot;Verdadeiro&quot;;IF([.B286]&amp;&quot;&quot;= &quot; &quot; OR([.B28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1" calcext:value-type="float">
              <text:p>27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287]&amp;&quot;&quot;) = ([.H287]&amp;&quot;&quot;);&quot;Verdadeiro&quot;;IF([.B287]&amp;&quot;&quot;= &quot; &quot; OR([.B28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2" calcext:value-type="float">
              <text:p>27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288]&amp;&quot;&quot;) = ([.H288]&amp;&quot;&quot;);&quot;Verdadeiro&quot;;IF([.B288]&amp;&quot;&quot;= &quot; &quot; OR([.B28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3" calcext:value-type="float">
              <text:p>27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289]&amp;&quot;&quot;) = ([.H289]&amp;&quot;&quot;);&quot;Verdadeiro&quot;;IF([.B289]&amp;&quot;&quot;= &quot; &quot; OR([.B28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4" calcext:value-type="float">
              <text:p>27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290]&amp;&quot;&quot;) = ([.H290]&amp;&quot;&quot;);&quot;Verdadeiro&quot;;IF([.B290]&amp;&quot;&quot;= &quot; &quot; OR([.B29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5" calcext:value-type="float">
              <text:p>27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291]&amp;&quot;&quot;) = ([.H291]&amp;&quot;&quot;);&quot;Verdadeiro&quot;;IF([.B291]&amp;&quot;&quot;= &quot; &quot; OR([.B29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6" calcext:value-type="float">
              <text:p>27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292]&amp;&quot;&quot;) = ([.H292]&amp;&quot;&quot;);&quot;Verdadeiro&quot;;IF([.B292]&amp;&quot;&quot;= &quot; &quot; OR([.B29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7" calcext:value-type="float">
              <text:p>27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293]&amp;&quot;&quot;) = ([.H293]&amp;&quot;&quot;);&quot;Verdadeiro&quot;;IF([.B293]&amp;&quot;&quot;= &quot; &quot; OR([.B29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8" calcext:value-type="float">
              <text:p>27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294]&amp;&quot;&quot;) = ([.H294]&amp;&quot;&quot;);&quot;Verdadeiro&quot;;IF([.B294]&amp;&quot;&quot;= &quot; &quot; OR([.B29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79" calcext:value-type="float">
              <text:p>27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295]&amp;&quot;&quot;) = ([.H295]&amp;&quot;&quot;);&quot;Verdadeiro&quot;;IF([.B295]&amp;&quot;&quot;= &quot; &quot; OR([.B29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0" calcext:value-type="float">
              <text:p>28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296]&amp;&quot;&quot;) = ([.H296]&amp;&quot;&quot;);&quot;Verdadeiro&quot;;IF([.B296]&amp;&quot;&quot;= &quot; &quot; OR([.B29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1" calcext:value-type="float">
              <text:p>28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297]&amp;&quot;&quot;) = ([.H297]&amp;&quot;&quot;);&quot;Verdadeiro&quot;;IF([.B297]&amp;&quot;&quot;= &quot; &quot; OR([.B29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2" calcext:value-type="float">
              <text:p>28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298]&amp;&quot;&quot;) = ([.H298]&amp;&quot;&quot;);&quot;Verdadeiro&quot;;IF([.B298]&amp;&quot;&quot;= &quot; &quot; OR([.B29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3" calcext:value-type="float">
              <text:p>28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299]&amp;&quot;&quot;) = ([.H299]&amp;&quot;&quot;);&quot;Verdadeiro&quot;;IF([.B299]&amp;&quot;&quot;= &quot; &quot; OR([.B29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4" calcext:value-type="float">
              <text:p>28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00]&amp;&quot;&quot;) = ([.H300]&amp;&quot;&quot;);&quot;Verdadeiro&quot;;IF([.B300]&amp;&quot;&quot;= &quot; &quot; OR([.B30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5" calcext:value-type="float">
              <text:p>28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01]&amp;&quot;&quot;) = ([.H301]&amp;&quot;&quot;);&quot;Verdadeiro&quot;;IF([.B301]&amp;&quot;&quot;= &quot; &quot; OR([.B30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6" calcext:value-type="float">
              <text:p>28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02]&amp;&quot;&quot;) = ([.H302]&amp;&quot;&quot;);&quot;Verdadeiro&quot;;IF([.B302]&amp;&quot;&quot;= &quot; &quot; OR([.B30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7" calcext:value-type="float">
              <text:p>28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03]&amp;&quot;&quot;) = ([.H303]&amp;&quot;&quot;);&quot;Verdadeiro&quot;;IF([.B303]&amp;&quot;&quot;= &quot; &quot; OR([.B30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8" calcext:value-type="float">
              <text:p>28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04]&amp;&quot;&quot;) = ([.H304]&amp;&quot;&quot;);&quot;Verdadeiro&quot;;IF([.B304]&amp;&quot;&quot;= &quot; &quot; OR([.B30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89" calcext:value-type="float">
              <text:p>28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05]&amp;&quot;&quot;) = ([.H305]&amp;&quot;&quot;);&quot;Verdadeiro&quot;;IF([.B305]&amp;&quot;&quot;= &quot; &quot; OR([.B30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0" calcext:value-type="float">
              <text:p>29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06]&amp;&quot;&quot;) = ([.H306]&amp;&quot;&quot;);&quot;Verdadeiro&quot;;IF([.B306]&amp;&quot;&quot;= &quot; &quot; OR([.B30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1" calcext:value-type="float">
              <text:p>29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07]&amp;&quot;&quot;) = ([.H307]&amp;&quot;&quot;);&quot;Verdadeiro&quot;;IF([.B307]&amp;&quot;&quot;= &quot; &quot; OR([.B30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2" calcext:value-type="float">
              <text:p>29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08]&amp;&quot;&quot;) = ([.H308]&amp;&quot;&quot;);&quot;Verdadeiro&quot;;IF([.B308]&amp;&quot;&quot;= &quot; &quot; OR([.B30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3" calcext:value-type="float">
              <text:p>29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09]&amp;&quot;&quot;) = ([.H309]&amp;&quot;&quot;);&quot;Verdadeiro&quot;;IF([.B309]&amp;&quot;&quot;= &quot; &quot; OR([.B30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4" calcext:value-type="float">
              <text:p>29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10]&amp;&quot;&quot;) = ([.H310]&amp;&quot;&quot;);&quot;Verdadeiro&quot;;IF([.B310]&amp;&quot;&quot;= &quot; &quot; OR([.B31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5" calcext:value-type="float">
              <text:p>29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11]&amp;&quot;&quot;) = ([.H311]&amp;&quot;&quot;);&quot;Verdadeiro&quot;;IF([.B311]&amp;&quot;&quot;= &quot; &quot; OR([.B31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6" calcext:value-type="float">
              <text:p>29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12]&amp;&quot;&quot;) = ([.H312]&amp;&quot;&quot;);&quot;Verdadeiro&quot;;IF([.B312]&amp;&quot;&quot;= &quot; &quot; OR([.B31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7" calcext:value-type="float">
              <text:p>29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13]&amp;&quot;&quot;) = ([.H313]&amp;&quot;&quot;);&quot;Verdadeiro&quot;;IF([.B313]&amp;&quot;&quot;= &quot; &quot; OR([.B31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8" calcext:value-type="float">
              <text:p>29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14]&amp;&quot;&quot;) = ([.H314]&amp;&quot;&quot;);&quot;Verdadeiro&quot;;IF([.B314]&amp;&quot;&quot;= &quot; &quot; OR([.B31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299" calcext:value-type="float">
              <text:p>29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15]&amp;&quot;&quot;) = ([.H315]&amp;&quot;&quot;);&quot;Verdadeiro&quot;;IF([.B315]&amp;&quot;&quot;= &quot; &quot; OR([.B31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0" calcext:value-type="float">
              <text:p>30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16]&amp;&quot;&quot;) = ([.H316]&amp;&quot;&quot;);&quot;Verdadeiro&quot;;IF([.B316]&amp;&quot;&quot;= &quot; &quot; OR([.B31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1" calcext:value-type="float">
              <text:p>30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17]&amp;&quot;&quot;) = ([.H317]&amp;&quot;&quot;);&quot;Verdadeiro&quot;;IF([.B317]&amp;&quot;&quot;= &quot; &quot; OR([.B31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2" calcext:value-type="float">
              <text:p>30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18]&amp;&quot;&quot;) = ([.H318]&amp;&quot;&quot;);&quot;Verdadeiro&quot;;IF([.B318]&amp;&quot;&quot;= &quot; &quot; OR([.B31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3" calcext:value-type="float">
              <text:p>30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19]&amp;&quot;&quot;) = ([.H319]&amp;&quot;&quot;);&quot;Verdadeiro&quot;;IF([.B319]&amp;&quot;&quot;= &quot; &quot; OR([.B31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4" calcext:value-type="float">
              <text:p>30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20]&amp;&quot;&quot;) = ([.H320]&amp;&quot;&quot;);&quot;Verdadeiro&quot;;IF([.B320]&amp;&quot;&quot;= &quot; &quot; OR([.B32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5" calcext:value-type="float">
              <text:p>30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21]&amp;&quot;&quot;) = ([.H321]&amp;&quot;&quot;);&quot;Verdadeiro&quot;;IF([.B321]&amp;&quot;&quot;= &quot; &quot; OR([.B32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6" calcext:value-type="float">
              <text:p>30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22]&amp;&quot;&quot;) = ([.H322]&amp;&quot;&quot;);&quot;Verdadeiro&quot;;IF([.B322]&amp;&quot;&quot;= &quot; &quot; OR([.B32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7" calcext:value-type="float">
              <text:p>30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23]&amp;&quot;&quot;) = ([.H323]&amp;&quot;&quot;);&quot;Verdadeiro&quot;;IF([.B323]&amp;&quot;&quot;= &quot; &quot; OR([.B32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8" calcext:value-type="float">
              <text:p>30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24]&amp;&quot;&quot;) = ([.H324]&amp;&quot;&quot;);&quot;Verdadeiro&quot;;IF([.B324]&amp;&quot;&quot;= &quot; &quot; OR([.B32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09" calcext:value-type="float">
              <text:p>30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25]&amp;&quot;&quot;) = ([.H325]&amp;&quot;&quot;);&quot;Verdadeiro&quot;;IF([.B325]&amp;&quot;&quot;= &quot; &quot; OR([.B32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0" calcext:value-type="float">
              <text:p>31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26]&amp;&quot;&quot;) = ([.H326]&amp;&quot;&quot;);&quot;Verdadeiro&quot;;IF([.B326]&amp;&quot;&quot;= &quot; &quot; OR([.B32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1" calcext:value-type="float">
              <text:p>31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27]&amp;&quot;&quot;) = ([.H327]&amp;&quot;&quot;);&quot;Verdadeiro&quot;;IF([.B327]&amp;&quot;&quot;= &quot; &quot; OR([.B32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2" calcext:value-type="float">
              <text:p>31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28]&amp;&quot;&quot;) = ([.H328]&amp;&quot;&quot;);&quot;Verdadeiro&quot;;IF([.B328]&amp;&quot;&quot;= &quot; &quot; OR([.B32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3" calcext:value-type="float">
              <text:p>31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29]&amp;&quot;&quot;) = ([.H329]&amp;&quot;&quot;);&quot;Verdadeiro&quot;;IF([.B329]&amp;&quot;&quot;= &quot; &quot; OR([.B32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4" calcext:value-type="float">
              <text:p>31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30]&amp;&quot;&quot;) = ([.H330]&amp;&quot;&quot;);&quot;Verdadeiro&quot;;IF([.B330]&amp;&quot;&quot;= &quot; &quot; OR([.B33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5" calcext:value-type="float">
              <text:p>31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31]&amp;&quot;&quot;) = ([.H331]&amp;&quot;&quot;);&quot;Verdadeiro&quot;;IF([.B331]&amp;&quot;&quot;= &quot; &quot; OR([.B33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6" calcext:value-type="float">
              <text:p>31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32]&amp;&quot;&quot;) = ([.H332]&amp;&quot;&quot;);&quot;Verdadeiro&quot;;IF([.B332]&amp;&quot;&quot;= &quot; &quot; OR([.B33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7" calcext:value-type="float">
              <text:p>31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33]&amp;&quot;&quot;) = ([.H333]&amp;&quot;&quot;);&quot;Verdadeiro&quot;;IF([.B333]&amp;&quot;&quot;= &quot; &quot; OR([.B33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8" calcext:value-type="float">
              <text:p>31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34]&amp;&quot;&quot;) = ([.H334]&amp;&quot;&quot;);&quot;Verdadeiro&quot;;IF([.B334]&amp;&quot;&quot;= &quot; &quot; OR([.B33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19" calcext:value-type="float">
              <text:p>31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35]&amp;&quot;&quot;) = ([.H335]&amp;&quot;&quot;);&quot;Verdadeiro&quot;;IF([.B335]&amp;&quot;&quot;= &quot; &quot; OR([.B33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0" calcext:value-type="float">
              <text:p>32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36]&amp;&quot;&quot;) = ([.H336]&amp;&quot;&quot;);&quot;Verdadeiro&quot;;IF([.B336]&amp;&quot;&quot;= &quot; &quot; OR([.B33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1" calcext:value-type="float">
              <text:p>32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37]&amp;&quot;&quot;) = ([.H337]&amp;&quot;&quot;);&quot;Verdadeiro&quot;;IF([.B337]&amp;&quot;&quot;= &quot; &quot; OR([.B33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2" calcext:value-type="float">
              <text:p>32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38]&amp;&quot;&quot;) = ([.H338]&amp;&quot;&quot;);&quot;Verdadeiro&quot;;IF([.B338]&amp;&quot;&quot;= &quot; &quot; OR([.B33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3" calcext:value-type="float">
              <text:p>32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39]&amp;&quot;&quot;) = ([.H339]&amp;&quot;&quot;);&quot;Verdadeiro&quot;;IF([.B339]&amp;&quot;&quot;= &quot; &quot; OR([.B33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4" calcext:value-type="float">
              <text:p>32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40]&amp;&quot;&quot;) = ([.H340]&amp;&quot;&quot;);&quot;Verdadeiro&quot;;IF([.B340]&amp;&quot;&quot;= &quot; &quot; OR([.B34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5" calcext:value-type="float">
              <text:p>32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41]&amp;&quot;&quot;) = ([.H341]&amp;&quot;&quot;);&quot;Verdadeiro&quot;;IF([.B341]&amp;&quot;&quot;= &quot; &quot; OR([.B34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6" calcext:value-type="float">
              <text:p>32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42]&amp;&quot;&quot;) = ([.H342]&amp;&quot;&quot;);&quot;Verdadeiro&quot;;IF([.B342]&amp;&quot;&quot;= &quot; &quot; OR([.B34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7" calcext:value-type="float">
              <text:p>32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43]&amp;&quot;&quot;) = ([.H343]&amp;&quot;&quot;);&quot;Verdadeiro&quot;;IF([.B343]&amp;&quot;&quot;= &quot; &quot; OR([.B34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8" calcext:value-type="float">
              <text:p>32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44]&amp;&quot;&quot;) = ([.H344]&amp;&quot;&quot;);&quot;Verdadeiro&quot;;IF([.B344]&amp;&quot;&quot;= &quot; &quot; OR([.B34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29" calcext:value-type="float">
              <text:p>32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45]&amp;&quot;&quot;) = ([.H345]&amp;&quot;&quot;);&quot;Verdadeiro&quot;;IF([.B345]&amp;&quot;&quot;= &quot; &quot; OR([.B34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0" calcext:value-type="float">
              <text:p>33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46]&amp;&quot;&quot;) = ([.H346]&amp;&quot;&quot;);&quot;Verdadeiro&quot;;IF([.B346]&amp;&quot;&quot;= &quot; &quot; OR([.B34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1" calcext:value-type="float">
              <text:p>33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47]&amp;&quot;&quot;) = ([.H347]&amp;&quot;&quot;);&quot;Verdadeiro&quot;;IF([.B347]&amp;&quot;&quot;= &quot; &quot; OR([.B34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2" calcext:value-type="float">
              <text:p>33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48]&amp;&quot;&quot;) = ([.H348]&amp;&quot;&quot;);&quot;Verdadeiro&quot;;IF([.B348]&amp;&quot;&quot;= &quot; &quot; OR([.B34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3" calcext:value-type="float">
              <text:p>33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49]&amp;&quot;&quot;) = ([.H349]&amp;&quot;&quot;);&quot;Verdadeiro&quot;;IF([.B349]&amp;&quot;&quot;= &quot; &quot; OR([.B34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4" calcext:value-type="float">
              <text:p>33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50]&amp;&quot;&quot;) = ([.H350]&amp;&quot;&quot;);&quot;Verdadeiro&quot;;IF([.B350]&amp;&quot;&quot;= &quot; &quot; OR([.B35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5" calcext:value-type="float">
              <text:p>33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51]&amp;&quot;&quot;) = ([.H351]&amp;&quot;&quot;);&quot;Verdadeiro&quot;;IF([.B351]&amp;&quot;&quot;= &quot; &quot; OR([.B35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6" calcext:value-type="float">
              <text:p>33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52]&amp;&quot;&quot;) = ([.H352]&amp;&quot;&quot;);&quot;Verdadeiro&quot;;IF([.B352]&amp;&quot;&quot;= &quot; &quot; OR([.B35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7" calcext:value-type="float">
              <text:p>33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53]&amp;&quot;&quot;) = ([.H353]&amp;&quot;&quot;);&quot;Verdadeiro&quot;;IF([.B353]&amp;&quot;&quot;= &quot; &quot; OR([.B35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8" calcext:value-type="float">
              <text:p>33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54]&amp;&quot;&quot;) = ([.H354]&amp;&quot;&quot;);&quot;Verdadeiro&quot;;IF([.B354]&amp;&quot;&quot;= &quot; &quot; OR([.B35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39" calcext:value-type="float">
              <text:p>33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55]&amp;&quot;&quot;) = ([.H355]&amp;&quot;&quot;);&quot;Verdadeiro&quot;;IF([.B355]&amp;&quot;&quot;= &quot; &quot; OR([.B35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0" calcext:value-type="float">
              <text:p>34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56]&amp;&quot;&quot;) = ([.H356]&amp;&quot;&quot;);&quot;Verdadeiro&quot;;IF([.B356]&amp;&quot;&quot;= &quot; &quot; OR([.B35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1" calcext:value-type="float">
              <text:p>34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57]&amp;&quot;&quot;) = ([.H357]&amp;&quot;&quot;);&quot;Verdadeiro&quot;;IF([.B357]&amp;&quot;&quot;= &quot; &quot; OR([.B35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2" calcext:value-type="float">
              <text:p>34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58]&amp;&quot;&quot;) = ([.H358]&amp;&quot;&quot;);&quot;Verdadeiro&quot;;IF([.B358]&amp;&quot;&quot;= &quot; &quot; OR([.B35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3" calcext:value-type="float">
              <text:p>34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59]&amp;&quot;&quot;) = ([.H359]&amp;&quot;&quot;);&quot;Verdadeiro&quot;;IF([.B359]&amp;&quot;&quot;= &quot; &quot; OR([.B35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4" calcext:value-type="float">
              <text:p>34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60]&amp;&quot;&quot;) = ([.H360]&amp;&quot;&quot;);&quot;Verdadeiro&quot;;IF([.B360]&amp;&quot;&quot;= &quot; &quot; OR([.B36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5" calcext:value-type="float">
              <text:p>34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61]&amp;&quot;&quot;) = ([.H361]&amp;&quot;&quot;);&quot;Verdadeiro&quot;;IF([.B361]&amp;&quot;&quot;= &quot; &quot; OR([.B36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6" calcext:value-type="float">
              <text:p>34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62]&amp;&quot;&quot;) = ([.H362]&amp;&quot;&quot;);&quot;Verdadeiro&quot;;IF([.B362]&amp;&quot;&quot;= &quot; &quot; OR([.B36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7" calcext:value-type="float">
              <text:p>34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63]&amp;&quot;&quot;) = ([.H363]&amp;&quot;&quot;);&quot;Verdadeiro&quot;;IF([.B363]&amp;&quot;&quot;= &quot; &quot; OR([.B36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8" calcext:value-type="float">
              <text:p>34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64]&amp;&quot;&quot;) = ([.H364]&amp;&quot;&quot;);&quot;Verdadeiro&quot;;IF([.B364]&amp;&quot;&quot;= &quot; &quot; OR([.B36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49" calcext:value-type="float">
              <text:p>34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65]&amp;&quot;&quot;) = ([.H365]&amp;&quot;&quot;);&quot;Verdadeiro&quot;;IF([.B365]&amp;&quot;&quot;= &quot; &quot; OR([.B36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0" calcext:value-type="float">
              <text:p>35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66]&amp;&quot;&quot;) = ([.H366]&amp;&quot;&quot;);&quot;Verdadeiro&quot;;IF([.B366]&amp;&quot;&quot;= &quot; &quot; OR([.B36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1" calcext:value-type="float">
              <text:p>35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67]&amp;&quot;&quot;) = ([.H367]&amp;&quot;&quot;);&quot;Verdadeiro&quot;;IF([.B367]&amp;&quot;&quot;= &quot; &quot; OR([.B36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2" calcext:value-type="float">
              <text:p>35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68]&amp;&quot;&quot;) = ([.H368]&amp;&quot;&quot;);&quot;Verdadeiro&quot;;IF([.B368]&amp;&quot;&quot;= &quot; &quot; OR([.B36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3" calcext:value-type="float">
              <text:p>35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69]&amp;&quot;&quot;) = ([.H369]&amp;&quot;&quot;);&quot;Verdadeiro&quot;;IF([.B369]&amp;&quot;&quot;= &quot; &quot; OR([.B36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4" calcext:value-type="float">
              <text:p>35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70]&amp;&quot;&quot;) = ([.H370]&amp;&quot;&quot;);&quot;Verdadeiro&quot;;IF([.B370]&amp;&quot;&quot;= &quot; &quot; OR([.B37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5" calcext:value-type="float">
              <text:p>35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71]&amp;&quot;&quot;) = ([.H371]&amp;&quot;&quot;);&quot;Verdadeiro&quot;;IF([.B371]&amp;&quot;&quot;= &quot; &quot; OR([.B37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6" calcext:value-type="float">
              <text:p>35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72]&amp;&quot;&quot;) = ([.H372]&amp;&quot;&quot;);&quot;Verdadeiro&quot;;IF([.B372]&amp;&quot;&quot;= &quot; &quot; OR([.B37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7" calcext:value-type="float">
              <text:p>35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73]&amp;&quot;&quot;) = ([.H373]&amp;&quot;&quot;);&quot;Verdadeiro&quot;;IF([.B373]&amp;&quot;&quot;= &quot; &quot; OR([.B37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8" calcext:value-type="float">
              <text:p>35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74]&amp;&quot;&quot;) = ([.H374]&amp;&quot;&quot;);&quot;Verdadeiro&quot;;IF([.B374]&amp;&quot;&quot;= &quot; &quot; OR([.B37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59" calcext:value-type="float">
              <text:p>35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75]&amp;&quot;&quot;) = ([.H375]&amp;&quot;&quot;);&quot;Verdadeiro&quot;;IF([.B375]&amp;&quot;&quot;= &quot; &quot; OR([.B37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0" calcext:value-type="float">
              <text:p>36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76]&amp;&quot;&quot;) = ([.H376]&amp;&quot;&quot;);&quot;Verdadeiro&quot;;IF([.B376]&amp;&quot;&quot;= &quot; &quot; OR([.B37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1" calcext:value-type="float">
              <text:p>36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77]&amp;&quot;&quot;) = ([.H377]&amp;&quot;&quot;);&quot;Verdadeiro&quot;;IF([.B377]&amp;&quot;&quot;= &quot; &quot; OR([.B37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2" calcext:value-type="float">
              <text:p>36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78]&amp;&quot;&quot;) = ([.H378]&amp;&quot;&quot;);&quot;Verdadeiro&quot;;IF([.B378]&amp;&quot;&quot;= &quot; &quot; OR([.B37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3" calcext:value-type="float">
              <text:p>36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79]&amp;&quot;&quot;) = ([.H379]&amp;&quot;&quot;);&quot;Verdadeiro&quot;;IF([.B379]&amp;&quot;&quot;= &quot; &quot; OR([.B37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4" calcext:value-type="float">
              <text:p>36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80]&amp;&quot;&quot;) = ([.H380]&amp;&quot;&quot;);&quot;Verdadeiro&quot;;IF([.B380]&amp;&quot;&quot;= &quot; &quot; OR([.B38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5" calcext:value-type="float">
              <text:p>36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81]&amp;&quot;&quot;) = ([.H381]&amp;&quot;&quot;);&quot;Verdadeiro&quot;;IF([.B381]&amp;&quot;&quot;= &quot; &quot; OR([.B38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6" calcext:value-type="float">
              <text:p>36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82]&amp;&quot;&quot;) = ([.H382]&amp;&quot;&quot;);&quot;Verdadeiro&quot;;IF([.B382]&amp;&quot;&quot;= &quot; &quot; OR([.B38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7" calcext:value-type="float">
              <text:p>36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83]&amp;&quot;&quot;) = ([.H383]&amp;&quot;&quot;);&quot;Verdadeiro&quot;;IF([.B383]&amp;&quot;&quot;= &quot; &quot; OR([.B38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8" calcext:value-type="float">
              <text:p>36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84]&amp;&quot;&quot;) = ([.H384]&amp;&quot;&quot;);&quot;Verdadeiro&quot;;IF([.B384]&amp;&quot;&quot;= &quot; &quot; OR([.B38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69" calcext:value-type="float">
              <text:p>36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85]&amp;&quot;&quot;) = ([.H385]&amp;&quot;&quot;);&quot;Verdadeiro&quot;;IF([.B385]&amp;&quot;&quot;= &quot; &quot; OR([.B38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0" calcext:value-type="float">
              <text:p>37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86]&amp;&quot;&quot;) = ([.H386]&amp;&quot;&quot;);&quot;Verdadeiro&quot;;IF([.B386]&amp;&quot;&quot;= &quot; &quot; OR([.B38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1" calcext:value-type="float">
              <text:p>37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87]&amp;&quot;&quot;) = ([.H387]&amp;&quot;&quot;);&quot;Verdadeiro&quot;;IF([.B387]&amp;&quot;&quot;= &quot; &quot; OR([.B38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2" calcext:value-type="float">
              <text:p>37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88]&amp;&quot;&quot;) = ([.H388]&amp;&quot;&quot;);&quot;Verdadeiro&quot;;IF([.B388]&amp;&quot;&quot;= &quot; &quot; OR([.B38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3" calcext:value-type="float">
              <text:p>37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389]&amp;&quot;&quot;) = ([.H389]&amp;&quot;&quot;);&quot;Verdadeiro&quot;;IF([.B389]&amp;&quot;&quot;= &quot; &quot; OR([.B38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4" calcext:value-type="float">
              <text:p>37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90]&amp;&quot;&quot;) = ([.H390]&amp;&quot;&quot;);&quot;Verdadeiro&quot;;IF([.B390]&amp;&quot;&quot;= &quot; &quot; OR([.B39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5" calcext:value-type="float">
              <text:p>37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91]&amp;&quot;&quot;) = ([.H391]&amp;&quot;&quot;);&quot;Verdadeiro&quot;;IF([.B391]&amp;&quot;&quot;= &quot; &quot; OR([.B39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6" calcext:value-type="float">
              <text:p>37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392]&amp;&quot;&quot;) = ([.H392]&amp;&quot;&quot;);&quot;Verdadeiro&quot;;IF([.B392]&amp;&quot;&quot;= &quot; &quot; OR([.B39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7" calcext:value-type="float">
              <text:p>37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93]&amp;&quot;&quot;) = ([.H393]&amp;&quot;&quot;);&quot;Verdadeiro&quot;;IF([.B393]&amp;&quot;&quot;= &quot; &quot; OR([.B39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8" calcext:value-type="float">
              <text:p>37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394]&amp;&quot;&quot;) = ([.H394]&amp;&quot;&quot;);&quot;Verdadeiro&quot;;IF([.B394]&amp;&quot;&quot;= &quot; &quot; OR([.B39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79" calcext:value-type="float">
              <text:p>37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95]&amp;&quot;&quot;) = ([.H395]&amp;&quot;&quot;);&quot;Verdadeiro&quot;;IF([.B395]&amp;&quot;&quot;= &quot; &quot; OR([.B39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0" calcext:value-type="float">
              <text:p>38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96]&amp;&quot;&quot;) = ([.H396]&amp;&quot;&quot;);&quot;Verdadeiro&quot;;IF([.B396]&amp;&quot;&quot;= &quot; &quot; OR([.B39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1" calcext:value-type="float">
              <text:p>38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97]&amp;&quot;&quot;) = ([.H397]&amp;&quot;&quot;);&quot;Verdadeiro&quot;;IF([.B397]&amp;&quot;&quot;= &quot; &quot; OR([.B39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2" calcext:value-type="float">
              <text:p>38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398]&amp;&quot;&quot;) = ([.H398]&amp;&quot;&quot;);&quot;Verdadeiro&quot;;IF([.B398]&amp;&quot;&quot;= &quot; &quot; OR([.B39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3" calcext:value-type="float">
              <text:p>38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399]&amp;&quot;&quot;) = ([.H399]&amp;&quot;&quot;);&quot;Verdadeiro&quot;;IF([.B399]&amp;&quot;&quot;= &quot; &quot; OR([.B39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4" calcext:value-type="float">
              <text:p>38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400]&amp;&quot;&quot;) = ([.H400]&amp;&quot;&quot;);&quot;Verdadeiro&quot;;IF([.B400]&amp;&quot;&quot;= &quot; &quot; OR([.B40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5" calcext:value-type="float">
              <text:p>38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401]&amp;&quot;&quot;) = ([.H401]&amp;&quot;&quot;);&quot;Verdadeiro&quot;;IF([.B401]&amp;&quot;&quot;= &quot; &quot; OR([.B40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6" calcext:value-type="float">
              <text:p>38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402]&amp;&quot;&quot;) = ([.H402]&amp;&quot;&quot;);&quot;Verdadeiro&quot;;IF([.B402]&amp;&quot;&quot;= &quot; &quot; OR([.B40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7" calcext:value-type="float">
              <text:p>38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403]&amp;&quot;&quot;) = ([.H403]&amp;&quot;&quot;);&quot;Verdadeiro&quot;;IF([.B403]&amp;&quot;&quot;= &quot; &quot; OR([.B40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8" calcext:value-type="float">
              <text:p>38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404]&amp;&quot;&quot;) = ([.H404]&amp;&quot;&quot;);&quot;Verdadeiro&quot;;IF([.B404]&amp;&quot;&quot;= &quot; &quot; OR([.B40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89" calcext:value-type="float">
              <text:p>38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E</text:p>
            </table:table-cell>
            <table:table-cell table:style-name="ce61" table:formula="of:=IF(([.B405]&amp;&quot;&quot;) = ([.H405]&amp;&quot;&quot;);&quot;Verdadeiro&quot;;IF([.B405]&amp;&quot;&quot;= &quot; &quot; OR([.B40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0" calcext:value-type="float">
              <text:p>390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406]&amp;&quot;&quot;) = ([.H406]&amp;&quot;&quot;);&quot;Verdadeiro&quot;;IF([.B406]&amp;&quot;&quot;= &quot; &quot; OR([.B40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1" calcext:value-type="float">
              <text:p>391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407]&amp;&quot;&quot;) = ([.H407]&amp;&quot;&quot;);&quot;Verdadeiro&quot;;IF([.B407]&amp;&quot;&quot;= &quot; &quot; OR([.B407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2" calcext:value-type="float">
              <text:p>392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408]&amp;&quot;&quot;) = ([.H408]&amp;&quot;&quot;);&quot;Verdadeiro&quot;;IF([.B408]&amp;&quot;&quot;= &quot; &quot; OR([.B408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3" calcext:value-type="float">
              <text:p>393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409]&amp;&quot;&quot;) = ([.H409]&amp;&quot;&quot;);&quot;Verdadeiro&quot;;IF([.B409]&amp;&quot;&quot;= &quot; &quot; OR([.B409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4" calcext:value-type="float">
              <text:p>394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410]&amp;&quot;&quot;) = ([.H410]&amp;&quot;&quot;);&quot;Verdadeiro&quot;;IF([.B410]&amp;&quot;&quot;= &quot; &quot; OR([.B410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5" calcext:value-type="float">
              <text:p>395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411]&amp;&quot;&quot;) = ([.H411]&amp;&quot;&quot;);&quot;Verdadeiro&quot;;IF([.B411]&amp;&quot;&quot;= &quot; &quot; OR([.B411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6" calcext:value-type="float">
              <text:p>396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D</text:p>
            </table:table-cell>
            <table:table-cell table:style-name="ce61" table:formula="of:=IF(([.B412]&amp;&quot;&quot;) = ([.H412]&amp;&quot;&quot;);&quot;Verdadeiro&quot;;IF([.B412]&amp;&quot;&quot;= &quot; &quot; OR([.B412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7" calcext:value-type="float">
              <text:p>397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A</text:p>
            </table:table-cell>
            <table:table-cell table:style-name="ce61" table:formula="of:=IF(([.B413]&amp;&quot;&quot;) = ([.H413]&amp;&quot;&quot;);&quot;Verdadeiro&quot;;IF([.B413]&amp;&quot;&quot;= &quot; &quot; OR([.B413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8" calcext:value-type="float">
              <text:p>398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414]&amp;&quot;&quot;) = ([.H414]&amp;&quot;&quot;);&quot;Verdadeiro&quot;;IF([.B414]&amp;&quot;&quot;= &quot; &quot; OR([.B414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399" calcext:value-type="float">
              <text:p>399</text:p>
            </table:table-cell>
            <table:table-cell table:style-name="ce24" table:content-validation-name="val36" table:number-columns-spanned="6" table:number-rows-spanned="1"/>
            <table:covered-table-cell table:number-columns-repeated="4" table:style-name="ce26" table:content-validation-name="val36"/>
            <table:covered-table-cell table:style-name="ce44" table:content-validation-name="val36"/>
            <table:table-cell table:style-name="ce112" office:value-type="string" calcext:value-type="string">
              <text:p>B</text:p>
            </table:table-cell>
            <table:table-cell table:style-name="ce61" table:formula="of:=IF(([.B415]&amp;&quot;&quot;) = ([.H415]&amp;&quot;&quot;);&quot;Verdadeiro&quot;;IF([.B415]&amp;&quot;&quot;= &quot; &quot; OR([.B415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  <table:table-row table:style-name="ro2" table:visibility="collapse">
            <table:table-cell table:style-name="ce49" office:value-type="float" office:value="400" calcext:value-type="float">
              <text:p>400</text:p>
            </table:table-cell>
            <table:table-cell table:style-name="ce24" table:content-validation-name="val36" office:value-type="string" calcext:value-type="string" table:number-columns-spanned="6" table:number-rows-spanned="1">
              <text:p><text:s/></text:p>
            </table:table-cell>
            <table:covered-table-cell table:number-columns-repeated="4" table:style-name="ce23" table:content-validation-name="val36"/>
            <table:covered-table-cell table:style-name="Default" table:content-validation-name="val36"/>
            <table:table-cell table:style-name="ce112" office:value-type="string" calcext:value-type="string">
              <text:p>C</text:p>
            </table:table-cell>
            <table:table-cell table:style-name="ce61" table:formula="of:=IF(([.B416]&amp;&quot;&quot;) = ([.H416]&amp;&quot;&quot;);&quot;Verdadeiro&quot;;IF([.B416]&amp;&quot;&quot;= &quot; &quot; OR([.B416]&amp;&quot;&quot;= &quot;&quot;) ; &quot;Em branco&quot;; &quot;Falso&quot;))" office:value-type="string" office:string-value="Em branco" calcext:value-type="string">
              <text:p>Em branco</text:p>
            </table:table-cell>
            <table:table-cell table:number-columns-repeated="16375"/>
          </table:table-row>
        </table:table-row-group>
        <table:table-row table:style-name="ro2">
          <table:table-cell table:style-name="ce52"/>
          <table:table-cell table:number-columns-repeated="6"/>
          <table:table-cell table:style-name="ce45" table:formula="of:=COUNTA([.H281:.H416])" office:value-type="float" office:value="136" calcext:value-type="float">
            <text:p>136</text:p>
          </table:table-cell>
          <table:table-cell table:style-name="ce45" table:formula="of:=COUNTIF([.I281:.I416];&quot;Em branco&quot;)" office:value-type="float" office:value="136" calcext:value-type="float">
            <text:p>136</text:p>
          </table:table-cell>
          <table:table-cell table:style-name="ce45" table:formula="of:=COUNTIF([.I281:.I4167];&quot;Verdadeiro&quot;)" office:value-type="float" office:value="0" calcext:value-type="float">
            <text:p>0</text:p>
          </table:table-cell>
          <table:table-cell table:style-name="ce45" table:formula="of:=COUNTIF([.I281:.I416];&quot;Falso&quot;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52"/>
          <table:table-cell table:number-columns-repeated="6"/>
          <table:table-cell table:style-name="ce46" office:value-type="string" calcext:value-type="string">
            <text:p>Total de questões</text:p>
          </table:table-cell>
          <table:table-cell table:style-name="ce46" office:value-type="string" calcext:value-type="string">
            <text:p>Total de questões em branco</text:p>
          </table:table-cell>
          <table:table-cell table:style-name="ce46" office:value-type="string" calcext:value-type="string">
            <text:p>total de questões certas</text:p>
          </table:table-cell>
          <table:table-cell table:style-name="ce46" office:value-type="string" calcext:value-type="string">
            <text:p>total de questões erradas</text:p>
          </table:table-cell>
          <table:table-cell table:style-name="ce46"/>
          <table:table-cell table:number-columns-repeated="16372"/>
        </table:table-row>
        <table:table-row table:style-name="ro2">
          <table:table-cell table:number-columns-repeated="7"/>
          <table:table-cell table:formula="of:=([.H12]+ [.H24] + [.H35] +[.H49]  + [.H74] + [.H97] + [.H111] + [.H121] + [.H125]+ [.H174] + [.H187] + [.H200] + [.H225] + [.H280] + [.H417])" office:value-type="float" office:value="400" calcext:value-type="float">
            <text:p>400</text:p>
          </table:table-cell>
          <table:table-cell table:style-name="ce43" table:formula="of:=([.I12]+ [.I24] + [.I35] +[.I49]  + [.I74] + [.I97] + [.I111] + [.I121] + [.I125]+ [.I174] + [.I187] + [.I200] + [.I225] + [.I280] + [.I417])" office:value-type="float" office:value="400" calcext:value-type="float">
            <text:p>400</text:p>
          </table:table-cell>
          <table:table-cell table:style-name="ce43" table:formula="of:=([.J12]+ [.J24] + [.J35] +[.J49]  + [.J74] + [.J97] + [.J111] + [.J121] + [.J125]+ [.J173] + [.J187] + [.J200] + [.J225] + [.J280] + [.J417])" office:value-type="float" office:value="0" calcext:value-type="float">
            <text:p>0</text:p>
          </table:table-cell>
          <table:table-cell table:style-name="ce43" table:formula="of:=([.K12]+ [.K24] + [.K35] +[.K49]  + [.K74] + [.K97] + [.K111] + [.K121] + [.K125]+ [.K173] + [.K187] + [.K200] + [.K225] + [.K280] + [.K417]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7"/>
          <table:table-cell table:style-name="ce46" office:value-type="string" calcext:value-type="string">
            <text:p>Resultado total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47" table:formula="of:=[.J419]/[.H419]" office:value-type="percentage" office:value="0" calcext:value-type="percentage">
            <text:p>0,00%</text:p>
          </table:table-cell>
          <table:table-cell table:number-columns-repeated="16376"/>
        </table:table-row>
        <table:table-row table:style-name="ro2" table:number-rows-repeated="10481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formática" table:style-name="ta2">
        <table:table-column table:style-name="co7" table:default-cell-style-name="ce66"/>
        <table:table-column table:style-name="co7" table:number-columns-repeated="6" table:default-cell-style-name="ce101"/>
        <table:table-column table:style-name="co7" table:default-cell-style-name="ce40"/>
        <table:table-column table:style-name="co7" table:number-columns-repeated="16376" table:default-cell-style-name="ce101"/>
        <table:table-row table:style-name="ro4">
          <table:table-cell table:style-name="ce51" office:value-type="string" calcext:value-type="string" table:number-columns-spanned="7" table:number-rows-spanned="1">
            <text:p>Informática</text:p>
          </table:table-cell>
          <table:covered-table-cell table:number-columns-repeated="6" table:style-name="Default"/>
          <table:table-cell table:number-columns-repeated="16377"/>
        </table:table-row>
        <table:table-row table:style-name="ro11">
          <table:table-cell table:style-name="ce51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C</text:p>
          </table:table-cell>
          <table:table-cell table:style-name="ce67" office:value-type="string" calcext:value-type="string">
            <text:p>D</text:p>
          </table:table-cell>
          <table:table-cell table:style-name="ce67" office:value-type="string" calcext:value-type="string">
            <text:p>E</text:p>
          </table:table-cell>
          <table:table-cell table:style-name="ce67" office:value-type="string" calcext:value-type="string">
            <text:p>F</text:p>
          </table:table-cell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Conceitos gerais de informática e introdução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Memórias(RAM, ROM, CACHE, HD etc)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" calcext:value-type="float">
            <text:p>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" calcext:value-type="float">
            <text:p>1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" calcext:value-type="float">
            <text:p>1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Periféricos(Dispositivos de entrada e saída)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5" calcext:value-type="float">
            <text:p>2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6" calcext:value-type="float">
            <text:p>2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7" calcext:value-type="float">
            <text:p>2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8" calcext:value-type="float">
            <text:p>2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9" calcext:value-type="float">
            <text:p>2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0" calcext:value-type="float">
            <text:p>3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1" calcext:value-type="float">
            <text:p>3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2" calcext:value-type="float">
            <text:p>3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3" calcext:value-type="float">
            <text:p>3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Windows 10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34" calcext:value-type="float">
            <text:p>3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5" calcext:value-type="float">
            <text:p>3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6" calcext:value-type="float">
            <text:p>3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7" calcext:value-type="float">
            <text:p>3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8" calcext:value-type="float">
            <text:p>3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39" calcext:value-type="float">
            <text:p>3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1" calcext:value-type="float">
            <text:p>4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2" calcext:value-type="float">
            <text:p>4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3" calcext:value-type="float">
            <text:p>4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4" calcext:value-type="float">
            <text:p>4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5" calcext:value-type="float">
            <text:p>4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6" calcext:value-type="float">
            <text:p>4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3" calcext:value-type="float">
            <text:p>5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7" calcext:value-type="float">
            <text:p>6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8" calcext:value-type="float">
            <text:p>6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69" calcext:value-type="float">
            <text:p>6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0" calcext:value-type="float">
            <text:p>7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1" calcext:value-type="float">
            <text:p>7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2" calcext:value-type="float">
            <text:p>7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3" calcext:value-type="float">
            <text:p>7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4" calcext:value-type="float">
            <text:p>7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5" calcext:value-type="float">
            <text:p>7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6" calcext:value-type="float">
            <text:p>7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7" calcext:value-type="float">
            <text:p>7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8" calcext:value-type="float">
            <text:p>7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79" calcext:value-type="float">
            <text:p>7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0" calcext:value-type="float">
            <text:p>8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1" calcext:value-type="float">
            <text:p>8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2" calcext:value-type="float">
            <text:p>8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3" calcext:value-type="float">
            <text:p>8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4" calcext:value-type="float">
            <text:p>8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5" calcext:value-type="float">
            <text:p>8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6" calcext:value-type="float">
            <text:p>8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7" calcext:value-type="float">
            <text:p>8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8" calcext:value-type="float">
            <text:p>8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89" calcext:value-type="float">
            <text:p>8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0" calcext:value-type="float">
            <text:p>9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1" calcext:value-type="float">
            <text:p>9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2" calcext:value-type="float">
            <text:p>9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3" calcext:value-type="float">
            <text:p>9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4" calcext:value-type="float">
            <text:p>9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5" calcext:value-type="float">
            <text:p>9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6" calcext:value-type="float">
            <text:p>9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7" calcext:value-type="float">
            <text:p>9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8" calcext:value-type="float">
            <text:p>9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99" calcext:value-type="float">
            <text:p>9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1" calcext:value-type="float">
            <text:p>10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2" calcext:value-type="float">
            <text:p>10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3" calcext:value-type="float">
            <text:p>10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4" calcext:value-type="float">
            <text:p>10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5" calcext:value-type="float">
            <text:p>10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6" calcext:value-type="float">
            <text:p>10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Word 2019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107" calcext:value-type="float">
            <text:p>10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8" calcext:value-type="float">
            <text:p>10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0" calcext:value-type="float">
            <text:p>11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1" calcext:value-type="float">
            <text:p>11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2" calcext:value-type="float">
            <text:p>11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3" calcext:value-type="float">
            <text:p>11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4" calcext:value-type="float">
            <text:p>11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5" calcext:value-type="float">
            <text:p>11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6" calcext:value-type="float">
            <text:p>11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7" calcext:value-type="float">
            <text:p>11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8" calcext:value-type="float">
            <text:p>11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19" calcext:value-type="float">
            <text:p>11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0" calcext:value-type="float">
            <text:p>12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1" calcext:value-type="float">
            <text:p>12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2" calcext:value-type="float">
            <text:p>12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3" calcext:value-type="float">
            <text:p>12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4" calcext:value-type="float">
            <text:p>12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5" calcext:value-type="float">
            <text:p>12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6" calcext:value-type="float">
            <text:p>12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7" calcext:value-type="float">
            <text:p>12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8" calcext:value-type="float">
            <text:p>12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29" calcext:value-type="float">
            <text:p>12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0" calcext:value-type="float">
            <text:p>13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1" calcext:value-type="float">
            <text:p>13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2" calcext:value-type="float">
            <text:p>13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3" calcext:value-type="float">
            <text:p>13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4" calcext:value-type="float">
            <text:p>13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5" calcext:value-type="float">
            <text:p>13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6" calcext:value-type="float">
            <text:p>13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7" calcext:value-type="float">
            <text:p>13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8" calcext:value-type="float">
            <text:p>13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39" calcext:value-type="float">
            <text:p>13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Excel 2019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140" calcext:value-type="float">
            <text:p>14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1" calcext:value-type="float">
            <text:p>14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2" calcext:value-type="float">
            <text:p>14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3" calcext:value-type="float">
            <text:p>14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4" calcext:value-type="float">
            <text:p>14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5" calcext:value-type="float">
            <text:p>14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6" calcext:value-type="float">
            <text:p>14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7" calcext:value-type="float">
            <text:p>14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8" calcext:value-type="float">
            <text:p>14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49" calcext:value-type="float">
            <text:p>14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0" calcext:value-type="float">
            <text:p>15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1" calcext:value-type="float">
            <text:p>15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2" calcext:value-type="float">
            <text:p>15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3" calcext:value-type="float">
            <text:p>15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4" calcext:value-type="float">
            <text:p>15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5" calcext:value-type="float">
            <text:p>15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6" calcext:value-type="float">
            <text:p>15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7" calcext:value-type="float">
            <text:p>15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8" calcext:value-type="float">
            <text:p>15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59" calcext:value-type="float">
            <text:p>15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0" calcext:value-type="float">
            <text:p>16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1" calcext:value-type="float">
            <text:p>16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2" calcext:value-type="float">
            <text:p>16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3" calcext:value-type="float">
            <text:p>16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4" calcext:value-type="float">
            <text:p>16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5" calcext:value-type="float">
            <text:p>16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6" calcext:value-type="float">
            <text:p>16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7" calcext:value-type="float">
            <text:p>16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8" calcext:value-type="float">
            <text:p>16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69" calcext:value-type="float">
            <text:p>16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0" calcext:value-type="float">
            <text:p>17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1" calcext:value-type="float">
            <text:p>17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2" calcext:value-type="float">
            <text:p>17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3" calcext:value-type="float">
            <text:p>17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4" calcext:value-type="float">
            <text:p>17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Writer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175" calcext:value-type="float">
            <text:p>17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6" calcext:value-type="float">
            <text:p>17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7" calcext:value-type="float">
            <text:p>17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8" calcext:value-type="float">
            <text:p>17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79" calcext:value-type="float">
            <text:p>17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0" calcext:value-type="float">
            <text:p>18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1" calcext:value-type="float">
            <text:p>18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2" calcext:value-type="float">
            <text:p>18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Calc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183" calcext:value-type="float">
            <text:p>18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4" calcext:value-type="float">
            <text:p>18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5" calcext:value-type="float">
            <text:p>18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6" calcext:value-type="float">
            <text:p>18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7" calcext:value-type="float">
            <text:p>18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8" calcext:value-type="float">
            <text:p>18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89" calcext:value-type="float">
            <text:p>18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0" calcext:value-type="float">
            <text:p>19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1" calcext:value-type="float">
            <text:p>19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2" calcext:value-type="float">
            <text:p>19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3" calcext:value-type="float">
            <text:p>19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4" calcext:value-type="float">
            <text:p>19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5" calcext:value-type="float">
            <text:p>19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6" calcext:value-type="float">
            <text:p>19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Conceitos, modelos, tipos e topologias de redes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197" calcext:value-type="float">
            <text:p>19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8" calcext:value-type="float">
            <text:p>19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199" calcext:value-type="float">
            <text:p>19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0" calcext:value-type="float">
            <text:p>20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1" calcext:value-type="float">
            <text:p>20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2" calcext:value-type="float">
            <text:p>20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Equipamentos, meios de transmissão e conexão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203" calcext:value-type="float">
            <text:p>20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4" calcext:value-type="float">
            <text:p>20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5" calcext:value-type="float">
            <text:p>20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6" calcext:value-type="float">
            <text:p>20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7" calcext:value-type="float">
            <text:p>20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Conceitos de internet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208" calcext:value-type="float">
            <text:p>20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09" calcext:value-type="float">
            <text:p>20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0" calcext:value-type="float">
            <text:p>21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1" calcext:value-type="float">
            <text:p>211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2" calcext:value-type="float">
            <text:p>212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3" calcext:value-type="float">
            <text:p>213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4" calcext:value-type="float">
            <text:p>214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5" calcext:value-type="float">
            <text:p>215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6" calcext:value-type="float">
            <text:p>216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Intranet e extranet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65" office:value-type="float" office:value="217" calcext:value-type="float">
            <text:p>217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8" calcext:value-type="float">
            <text:p>218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19" calcext:value-type="float">
            <text:p>219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65" office:value-type="float" office:value="220" calcext:value-type="float">
            <text:p>220</text:p>
          </table:table-cell>
          <table:table-cell table:style-name="Default" table:number-columns-repeated="6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Internet “explorer”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Mozilla Firefox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Google Chrome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Recursos, campos, endereçamento(correio eletrônico)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Computação em nuvem(Cloud computing)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Conceitos e princípios de segurança da informação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Ameaças(vírus, worms, trojans, malware etc)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Firewall e proxy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>
          <table:table-cell table:style-name="ce51" office:value-type="string" calcext:value-type="string" table:number-columns-spanned="7" table:number-rows-spanned="1">
            <text:p>Antivírus e antspyware</text:p>
          </table:table-cell>
          <table:covered-table-cell table:number-columns-repeated="6" table:style-name="Default"/>
          <table:table-cell table:number-columns-repeated="16377"/>
        </table:table-row>
        <table:table-row table:style-name="ro4" table:number-rows-repeated="104833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DB__1" table:target-range-address="Matemática.B120:Matemática.G1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08:56:34.2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09:27:43.217000000</meta:creation-date>
    <meta:generator>LibreOffice/24.2.1.2$Windows_X86_64 LibreOffice_project/db4def46b0453cc22e2d0305797cf981b68ef5ac</meta:generator>
    <dc:date>2024-09-05T08:57:36.730000000</dc:date>
    <meta:editing-duration>PT23H11M29S</meta:editing-duration>
    <meta:editing-cycles>46</meta:editing-cycles>
    <meta:document-statistic meta:table-count="4" meta:cell-count="2878" meta:object-count="0"/>
  </office:meta>
</office:document-meta>
</file>